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2.1866in"/>
    </style:style>
    <style:style style:name="co4" style:family="table-column">
      <style:table-column-properties fo:break-before="auto" style:column-width="0.2783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289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2571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0.9in"/>
    </style:style>
    <style:style style:name="co13" style:family="table-column">
      <style:table-column-properties fo:break-before="auto" style:column-width="0.2673in"/>
    </style:style>
    <style:style style:name="co14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87cefa"/>
    </style:style>
    <style:style style:name="ce3" style:family="table-cell" style:parent-style-name="Default">
      <style:table-cell-properties fo:background-color="#98fb98"/>
    </style:style>
    <style:style style:name="ce4" style:family="table-cell" style:parent-style-name="Default">
      <style:table-cell-properties fo:background-color="#fe9494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b0101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0edd06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0edd06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b0101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fo:font-size="12pt" style:font-size-asian="12pt" style:font-size-complex="12pt"/>
    </style:style>
    <style:style style:name="ce25" style:family="table-cell" style:parent-style-name="Default">
      <style:table-cell-properties fo:background-color="#fb0101" style:text-align-source="fix" style:repeat-content="false" style:vertical-align="middle"/>
      <style:paragraph-properties fo:text-align="center"/>
      <style:text-properties fo:color="#fb0101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column table:style-name="co2" table:number-columns-repeated="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4"/>
          <table:table-cell office:value-type="float" office:value="1.61803398875" calcext:value-type="float">
            <text:p>1.61803398875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" office:value-type="float" office:value="-1" calcext:value-type="float">
            <text:p>-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+[.M5]/[.M4]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+[.Q5]/[.Q4]" office:value-type="string" office:string-value="" calcext:value-type="error">
            <text:p>#DIV/0!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formula="of:=+[.U5]/[.U4]" office:value-type="string" office:string-value="" calcext:value-type="error">
            <text:p>#DIV/0!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formula="of:=+[.R5]-[.Z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table:formula="of:=+[.C4]+[.C5]" office:value-type="float" office:value="-1" calcext:value-type="float">
            <text:p>-1</text:p>
          </table:table-cell>
          <table:table-cell table:formula="of:=+[.C6]/[.C5]" office:value-type="float" office:value="1" calcext:value-type="float">
            <text:p>1</text:p>
          </table:table-cell>
          <table:table-cell/>
          <table:table-cell table:formula="of:=(+[.B6]/[.$F$2])-1" office:value-type="float" office:value="-0.5" calcext:value-type="float">
            <text:p>-0.5</text:p>
          </table:table-cell>
          <table:table-cell table:number-columns-repeated="4"/>
          <table:table-cell table:formula="of:=+[.F6]/[.F5]" office:value-type="string" office:string-value="" calcext:value-type="error">
            <text:p>#DIV/0!</text:p>
          </table:table-cell>
          <table:table-cell office:value-type="float" office:value="0.5" calcext:value-type="float">
            <text:p>0.5</text:p>
          </table:table-cell>
          <table:table-cell table:formula="of:=+[.M4]+[.M5]" office:value-type="float" office:value="2" calcext:value-type="float">
            <text:p>2</text:p>
          </table:table-cell>
          <table:table-cell table:formula="of:=+[.M6]/[.M5]" office:value-type="float" office:value="2" calcext:value-type="float">
            <text:p>2</text:p>
          </table:table-cell>
          <table:table-cell/>
          <table:table-cell table:style-name="ce1"/>
          <table:table-cell table:style-name="ce2" office:value-type="float" office:value="2" calcext:value-type="float">
            <text:p>2</text:p>
          </table:table-cell>
          <table:table-cell table:formula="of:=+[.Q6]/[.Q5]" office:value-type="string" office:string-value="" calcext:value-type="error">
            <text:p>#DIV/0!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formula="of:=+[.U6]/[.U5]" office:value-type="float" office:value="3" calcext:value-type="float">
            <text:p>3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number-columns-repeated="2"/>
          <table:table-cell table:formula="of:=+[.R6]-[.Z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formula="of:=+[.B6]+1" office:value-type="float" office:value="2" calcext:value-type="float">
            <text:p>2</text:p>
          </table:table-cell>
          <table:table-cell table:style-name="ce2" table:formula="of:=+[.C5]+[.C6]" office:value-type="float" office:value="-2" calcext:value-type="float">
            <text:p>-2</text:p>
          </table:table-cell>
          <table:table-cell table:formula="of:=+[.C7]/[.C6]" office:value-type="float" office:value="2" calcext:value-type="float">
            <text:p>2</text:p>
          </table:table-cell>
          <table:table-cell/>
          <table:table-cell table:formula="of:=(+[.B7]/[.$F$2])-1" office:value-type="float" office:value="0" calcext:value-type="float">
            <text:p>0</text:p>
          </table:table-cell>
          <table:table-cell table:number-columns-repeated="4"/>
          <table:table-cell table:formula="of:=+[.F7]/[.F6]" office:value-type="float" office:value="-0" calcext:value-type="float">
            <text:p>0</text:p>
          </table:table-cell>
          <table:table-cell table:formula="of:=+[.L6]+[.K7]" office:value-type="float" office:value="0.5" calcext:value-type="float">
            <text:p>0.5</text:p>
          </table:table-cell>
          <table:table-cell table:formula="of:=+[.M5]+[.M6]" office:value-type="float" office:value="3" calcext:value-type="float">
            <text:p>3</text:p>
          </table:table-cell>
          <table:table-cell table:formula="of:=+[.M7]/[.M6]" office:value-type="float" office:value="1.5" calcext:value-type="float">
            <text:p>1.5</text:p>
          </table:table-cell>
          <table:table-cell/>
          <table:table-cell table:style-name="ce1"/>
          <table:table-cell table:style-name="ce2" office:value-type="float" office:value="8" calcext:value-type="float">
            <text:p>8</text:p>
          </table:table-cell>
          <table:table-cell table:formula="of:=+[.Q7]/[.Q6]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3"/>
          <table:table-cell table:formula="of:=+[.U7]/[.U6]" office:value-type="float" office:value="4.33333333333333" calcext:value-type="float">
            <text:p>4.33333333333333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number-columns-repeated="2"/>
          <table:table-cell table:formula="of:=+[.R7]-[.Z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+[.B7]+1" office:value-type="float" office:value="3" calcext:value-type="float">
            <text:p>3</text:p>
          </table:table-cell>
          <table:table-cell table:style-name="ce3" table:formula="of:=+[.C6]+[.C7]" office:value-type="float" office:value="-3" calcext:value-type="float">
            <text:p>-3</text:p>
          </table:table-cell>
          <table:table-cell table:formula="of:=+[.C8]/[.C7]" office:value-type="float" office:value="1.5" calcext:value-type="float">
            <text:p>1.5</text:p>
          </table:table-cell>
          <table:table-cell/>
          <table:table-cell table:formula="of:=(+[.B8]/[.$F$2])-1" office:value-type="float" office:value="0.5" calcext:value-type="float">
            <text:p>0.5</text:p>
          </table:table-cell>
          <table:table-cell table:number-columns-repeated="4"/>
          <table:table-cell table:formula="of:=+[.F8]/[.F7]" office:value-type="string" office:string-value="" calcext:value-type="error">
            <text:p>#DIV/0!</text:p>
          </table:table-cell>
          <table:table-cell table:formula="of:=+[.L7]+[.K8]" office:value-type="string" office:string-value="" calcext:value-type="error">
            <text:p>#DIV/0!</text:p>
          </table:table-cell>
          <table:table-cell table:formula="of:=+[.M6]+[.M7]" office:value-type="float" office:value="5" calcext:value-type="float">
            <text:p>5</text:p>
          </table:table-cell>
          <table:table-cell table:formula="of:=+[.M8]/[.M7]" office:value-type="float" office:value="1.66666666666667" calcext:value-type="float">
            <text:p>1.66666666666667</text:p>
          </table:table-cell>
          <table:table-cell/>
          <table:table-cell table:style-name="ce1"/>
          <table:table-cell table:style-name="ce2" office:value-type="float" office:value="34" calcext:value-type="float">
            <text:p>34</text:p>
          </table:table-cell>
          <table:table-cell table:formula="of:=+[.Q8]/[.Q7]" office:value-type="float" office:value="4.25" calcext:value-type="float">
            <text:p>4.25</text:p>
          </table:table-cell>
          <table:table-cell table:number-columns-repeated="2"/>
          <table:table-cell table:style-name="ce3" office:value-type="float" office:value="55" calcext:value-type="float">
            <text:p>55</text:p>
          </table:table-cell>
          <table:table-cell table:style-name="ce3"/>
          <table:table-cell table:formula="of:=+[.U8]/[.U7]" office:value-type="float" office:value="4.23076923076923" calcext:value-type="float">
            <text:p>4.23076923076923</text:p>
          </table:table-cell>
          <table:table-cell/>
          <table:table-cell table:style-name="ce4" office:value-type="float" office:value="89" calcext:value-type="float">
            <text:p>89</text:p>
          </table:table-cell>
          <table:table-cell table:number-columns-repeated="2"/>
          <table:table-cell table:formula="of:=+[.R8]-[.Z8]" office:value-type="float" office:value="4.25" calcext:value-type="float">
            <text:p>4.25</text:p>
          </table:table-cell>
          <table:table-cell table:number-columns-repeated="2"/>
        </table:table-row>
        <table:table-row table:style-name="ro1">
          <table:table-cell/>
          <table:table-cell table:formula="of:=+[.B8]+1" office:value-type="float" office:value="4" calcext:value-type="float">
            <text:p>4</text:p>
          </table:table-cell>
          <table:table-cell table:style-name="ce4" table:formula="of:=+[.C7]+[.C8]" office:value-type="float" office:value="-5" calcext:value-type="float">
            <text:p>-5</text:p>
          </table:table-cell>
          <table:table-cell table:formula="of:=+[.C9]/[.C8]" office:value-type="float" office:value="1.66666666666667" calcext:value-type="float">
            <text:p>1.66666666666667</text:p>
          </table:table-cell>
          <table:table-cell/>
          <table:table-cell table:formula="of:=(+[.B9]/[.$F$2])-1" office:value-type="float" office:value="1" calcext:value-type="float">
            <text:p>1</text:p>
          </table:table-cell>
          <table:table-cell table:number-columns-repeated="4"/>
          <table:table-cell table:formula="of:=+[.F9]/[.F8]" office:value-type="float" office:value="2" calcext:value-type="float">
            <text:p>2</text:p>
          </table:table-cell>
          <table:table-cell table:formula="of:=+[.L8]+[.K9]" office:value-type="string" office:string-value="" calcext:value-type="error">
            <text:p>#DIV/0!</text:p>
          </table:table-cell>
          <table:table-cell table:formula="of:=+[.M7]+[.M8]" office:value-type="float" office:value="8" calcext:value-type="float">
            <text:p>8</text:p>
          </table:table-cell>
          <table:table-cell table:formula="of:=+[.M9]/[.M8]" office:value-type="float" office:value="1.6" calcext:value-type="float">
            <text:p>1.6</text:p>
          </table:table-cell>
          <table:table-cell/>
          <table:table-cell table:style-name="ce1"/>
          <table:table-cell table:style-name="ce2" office:value-type="float" office:value="144" calcext:value-type="float">
            <text:p>144</text:p>
          </table:table-cell>
          <table:table-cell table:formula="of:=+[.Q9]/[.Q8]" office:value-type="float" office:value="4.23529411764706" calcext:value-type="float">
            <text:p>4.23529411764706</text:p>
          </table:table-cell>
          <table:table-cell table:number-columns-repeated="2"/>
          <table:table-cell table:style-name="ce3" office:value-type="float" office:value="233" calcext:value-type="float">
            <text:p>233</text:p>
          </table:table-cell>
          <table:table-cell table:style-name="ce3"/>
          <table:table-cell table:formula="of:=+[.U9]/[.U8]" office:value-type="float" office:value="4.23636363636364" calcext:value-type="float">
            <text:p>4.23636363636364</text:p>
          </table:table-cell>
          <table:table-cell/>
          <table:table-cell table:style-name="ce4" office:value-type="float" office:value="377" calcext:value-type="float">
            <text:p>377</text:p>
          </table:table-cell>
          <table:table-cell table:number-columns-repeated="2"/>
          <table:table-cell table:formula="of:=+[.R9]-[.Z9]" office:value-type="float" office:value="4.23529411764706" calcext:value-type="float">
            <text:p>4.23529411764706</text:p>
          </table:table-cell>
          <table:table-cell table:number-columns-repeated="2"/>
        </table:table-row>
        <table:table-row table:style-name="ro1">
          <table:table-cell/>
          <table:table-cell table:formula="of:=+[.B9]+1" office:value-type="float" office:value="5" calcext:value-type="float">
            <text:p>5</text:p>
          </table:table-cell>
          <table:table-cell table:style-name="ce2" table:formula="of:=+[.C8]+[.C9]" office:value-type="float" office:value="-8" calcext:value-type="float">
            <text:p>-8</text:p>
          </table:table-cell>
          <table:table-cell table:formula="of:=+[.C10]/[.C9]" office:value-type="float" office:value="1.6" calcext:value-type="float">
            <text:p>1.6</text:p>
          </table:table-cell>
          <table:table-cell/>
          <table:table-cell table:formula="of:=(+[.B10]/[.$F$2])-1" office:value-type="float" office:value="1.5" calcext:value-type="float">
            <text:p>1.5</text:p>
          </table:table-cell>
          <table:table-cell table:number-columns-repeated="4"/>
          <table:table-cell table:formula="of:=+[.F10]/[.F9]" office:value-type="float" office:value="1.5" calcext:value-type="float">
            <text:p>1.5</text:p>
          </table:table-cell>
          <table:table-cell table:formula="of:=+[.L9]+[.K10]" office:value-type="string" office:string-value="" calcext:value-type="error">
            <text:p>#DIV/0!</text:p>
          </table:table-cell>
          <table:table-cell table:formula="of:=+[.M8]+[.M9]" office:value-type="float" office:value="13" calcext:value-type="float">
            <text:p>13</text:p>
          </table:table-cell>
          <table:table-cell table:formula="of:=+[.M10]/[.M9]" office:value-type="float" office:value="1.625" calcext:value-type="float">
            <text:p>1.625</text:p>
          </table:table-cell>
          <table:table-cell/>
          <table:table-cell table:style-name="ce1"/>
          <table:table-cell table:style-name="ce2" office:value-type="float" office:value="610" calcext:value-type="float">
            <text:p>610</text:p>
          </table:table-cell>
          <table:table-cell table:formula="of:=+[.Q10]/[.Q9]" office:value-type="float" office:value="4.23611111111111" calcext:value-type="float">
            <text:p>4.23611111111111</text:p>
          </table:table-cell>
          <table:table-cell table:number-columns-repeated="2"/>
          <table:table-cell table:style-name="ce3" office:value-type="float" office:value="987" calcext:value-type="float">
            <text:p>987</text:p>
          </table:table-cell>
          <table:table-cell table:style-name="ce3"/>
          <table:table-cell table:formula="of:=+[.U10]/[.U9]" office:value-type="float" office:value="4.23605150214592" calcext:value-type="float">
            <text:p>4.23605150214592</text:p>
          </table:table-cell>
          <table:table-cell/>
          <table:table-cell table:style-name="ce4" office:value-type="float" office:value="1597" calcext:value-type="float">
            <text:p>1597</text:p>
          </table:table-cell>
          <table:table-cell table:number-columns-repeated="2"/>
          <table:table-cell table:formula="of:=+[.R10]-[.Z10]" office:value-type="float" office:value="4.23611111111111" calcext:value-type="float">
            <text:p>4.23611111111111</text:p>
          </table:table-cell>
          <table:table-cell table:number-columns-repeated="2"/>
        </table:table-row>
        <table:table-row table:style-name="ro1">
          <table:table-cell/>
          <table:table-cell table:formula="of:=+[.B10]+1" office:value-type="float" office:value="6" calcext:value-type="float">
            <text:p>6</text:p>
          </table:table-cell>
          <table:table-cell table:style-name="ce3" table:formula="of:=+[.C9]+[.C10]" office:value-type="float" office:value="-13" calcext:value-type="float">
            <text:p>-13</text:p>
          </table:table-cell>
          <table:table-cell table:formula="of:=+[.C11]/[.C10]" office:value-type="float" office:value="1.625" calcext:value-type="float">
            <text:p>1.625</text:p>
          </table:table-cell>
          <table:table-cell/>
          <table:table-cell table:formula="of:=(+[.B11]/[.$F$2])-1" office:value-type="float" office:value="2" calcext:value-type="float">
            <text:p>2</text:p>
          </table:table-cell>
          <table:table-cell table:number-columns-repeated="4"/>
          <table:table-cell table:formula="of:=+[.F11]/[.F10]" office:value-type="float" office:value="1.33333333333333" calcext:value-type="float">
            <text:p>1.33333333333333</text:p>
          </table:table-cell>
          <table:table-cell table:formula="of:=+[.L10]+[.K11]" office:value-type="string" office:string-value="" calcext:value-type="error">
            <text:p>#DIV/0!</text:p>
          </table:table-cell>
          <table:table-cell table:formula="of:=+[.M9]+[.M10]" office:value-type="float" office:value="21" calcext:value-type="float">
            <text:p>21</text:p>
          </table:table-cell>
          <table:table-cell table:formula="of:=+[.M11]/[.M10]" office:value-type="float" office:value="1.61538461538462" calcext:value-type="float">
            <text:p>1.61538461538462</text:p>
          </table:table-cell>
          <table:table-cell/>
          <table:table-cell table:style-name="ce1"/>
          <table:table-cell table:style-name="ce2" office:value-type="float" office:value="2584" calcext:value-type="float">
            <text:p>2584</text:p>
          </table:table-cell>
          <table:table-cell table:formula="of:=+[.Q11]/[.Q10]" office:value-type="float" office:value="4.23606557377049" calcext:value-type="float">
            <text:p>4.23606557377049</text:p>
          </table:table-cell>
          <table:table-cell table:number-columns-repeated="2"/>
          <table:table-cell table:style-name="ce3" office:value-type="float" office:value="4181" calcext:value-type="float">
            <text:p>4181</text:p>
          </table:table-cell>
          <table:table-cell table:style-name="ce3"/>
          <table:table-cell table:formula="of:=+[.U11]/[.U10]" office:value-type="float" office:value="4.23606889564336" calcext:value-type="float">
            <text:p>4.23606889564336</text:p>
          </table:table-cell>
          <table:table-cell/>
          <table:table-cell table:style-name="ce4" office:value-type="float" office:value="6765" calcext:value-type="float">
            <text:p>6765</text:p>
          </table:table-cell>
          <table:table-cell table:number-columns-repeated="2"/>
          <table:table-cell table:formula="of:=+[.R11]-[.Z11]" office:value-type="float" office:value="4.23606557377049" calcext:value-type="float">
            <text:p>4.23606557377049</text:p>
          </table:table-cell>
          <table:table-cell table:number-columns-repeated="2"/>
        </table:table-row>
        <table:table-row table:style-name="ro1">
          <table:table-cell/>
          <table:table-cell table:formula="of:=+[.B11]+1" office:value-type="float" office:value="7" calcext:value-type="float">
            <text:p>7</text:p>
          </table:table-cell>
          <table:table-cell table:style-name="ce4" table:formula="of:=+[.C10]+[.C11]" office:value-type="float" office:value="-21" calcext:value-type="float">
            <text:p>-21</text:p>
          </table:table-cell>
          <table:table-cell table:formula="of:=+[.C12]/[.C11]" office:value-type="float" office:value="1.61538461538462" calcext:value-type="float">
            <text:p>1.61538461538462</text:p>
          </table:table-cell>
          <table:table-cell/>
          <table:table-cell table:formula="of:=(+[.B12]/[.$F$2])-1" office:value-type="float" office:value="2.5" calcext:value-type="float">
            <text:p>2.5</text:p>
          </table:table-cell>
          <table:table-cell table:number-columns-repeated="4"/>
          <table:table-cell table:formula="of:=+[.F12]/[.F11]" office:value-type="float" office:value="1.25" calcext:value-type="float">
            <text:p>1.25</text:p>
          </table:table-cell>
          <table:table-cell table:formula="of:=+[.L11]+[.K12]" office:value-type="string" office:string-value="" calcext:value-type="error">
            <text:p>#DIV/0!</text:p>
          </table:table-cell>
          <table:table-cell table:formula="of:=+[.M10]+[.M11]" office:value-type="float" office:value="34" calcext:value-type="float">
            <text:p>34</text:p>
          </table:table-cell>
          <table:table-cell table:formula="of:=+[.M12]/[.M11]" office:value-type="float" office:value="1.61904761904762" calcext:value-type="float">
            <text:p>1.61904761904762</text:p>
          </table:table-cell>
          <table:table-cell/>
          <table:table-cell table:style-name="ce1"/>
          <table:table-cell table:style-name="ce2" office:value-type="float" office:value="10946" calcext:value-type="float">
            <text:p>10946</text:p>
          </table:table-cell>
          <table:table-cell table:formula="of:=+[.Q12]/[.Q11]" office:value-type="float" office:value="4.23606811145511" calcext:value-type="float">
            <text:p>4.23606811145511</text:p>
          </table:table-cell>
          <table:table-cell table:number-columns-repeated="2"/>
          <table:table-cell table:style-name="ce3" office:value-type="float" office:value="17711" calcext:value-type="float">
            <text:p>17711</text:p>
          </table:table-cell>
          <table:table-cell table:style-name="ce3"/>
          <table:table-cell table:formula="of:=+[.U12]/[.U11]" office:value-type="float" office:value="4.23606792633341" calcext:value-type="float">
            <text:p>4.23606792633341</text:p>
          </table:table-cell>
          <table:table-cell/>
          <table:table-cell table:style-name="ce4" office:value-type="float" office:value="28657" calcext:value-type="float">
            <text:p>28657</text:p>
          </table:table-cell>
          <table:table-cell table:number-columns-repeated="2"/>
          <table:table-cell table:formula="of:=+[.R12]-[.Z12]" office:value-type="float" office:value="4.23606811145511" calcext:value-type="float">
            <text:p>4.23606811145511</text:p>
          </table:table-cell>
          <table:table-cell table:number-columns-repeated="2"/>
        </table:table-row>
        <table:table-row table:style-name="ro1">
          <table:table-cell/>
          <table:table-cell table:formula="of:=+[.B12]+1" office:value-type="float" office:value="8" calcext:value-type="float">
            <text:p>8</text:p>
          </table:table-cell>
          <table:table-cell table:style-name="ce2" table:formula="of:=+[.C11]+[.C12]" office:value-type="float" office:value="-34" calcext:value-type="float">
            <text:p>-34</text:p>
          </table:table-cell>
          <table:table-cell table:formula="of:=+[.C13]/[.C12]" office:value-type="float" office:value="1.61904761904762" calcext:value-type="float">
            <text:p>1.61904761904762</text:p>
          </table:table-cell>
          <table:table-cell/>
          <table:table-cell table:formula="of:=(+[.B13]/[.$F$2])-1" office:value-type="float" office:value="3" calcext:value-type="float">
            <text:p>3</text:p>
          </table:table-cell>
          <table:table-cell table:number-columns-repeated="4"/>
          <table:table-cell table:formula="of:=+[.F13]/[.F12]" office:value-type="float" office:value="1.2" calcext:value-type="float">
            <text:p>1.2</text:p>
          </table:table-cell>
          <table:table-cell table:formula="of:=+[.L12]+[.K13]" office:value-type="string" office:string-value="" calcext:value-type="error">
            <text:p>#DIV/0!</text:p>
          </table:table-cell>
          <table:table-cell table:formula="of:=+[.M11]+[.M12]" office:value-type="float" office:value="55" calcext:value-type="float">
            <text:p>55</text:p>
          </table:table-cell>
          <table:table-cell table:formula="of:=+[.M13]/[.M12]" office:value-type="float" office:value="1.61764705882353" calcext:value-type="float">
            <text:p>1.61764705882353</text:p>
          </table:table-cell>
          <table:table-cell/>
          <table:table-cell table:style-name="ce1"/>
          <table:table-cell table:style-name="ce2" office:value-type="float" office:value="46368" calcext:value-type="float">
            <text:p>46368</text:p>
          </table:table-cell>
          <table:table-cell table:formula="of:=+[.Q13]/[.Q12]" office:value-type="float" office:value="4.23606797003472" calcext:value-type="float">
            <text:p>4.23606797003472</text:p>
          </table:table-cell>
          <table:table-cell table:number-columns-repeated="2"/>
          <table:table-cell table:style-name="ce3" office:value-type="float" office:value="75025" calcext:value-type="float">
            <text:p>75025</text:p>
          </table:table-cell>
          <table:table-cell table:style-name="ce3"/>
          <table:table-cell table:formula="of:=+[.U13]/[.U12]" office:value-type="float" office:value="4.23606798035119" calcext:value-type="float">
            <text:p>4.23606798035119</text:p>
          </table:table-cell>
          <table:table-cell/>
          <table:table-cell table:style-name="ce4" office:value-type="float" office:value="121393" calcext:value-type="float">
            <text:p>121393</text:p>
          </table:table-cell>
          <table:table-cell table:number-columns-repeated="2"/>
          <table:table-cell table:formula="of:=+[.R13]-[.Z13]" office:value-type="float" office:value="4.23606797003472" calcext:value-type="float">
            <text:p>4.23606797003472</text:p>
          </table:table-cell>
          <table:table-cell table:number-columns-repeated="2"/>
        </table:table-row>
        <table:table-row table:style-name="ro1">
          <table:table-cell/>
          <table:table-cell table:formula="of:=+[.B13]+1" office:value-type="float" office:value="9" calcext:value-type="float">
            <text:p>9</text:p>
          </table:table-cell>
          <table:table-cell table:style-name="ce3" table:formula="of:=+[.C12]+[.C13]" office:value-type="float" office:value="-55" calcext:value-type="float">
            <text:p>-55</text:p>
          </table:table-cell>
          <table:table-cell table:formula="of:=+[.C14]/[.C13]" office:value-type="float" office:value="1.61764705882353" calcext:value-type="float">
            <text:p>1.61764705882353</text:p>
          </table:table-cell>
          <table:table-cell/>
          <table:table-cell table:formula="of:=(+[.B14]/[.$F$2])-1" office:value-type="float" office:value="3.5" calcext:value-type="float">
            <text:p>3.5</text:p>
          </table:table-cell>
          <table:table-cell table:number-columns-repeated="4"/>
          <table:table-cell table:formula="of:=+[.F14]/[.F13]" office:value-type="float" office:value="1.16666666666667" calcext:value-type="float">
            <text:p>1.16666666666667</text:p>
          </table:table-cell>
          <table:table-cell table:formula="of:=+[.L13]+[.K14]" office:value-type="string" office:string-value="" calcext:value-type="error">
            <text:p>#DIV/0!</text:p>
          </table:table-cell>
          <table:table-cell table:formula="of:=+[.M12]+[.M13]" office:value-type="float" office:value="89" calcext:value-type="float">
            <text:p>89</text:p>
          </table:table-cell>
          <table:table-cell table:formula="of:=+[.M14]/[.M13]" office:value-type="float" office:value="1.61818181818182" calcext:value-type="float">
            <text:p>1.61818181818182</text:p>
          </table:table-cell>
          <table:table-cell table:formula="of:=+[.$O$1]-[.N14]" office:value-type="float" office:value="-0.000147829431818236" calcext:value-type="float">
            <text:p>-0.000147829431818</text:p>
          </table:table-cell>
          <table:table-cell table:style-name="ce1"/>
          <table:table-cell table:style-name="ce2" office:value-type="float" office:value="196418" calcext:value-type="float">
            <text:p>196418</text:p>
          </table:table-cell>
          <table:table-cell table:formula="of:=+[.Q14]/[.Q13]" office:value-type="float" office:value="4.2360679779158" calcext:value-type="float">
            <text:p>4.2360679779158</text:p>
          </table:table-cell>
          <table:table-cell table:number-columns-repeated="2"/>
          <table:table-cell table:style-name="ce3" office:value-type="float" office:value="317811" calcext:value-type="float">
            <text:p>317811</text:p>
          </table:table-cell>
          <table:table-cell table:style-name="ce3"/>
          <table:table-cell table:formula="of:=+[.U14]/[.U13]" office:value-type="float" office:value="4.23606797734089" calcext:value-type="float">
            <text:p>4.23606797734089</text:p>
          </table:table-cell>
          <table:table-cell/>
          <table:table-cell table:style-name="ce4" office:value-type="float" office:value="514229" calcext:value-type="float">
            <text:p>514229</text:p>
          </table:table-cell>
          <table:table-cell table:number-columns-repeated="2"/>
          <table:table-cell table:formula="of:=+[.R14]-[.Z14]" office:value-type="float" office:value="4.2360679779158" calcext:value-type="float">
            <text:p>4.2360679779158</text:p>
          </table:table-cell>
          <table:table-cell table:number-columns-repeated="2"/>
        </table:table-row>
        <table:table-row table:style-name="ro1">
          <table:table-cell/>
          <table:table-cell table:formula="of:=+[.B14]+1" office:value-type="float" office:value="10" calcext:value-type="float">
            <text:p>10</text:p>
          </table:table-cell>
          <table:table-cell table:style-name="ce4" table:formula="of:=+[.C13]+[.C14]" office:value-type="float" office:value="-89" calcext:value-type="float">
            <text:p>-89</text:p>
          </table:table-cell>
          <table:table-cell table:formula="of:=+[.C15]/[.C14]" office:value-type="float" office:value="1.61818181818182" calcext:value-type="float">
            <text:p>1.61818181818182</text:p>
          </table:table-cell>
          <table:table-cell/>
          <table:table-cell table:formula="of:=(+[.B15]/[.$F$2])-1" office:value-type="float" office:value="4" calcext:value-type="float">
            <text:p>4</text:p>
          </table:table-cell>
          <table:table-cell table:number-columns-repeated="4"/>
          <table:table-cell table:formula="of:=+[.F15]/[.F14]" office:value-type="float" office:value="1.14285714285714" calcext:value-type="float">
            <text:p>1.14285714285714</text:p>
          </table:table-cell>
          <table:table-cell table:formula="of:=+[.L14]+[.K15]" office:value-type="string" office:string-value="" calcext:value-type="error">
            <text:p>#DIV/0!</text:p>
          </table:table-cell>
          <table:table-cell table:formula="of:=+[.M13]+[.M14]" office:value-type="float" office:value="144" calcext:value-type="float">
            <text:p>144</text:p>
          </table:table-cell>
          <table:table-cell table:formula="of:=+[.M15]/[.M14]" office:value-type="float" office:value="1.61797752808989" calcext:value-type="float">
            <text:p>1.61797752808989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15]+1" office:value-type="float" office:value="11" calcext:value-type="float">
            <text:p>11</text:p>
          </table:table-cell>
          <table:table-cell table:style-name="ce2" table:formula="of:=+[.C14]+[.C15]" office:value-type="float" office:value="-144" calcext:value-type="float">
            <text:p>-144</text:p>
          </table:table-cell>
          <table:table-cell table:formula="of:=+[.C16]/[.C15]" office:value-type="float" office:value="1.61797752808989" calcext:value-type="float">
            <text:p>1.61797752808989</text:p>
          </table:table-cell>
          <table:table-cell/>
          <table:table-cell table:formula="of:=(+[.B16]/[.$F$2])-1" office:value-type="float" office:value="4.5" calcext:value-type="float">
            <text:p>4.5</text:p>
          </table:table-cell>
          <table:table-cell table:number-columns-repeated="4"/>
          <table:table-cell table:formula="of:=+[.F16]/[.F15]" office:value-type="float" office:value="1.125" calcext:value-type="float">
            <text:p>1.125</text:p>
          </table:table-cell>
          <table:table-cell table:formula="of:=+[.L15]+[.K16]" office:value-type="string" office:string-value="" calcext:value-type="error">
            <text:p>#DIV/0!</text:p>
          </table:table-cell>
          <table:table-cell table:formula="of:=+[.M14]+[.M15]" office:value-type="float" office:value="233" calcext:value-type="float">
            <text:p>233</text:p>
          </table:table-cell>
          <table:table-cell table:formula="of:=+[.M16]/[.M15]" office:value-type="float" office:value="1.61805555555556" calcext:value-type="float">
            <text:p>1.61805555555556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16]+1" office:value-type="float" office:value="12" calcext:value-type="float">
            <text:p>12</text:p>
          </table:table-cell>
          <table:table-cell table:style-name="ce3" table:formula="of:=+[.C15]+[.C16]" office:value-type="float" office:value="-233" calcext:value-type="float">
            <text:p>-233</text:p>
          </table:table-cell>
          <table:table-cell table:formula="of:=+[.C17]/[.C16]" office:value-type="float" office:value="1.61805555555556" calcext:value-type="float">
            <text:p>1.61805555555556</text:p>
          </table:table-cell>
          <table:table-cell/>
          <table:table-cell table:formula="of:=(+[.B17]/[.$F$2])-1" office:value-type="float" office:value="5" calcext:value-type="float">
            <text:p>5</text:p>
          </table:table-cell>
          <table:table-cell table:number-columns-repeated="4"/>
          <table:table-cell table:formula="of:=+[.F17]/[.F16]" office:value-type="float" office:value="1.11111111111111" calcext:value-type="float">
            <text:p>1.11111111111111</text:p>
          </table:table-cell>
          <table:table-cell table:formula="of:=+[.L16]+[.K17]" office:value-type="string" office:string-value="" calcext:value-type="error">
            <text:p>#DIV/0!</text:p>
          </table:table-cell>
          <table:table-cell table:formula="of:=+[.M15]+[.M16]" office:value-type="float" office:value="377" calcext:value-type="float">
            <text:p>377</text:p>
          </table:table-cell>
          <table:table-cell table:formula="of:=+[.M17]/[.M16]" office:value-type="float" office:value="1.61802575107296" calcext:value-type="float">
            <text:p>1.61802575107296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17]+1" office:value-type="float" office:value="13" calcext:value-type="float">
            <text:p>13</text:p>
          </table:table-cell>
          <table:table-cell table:style-name="ce4" table:formula="of:=+[.C16]+[.C17]" office:value-type="float" office:value="-377" calcext:value-type="float">
            <text:p>-377</text:p>
          </table:table-cell>
          <table:table-cell table:formula="of:=+[.C18]/[.C17]" office:value-type="float" office:value="1.61802575107296" calcext:value-type="float">
            <text:p>1.61802575107296</text:p>
          </table:table-cell>
          <table:table-cell/>
          <table:table-cell table:formula="of:=(+[.B18]/[.$F$2])-1" office:value-type="float" office:value="5.5" calcext:value-type="float">
            <text:p>5.5</text:p>
          </table:table-cell>
          <table:table-cell table:number-columns-repeated="4"/>
          <table:table-cell table:formula="of:=+[.F18]/[.F17]" office:value-type="float" office:value="1.1" calcext:value-type="float">
            <text:p>1.1</text:p>
          </table:table-cell>
          <table:table-cell table:formula="of:=+[.L17]+[.K18]" office:value-type="string" office:string-value="" calcext:value-type="error">
            <text:p>#DIV/0!</text:p>
          </table:table-cell>
          <table:table-cell table:formula="of:=+[.M16]+[.M17]" office:value-type="float" office:value="610" calcext:value-type="float">
            <text:p>610</text:p>
          </table:table-cell>
          <table:table-cell table:formula="of:=+[.M18]/[.M17]" office:value-type="float" office:value="1.61803713527851" calcext:value-type="float">
            <text:p>1.61803713527851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18]+1" office:value-type="float" office:value="14" calcext:value-type="float">
            <text:p>14</text:p>
          </table:table-cell>
          <table:table-cell table:style-name="ce2" table:formula="of:=+[.C17]+[.C18]" office:value-type="float" office:value="-610" calcext:value-type="float">
            <text:p>-610</text:p>
          </table:table-cell>
          <table:table-cell table:formula="of:=+[.C19]/[.C18]" office:value-type="float" office:value="1.61803713527851" calcext:value-type="float">
            <text:p>1.61803713527851</text:p>
          </table:table-cell>
          <table:table-cell/>
          <table:table-cell table:formula="of:=(+[.B19]/[.$F$2])-1" office:value-type="float" office:value="6" calcext:value-type="float">
            <text:p>6</text:p>
          </table:table-cell>
          <table:table-cell table:number-columns-repeated="4"/>
          <table:table-cell table:formula="of:=+[.F19]/[.F18]" office:value-type="float" office:value="1.09090909090909" calcext:value-type="float">
            <text:p>1.09090909090909</text:p>
          </table:table-cell>
          <table:table-cell table:formula="of:=+[.L18]+[.K19]" office:value-type="string" office:string-value="" calcext:value-type="error">
            <text:p>#DIV/0!</text:p>
          </table:table-cell>
          <table:table-cell table:formula="of:=+[.M17]+[.M18]" office:value-type="float" office:value="987" calcext:value-type="float">
            <text:p>987</text:p>
          </table:table-cell>
          <table:table-cell table:formula="of:=+[.M19]/[.M18]" office:value-type="float" office:value="1.61803278688525" calcext:value-type="float">
            <text:p>1.61803278688525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19]+1" office:value-type="float" office:value="15" calcext:value-type="float">
            <text:p>15</text:p>
          </table:table-cell>
          <table:table-cell table:style-name="ce3" table:formula="of:=+[.C18]+[.C19]" office:value-type="float" office:value="-987" calcext:value-type="float">
            <text:p>-987</text:p>
          </table:table-cell>
          <table:table-cell table:formula="of:=+[.C20]/[.C19]" office:value-type="float" office:value="1.61803278688525" calcext:value-type="float">
            <text:p>1.61803278688525</text:p>
          </table:table-cell>
          <table:table-cell/>
          <table:table-cell table:formula="of:=(+[.B20]/[.$F$2])-1" office:value-type="float" office:value="6.5" calcext:value-type="float">
            <text:p>6.5</text:p>
          </table:table-cell>
          <table:table-cell table:number-columns-repeated="4"/>
          <table:table-cell table:formula="of:=+[.F20]/[.F19]" office:value-type="float" office:value="1.08333333333333" calcext:value-type="float">
            <text:p>1.08333333333333</text:p>
          </table:table-cell>
          <table:table-cell table:formula="of:=+[.L19]+[.K20]" office:value-type="string" office:string-value="" calcext:value-type="error">
            <text:p>#DIV/0!</text:p>
          </table:table-cell>
          <table:table-cell table:formula="of:=+[.M18]+[.M19]" office:value-type="float" office:value="1597" calcext:value-type="float">
            <text:p>1597</text:p>
          </table:table-cell>
          <table:table-cell table:formula="of:=+[.M20]/[.M19]" office:value-type="float" office:value="1.61803444782168" calcext:value-type="float">
            <text:p>1.61803444782168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20]+1" office:value-type="float" office:value="16" calcext:value-type="float">
            <text:p>16</text:p>
          </table:table-cell>
          <table:table-cell table:style-name="ce4" table:formula="of:=+[.C19]+[.C20]" office:value-type="float" office:value="-1597" calcext:value-type="float">
            <text:p>-1597</text:p>
          </table:table-cell>
          <table:table-cell table:formula="of:=+[.C21]/[.C20]" office:value-type="float" office:value="1.61803444782168" calcext:value-type="float">
            <text:p>1.61803444782168</text:p>
          </table:table-cell>
          <table:table-cell/>
          <table:table-cell table:formula="of:=(+[.B21]/[.$F$2])-1" office:value-type="float" office:value="7" calcext:value-type="float">
            <text:p>7</text:p>
          </table:table-cell>
          <table:table-cell table:number-columns-repeated="4"/>
          <table:table-cell table:formula="of:=+[.F21]/[.F20]" office:value-type="float" office:value="1.07692307692308" calcext:value-type="float">
            <text:p>1.07692307692308</text:p>
          </table:table-cell>
          <table:table-cell table:formula="of:=+[.L20]+[.K21]" office:value-type="string" office:string-value="" calcext:value-type="error">
            <text:p>#DIV/0!</text:p>
          </table:table-cell>
          <table:table-cell table:formula="of:=+[.M19]+[.M20]" office:value-type="float" office:value="2584" calcext:value-type="float">
            <text:p>2584</text:p>
          </table:table-cell>
          <table:table-cell table:formula="of:=+[.M21]/[.M20]" office:value-type="float" office:value="1.61803381340013" calcext:value-type="float">
            <text:p>1.61803381340013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21]+1" office:value-type="float" office:value="17" calcext:value-type="float">
            <text:p>17</text:p>
          </table:table-cell>
          <table:table-cell table:style-name="ce2" table:formula="of:=+[.C20]+[.C21]" office:value-type="float" office:value="-2584" calcext:value-type="float">
            <text:p>-2584</text:p>
          </table:table-cell>
          <table:table-cell table:formula="of:=+[.C22]/[.C21]" office:value-type="float" office:value="1.61803381340013" calcext:value-type="float">
            <text:p>1.61803381340013</text:p>
          </table:table-cell>
          <table:table-cell/>
          <table:table-cell table:formula="of:=(+[.B22]/[.$F$2])-1" office:value-type="float" office:value="7.5" calcext:value-type="float">
            <text:p>7.5</text:p>
          </table:table-cell>
          <table:table-cell table:number-columns-repeated="4"/>
          <table:table-cell table:formula="of:=+[.F22]/[.F21]" office:value-type="float" office:value="1.07142857142857" calcext:value-type="float">
            <text:p>1.07142857142857</text:p>
          </table:table-cell>
          <table:table-cell table:formula="of:=+[.L21]+[.K22]" office:value-type="string" office:string-value="" calcext:value-type="error">
            <text:p>#DIV/0!</text:p>
          </table:table-cell>
          <table:table-cell table:formula="of:=+[.M20]+[.M21]" office:value-type="float" office:value="4181" calcext:value-type="float">
            <text:p>4181</text:p>
          </table:table-cell>
          <table:table-cell table:formula="of:=+[.M22]/[.M21]" office:value-type="float" office:value="1.61803405572755" calcext:value-type="float">
            <text:p>1.61803405572755</text:p>
          </table:table-cell>
          <table:table-cell/>
          <table:table-cell table:style-name="ce1"/>
          <table:table-cell table:style-name="ce1" table:formula="of:=+[.Q5]+[.U5]+[.Y5]" office:value-type="float" office:value="2" calcext:value-type="float">
            <text:p>2</text:p>
          </table:table-cell>
          <table:table-cell table:formula="of:=+[.Q22]/[.Q21]" office:value-type="string" office:string-value="" calcext:value-type="error">
            <text:p>#DIV/0!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22]+1" office:value-type="float" office:value="18" calcext:value-type="float">
            <text:p>18</text:p>
          </table:table-cell>
          <table:table-cell table:style-name="ce3" table:formula="of:=+[.C21]+[.C22]" office:value-type="float" office:value="-4181" calcext:value-type="float">
            <text:p>-4181</text:p>
          </table:table-cell>
          <table:table-cell table:formula="of:=+[.C23]/[.C22]" office:value-type="float" office:value="1.61803405572755" calcext:value-type="float">
            <text:p>1.61803405572755</text:p>
          </table:table-cell>
          <table:table-cell/>
          <table:table-cell table:formula="of:=(+[.B23]/[.$F$2])-1" office:value-type="float" office:value="8" calcext:value-type="float">
            <text:p>8</text:p>
          </table:table-cell>
          <table:table-cell table:number-columns-repeated="4"/>
          <table:table-cell table:formula="of:=+[.F23]/[.F22]" office:value-type="float" office:value="1.06666666666667" calcext:value-type="float">
            <text:p>1.06666666666667</text:p>
          </table:table-cell>
          <table:table-cell table:formula="of:=+[.L22]+[.K23]" office:value-type="string" office:string-value="" calcext:value-type="error">
            <text:p>#DIV/0!</text:p>
          </table:table-cell>
          <table:table-cell table:formula="of:=+[.M21]+[.M22]" office:value-type="float" office:value="6765" calcext:value-type="float">
            <text:p>6765</text:p>
          </table:table-cell>
          <table:table-cell table:formula="of:=+[.M23]/[.M22]" office:value-type="float" office:value="1.61803396316671" calcext:value-type="float">
            <text:p>1.61803396316671</text:p>
          </table:table-cell>
          <table:table-cell/>
          <table:table-cell table:style-name="ce1"/>
          <table:table-cell table:style-name="ce1" table:formula="of:=+[.Q6]+[.U6]+[.Y6]" office:value-type="float" office:value="10" calcext:value-type="float">
            <text:p>10</text:p>
          </table:table-cell>
          <table:table-cell table:formula="of:=+[.Q23]/[.Q22]" office:value-type="float" office:value="5" calcext:value-type="float">
            <text:p>5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23]+1" office:value-type="float" office:value="19" calcext:value-type="float">
            <text:p>19</text:p>
          </table:table-cell>
          <table:table-cell table:style-name="ce4" table:formula="of:=+[.C22]+[.C23]" office:value-type="float" office:value="-6765" calcext:value-type="float">
            <text:p>-6765</text:p>
          </table:table-cell>
          <table:table-cell table:formula="of:=+[.C24]/[.C23]" office:value-type="float" office:value="1.61803396316671" calcext:value-type="float">
            <text:p>1.61803396316671</text:p>
          </table:table-cell>
          <table:table-cell/>
          <table:table-cell table:formula="of:=(+[.B24]/[.$F$2])-1" office:value-type="float" office:value="8.5" calcext:value-type="float">
            <text:p>8.5</text:p>
          </table:table-cell>
          <table:table-cell table:number-columns-repeated="4"/>
          <table:table-cell table:formula="of:=+[.F24]/[.F23]" office:value-type="float" office:value="1.0625" calcext:value-type="float">
            <text:p>1.0625</text:p>
          </table:table-cell>
          <table:table-cell table:formula="of:=+[.L23]+[.K24]" office:value-type="string" office:string-value="" calcext:value-type="error">
            <text:p>#DIV/0!</text:p>
          </table:table-cell>
          <table:table-cell table:formula="of:=+[.M22]+[.M23]" office:value-type="float" office:value="10946" calcext:value-type="float">
            <text:p>10946</text:p>
          </table:table-cell>
          <table:table-cell table:formula="of:=+[.M24]/[.M23]" office:value-type="float" office:value="1.6180339985218" calcext:value-type="float">
            <text:p>1.6180339985218</text:p>
          </table:table-cell>
          <table:table-cell/>
          <table:table-cell table:style-name="ce1"/>
          <table:table-cell table:style-name="ce1" table:formula="of:=+[.Q7]+[.U7]+[.Y7]" office:value-type="float" office:value="42" calcext:value-type="float">
            <text:p>42</text:p>
          </table:table-cell>
          <table:table-cell table:formula="of:=+[.Q24]/[.Q23]" office:value-type="float" office:value="4.2" calcext:value-type="float">
            <text:p>4.2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24]+1" office:value-type="float" office:value="20" calcext:value-type="float">
            <text:p>20</text:p>
          </table:table-cell>
          <table:table-cell table:style-name="ce2" table:formula="of:=+[.C23]+[.C24]" office:value-type="float" office:value="-10946" calcext:value-type="float">
            <text:p>-10946</text:p>
          </table:table-cell>
          <table:table-cell table:formula="of:=+[.C25]/[.C24]" office:value-type="float" office:value="1.6180339985218" calcext:value-type="float">
            <text:p>1.6180339985218</text:p>
          </table:table-cell>
          <table:table-cell/>
          <table:table-cell table:formula="of:=(+[.B25]/[.$F$2])-1" office:value-type="float" office:value="9" calcext:value-type="float">
            <text:p>9</text:p>
          </table:table-cell>
          <table:table-cell table:number-columns-repeated="4"/>
          <table:table-cell table:formula="of:=+[.F25]/[.F24]" office:value-type="float" office:value="1.05882352941176" calcext:value-type="float">
            <text:p>1.05882352941176</text:p>
          </table:table-cell>
          <table:table-cell table:formula="of:=+[.L24]+[.K25]" office:value-type="string" office:string-value="" calcext:value-type="error">
            <text:p>#DIV/0!</text:p>
          </table:table-cell>
          <table:table-cell table:formula="of:=+[.M23]+[.M24]" office:value-type="float" office:value="17711" calcext:value-type="float">
            <text:p>17711</text:p>
          </table:table-cell>
          <table:table-cell table:formula="of:=+[.M25]/[.M24]" office:value-type="float" office:value="1.61803398501736" calcext:value-type="float">
            <text:p>1.61803398501736</text:p>
          </table:table-cell>
          <table:table-cell/>
          <table:table-cell table:style-name="ce1"/>
          <table:table-cell table:style-name="ce1" table:formula="of:=+[.Q8]+[.U8]+[.Y8]" office:value-type="float" office:value="178" calcext:value-type="float">
            <text:p>178</text:p>
          </table:table-cell>
          <table:table-cell table:formula="of:=+[.Q25]/[.Q24]" office:value-type="float" office:value="4.23809523809524" calcext:value-type="float">
            <text:p>4.23809523809524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25]+1" office:value-type="float" office:value="21" calcext:value-type="float">
            <text:p>21</text:p>
          </table:table-cell>
          <table:table-cell table:style-name="ce3" table:formula="of:=+[.C24]+[.C25]" office:value-type="float" office:value="-17711" calcext:value-type="float">
            <text:p>-17711</text:p>
          </table:table-cell>
          <table:table-cell table:formula="of:=+[.C26]/[.C25]" office:value-type="float" office:value="1.61803398501736" calcext:value-type="float">
            <text:p>1.61803398501736</text:p>
          </table:table-cell>
          <table:table-cell/>
          <table:table-cell table:formula="of:=(+[.B26]/[.$F$2])-1" office:value-type="float" office:value="9.5" calcext:value-type="float">
            <text:p>9.5</text:p>
          </table:table-cell>
          <table:table-cell table:number-columns-repeated="4"/>
          <table:table-cell table:formula="of:=+[.F26]/[.F25]" office:value-type="float" office:value="1.05555555555556" calcext:value-type="float">
            <text:p>1.05555555555556</text:p>
          </table:table-cell>
          <table:table-cell table:formula="of:=+[.L25]+[.K26]" office:value-type="string" office:string-value="" calcext:value-type="error">
            <text:p>#DIV/0!</text:p>
          </table:table-cell>
          <table:table-cell table:formula="of:=+[.M24]+[.M25]" office:value-type="float" office:value="28657" calcext:value-type="float">
            <text:p>28657</text:p>
          </table:table-cell>
          <table:table-cell table:formula="of:=+[.M26]/[.M25]" office:value-type="float" office:value="1.6180339901756" calcext:value-type="float">
            <text:p>1.6180339901756</text:p>
          </table:table-cell>
          <table:table-cell/>
          <table:table-cell table:style-name="ce1"/>
          <table:table-cell table:style-name="ce1" table:formula="of:=+[.Q9]+[.U9]+[.Y9]" office:value-type="float" office:value="754" calcext:value-type="float">
            <text:p>754</text:p>
          </table:table-cell>
          <table:table-cell table:formula="of:=+[.Q26]/[.Q25]" office:value-type="float" office:value="4.23595505617978" calcext:value-type="float">
            <text:p>4.23595505617978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26]+1" office:value-type="float" office:value="22" calcext:value-type="float">
            <text:p>22</text:p>
          </table:table-cell>
          <table:table-cell table:style-name="ce4" table:formula="of:=+[.C25]+[.C26]" office:value-type="float" office:value="-28657" calcext:value-type="float">
            <text:p>-28657</text:p>
          </table:table-cell>
          <table:table-cell table:formula="of:=+[.C27]/[.C26]" office:value-type="float" office:value="1.6180339901756" calcext:value-type="float">
            <text:p>1.6180339901756</text:p>
          </table:table-cell>
          <table:table-cell/>
          <table:table-cell table:formula="of:=(+[.B27]/[.$F$2])-1" office:value-type="float" office:value="10" calcext:value-type="float">
            <text:p>10</text:p>
          </table:table-cell>
          <table:table-cell table:number-columns-repeated="4"/>
          <table:table-cell table:formula="of:=+[.F27]/[.F26]" office:value-type="float" office:value="1.05263157894737" calcext:value-type="float">
            <text:p>1.05263157894737</text:p>
          </table:table-cell>
          <table:table-cell table:formula="of:=+[.L26]+[.K27]" office:value-type="string" office:string-value="" calcext:value-type="error">
            <text:p>#DIV/0!</text:p>
          </table:table-cell>
          <table:table-cell table:formula="of:=+[.M25]+[.M26]" office:value-type="float" office:value="46368" calcext:value-type="float">
            <text:p>46368</text:p>
          </table:table-cell>
          <table:table-cell table:formula="of:=+[.M27]/[.M26]" office:value-type="float" office:value="1.61803398820533" calcext:value-type="float">
            <text:p>1.61803398820533</text:p>
          </table:table-cell>
          <table:table-cell/>
          <table:table-cell table:style-name="ce1"/>
          <table:table-cell table:style-name="ce1" table:formula="of:=+[.Q10]+[.U10]+[.Y10]" office:value-type="float" office:value="3194" calcext:value-type="float">
            <text:p>3194</text:p>
          </table:table-cell>
          <table:table-cell table:formula="of:=+[.Q27]/[.Q26]" office:value-type="float" office:value="4.23607427055703" calcext:value-type="float">
            <text:p>4.23607427055703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27]+1" office:value-type="float" office:value="23" calcext:value-type="float">
            <text:p>23</text:p>
          </table:table-cell>
          <table:table-cell table:style-name="ce2" table:formula="of:=+[.C26]+[.C27]" office:value-type="float" office:value="-46368" calcext:value-type="float">
            <text:p>-46368</text:p>
          </table:table-cell>
          <table:table-cell table:formula="of:=+[.C28]/[.C27]" office:value-type="float" office:value="1.61803398820533" calcext:value-type="float">
            <text:p>1.61803398820533</text:p>
          </table:table-cell>
          <table:table-cell/>
          <table:table-cell table:formula="of:=(+[.B28]/[.$F$2])-1" office:value-type="float" office:value="10.5" calcext:value-type="float">
            <text:p>10.5</text:p>
          </table:table-cell>
          <table:table-cell table:number-columns-repeated="4"/>
          <table:table-cell table:formula="of:=+[.F28]/[.F27]" office:value-type="float" office:value="1.05" calcext:value-type="float">
            <text:p>1.05</text:p>
          </table:table-cell>
          <table:table-cell table:formula="of:=+[.L27]+[.K28]" office:value-type="string" office:string-value="" calcext:value-type="error">
            <text:p>#DIV/0!</text:p>
          </table:table-cell>
          <table:table-cell table:formula="of:=+[.M26]+[.M27]" office:value-type="float" office:value="75025" calcext:value-type="float">
            <text:p>75025</text:p>
          </table:table-cell>
          <table:table-cell table:formula="of:=+[.M28]/[.M27]" office:value-type="float" office:value="1.6180339889579" calcext:value-type="float">
            <text:p>1.6180339889579</text:p>
          </table:table-cell>
          <table:table-cell/>
          <table:table-cell table:style-name="ce1"/>
          <table:table-cell table:style-name="ce1" table:formula="of:=+[.Q11]+[.U11]+[.Y11]" office:value-type="float" office:value="13530" calcext:value-type="float">
            <text:p>13530</text:p>
          </table:table-cell>
          <table:table-cell table:formula="of:=+[.Q28]/[.Q27]" office:value-type="float" office:value="4.23606762680025" calcext:value-type="float">
            <text:p>4.23606762680025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28]+1" office:value-type="float" office:value="24" calcext:value-type="float">
            <text:p>24</text:p>
          </table:table-cell>
          <table:table-cell table:style-name="ce3" table:formula="of:=+[.C27]+[.C28]" office:value-type="float" office:value="-75025" calcext:value-type="float">
            <text:p>-75025</text:p>
          </table:table-cell>
          <table:table-cell table:formula="of:=+[.C29]/[.C28]" office:value-type="float" office:value="1.6180339889579" calcext:value-type="float">
            <text:p>1.6180339889579</text:p>
          </table:table-cell>
          <table:table-cell/>
          <table:table-cell table:formula="of:=(+[.B29]/[.$F$2])-1" office:value-type="float" office:value="11" calcext:value-type="float">
            <text:p>11</text:p>
          </table:table-cell>
          <table:table-cell table:number-columns-repeated="4"/>
          <table:table-cell table:formula="of:=+[.F29]/[.F28]" office:value-type="float" office:value="1.04761904761905" calcext:value-type="float">
            <text:p>1.04761904761905</text:p>
          </table:table-cell>
          <table:table-cell table:formula="of:=+[.L28]+[.K29]" office:value-type="string" office:string-value="" calcext:value-type="error">
            <text:p>#DIV/0!</text:p>
          </table:table-cell>
          <table:table-cell table:formula="of:=+[.M27]+[.M28]" office:value-type="float" office:value="121393" calcext:value-type="float">
            <text:p>121393</text:p>
          </table:table-cell>
          <table:table-cell table:formula="of:=+[.M29]/[.M28]" office:value-type="float" office:value="1.61803398867044" calcext:value-type="float">
            <text:p>1.61803398867044</text:p>
          </table:table-cell>
          <table:table-cell/>
          <table:table-cell table:style-name="ce1"/>
          <table:table-cell table:style-name="ce1" table:formula="of:=+[.Q12]+[.U12]+[.Y12]" office:value-type="float" office:value="57314" calcext:value-type="float">
            <text:p>57314</text:p>
          </table:table-cell>
          <table:table-cell table:formula="of:=+[.Q29]/[.Q28]" office:value-type="float" office:value="4.23606799704361" calcext:value-type="float">
            <text:p>4.23606799704361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29]+1" office:value-type="float" office:value="25" calcext:value-type="float">
            <text:p>25</text:p>
          </table:table-cell>
          <table:table-cell table:style-name="ce4" table:formula="of:=+[.C28]+[.C29]" office:value-type="float" office:value="-121393" calcext:value-type="float">
            <text:p>-121393</text:p>
          </table:table-cell>
          <table:table-cell table:formula="of:=+[.C30]/[.C29]" office:value-type="float" office:value="1.61803398867044" calcext:value-type="float">
            <text:p>1.61803398867044</text:p>
          </table:table-cell>
          <table:table-cell/>
          <table:table-cell table:formula="of:=(+[.B30]/[.$F$2])-1" office:value-type="float" office:value="11.5" calcext:value-type="float">
            <text:p>11.5</text:p>
          </table:table-cell>
          <table:table-cell table:number-columns-repeated="4"/>
          <table:table-cell table:formula="of:=+[.F30]/[.F29]" office:value-type="float" office:value="1.04545454545455" calcext:value-type="float">
            <text:p>1.04545454545455</text:p>
          </table:table-cell>
          <table:table-cell table:formula="of:=+[.L29]+[.K30]" office:value-type="string" office:string-value="" calcext:value-type="error">
            <text:p>#DIV/0!</text:p>
          </table:table-cell>
          <table:table-cell table:formula="of:=+[.M28]+[.M29]" office:value-type="float" office:value="196418" calcext:value-type="float">
            <text:p>196418</text:p>
          </table:table-cell>
          <table:table-cell table:formula="of:=+[.M30]/[.M29]" office:value-type="float" office:value="1.61803398878024" calcext:value-type="float">
            <text:p>1.61803398878024</text:p>
          </table:table-cell>
          <table:table-cell/>
          <table:table-cell table:style-name="ce1"/>
          <table:table-cell table:style-name="ce1" table:formula="of:=+[.Q13]+[.U13]+[.Y13]" office:value-type="float" office:value="242786" calcext:value-type="float">
            <text:p>242786</text:p>
          </table:table-cell>
          <table:table-cell table:formula="of:=+[.Q30]/[.Q29]" office:value-type="float" office:value="4.23606797641065" calcext:value-type="float">
            <text:p>4.23606797641065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30]+1" office:value-type="float" office:value="26" calcext:value-type="float">
            <text:p>26</text:p>
          </table:table-cell>
          <table:table-cell table:style-name="ce2" table:formula="of:=+[.C29]+[.C30]" office:value-type="float" office:value="-196418" calcext:value-type="float">
            <text:p>-196418</text:p>
          </table:table-cell>
          <table:table-cell table:formula="of:=+[.C31]/[.C30]" office:value-type="float" office:value="1.61803398878024" calcext:value-type="float">
            <text:p>1.61803398878024</text:p>
          </table:table-cell>
          <table:table-cell/>
          <table:table-cell table:formula="of:=(+[.B31]/[.$F$2])-1" office:value-type="float" office:value="12" calcext:value-type="float">
            <text:p>12</text:p>
          </table:table-cell>
          <table:table-cell table:number-columns-repeated="4"/>
          <table:table-cell table:formula="of:=+[.F31]/[.F30]" office:value-type="float" office:value="1.04347826086957" calcext:value-type="float">
            <text:p>1.04347826086957</text:p>
          </table:table-cell>
          <table:table-cell table:formula="of:=+[.L30]+[.K31]" office:value-type="string" office:string-value="" calcext:value-type="error">
            <text:p>#DIV/0!</text:p>
          </table:table-cell>
          <table:table-cell table:formula="of:=+[.M29]+[.M30]" office:value-type="float" office:value="317811" calcext:value-type="float">
            <text:p>317811</text:p>
          </table:table-cell>
          <table:table-cell table:formula="of:=+[.M31]/[.M30]" office:value-type="float" office:value="1.6180339887383" calcext:value-type="float">
            <text:p>1.6180339887383</text:p>
          </table:table-cell>
          <table:table-cell/>
          <table:table-cell table:style-name="ce1"/>
          <table:table-cell table:style-name="ce1" table:formula="of:=+[.Q14]+[.U14]+[.Y14]" office:value-type="float" office:value="1028458" calcext:value-type="float">
            <text:p>1028458</text:p>
          </table:table-cell>
          <table:table-cell table:formula="of:=+[.Q31]/[.Q30]" office:value-type="float" office:value="4.23606797756049" calcext:value-type="float">
            <text:p>4.23606797756049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31]+1" office:value-type="float" office:value="27" calcext:value-type="float">
            <text:p>27</text:p>
          </table:table-cell>
          <table:table-cell table:style-name="ce3" table:formula="of:=+[.C30]+[.C31]" office:value-type="float" office:value="-317811" calcext:value-type="float">
            <text:p>-317811</text:p>
          </table:table-cell>
          <table:table-cell table:formula="of:=+[.C32]/[.C31]" office:value-type="float" office:value="1.6180339887383" calcext:value-type="float">
            <text:p>1.6180339887383</text:p>
          </table:table-cell>
          <table:table-cell/>
          <table:table-cell table:formula="of:=(+[.B32]/[.$F$2])-1" office:value-type="float" office:value="12.5" calcext:value-type="float">
            <text:p>12.5</text:p>
          </table:table-cell>
          <table:table-cell table:number-columns-repeated="4"/>
          <table:table-cell table:formula="of:=+[.F32]/[.F31]" office:value-type="float" office:value="1.04166666666667" calcext:value-type="float">
            <text:p>1.04166666666667</text:p>
          </table:table-cell>
          <table:table-cell table:formula="of:=+[.L31]+[.K32]" office:value-type="string" office:string-value="" calcext:value-type="error">
            <text:p>#DIV/0!</text:p>
          </table:table-cell>
          <table:table-cell table:formula="of:=+[.M30]+[.M31]" office:value-type="float" office:value="514229" calcext:value-type="float">
            <text:p>514229</text:p>
          </table:table-cell>
          <table:table-cell table:formula="of:=+[.M32]/[.M31]" office:value-type="float" office:value="1.61803398875432" calcext:value-type="float">
            <text:p>1.61803398875432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32]+1" office:value-type="float" office:value="28" calcext:value-type="float">
            <text:p>28</text:p>
          </table:table-cell>
          <table:table-cell table:style-name="ce4" table:formula="of:=+[.C31]+[.C32]" office:value-type="float" office:value="-514229" calcext:value-type="float">
            <text:p>-514229</text:p>
          </table:table-cell>
          <table:table-cell table:formula="of:=+[.C33]/[.C32]" office:value-type="float" office:value="1.61803398875432" calcext:value-type="float">
            <text:p>1.61803398875432</text:p>
          </table:table-cell>
          <table:table-cell/>
          <table:table-cell table:formula="of:=(+[.B33]/[.$F$2])-1" office:value-type="float" office:value="13" calcext:value-type="float">
            <text:p>13</text:p>
          </table:table-cell>
          <table:table-cell table:number-columns-repeated="4"/>
          <table:table-cell table:formula="of:=+[.F33]/[.F32]" office:value-type="float" office:value="1.04" calcext:value-type="float">
            <text:p>1.04</text:p>
          </table:table-cell>
          <table:table-cell table:formula="of:=+[.L32]+[.K33]" office:value-type="string" office:string-value="" calcext:value-type="error">
            <text:p>#DIV/0!</text:p>
          </table:table-cell>
          <table:table-cell table:formula="of:=+[.M31]+[.M32]" office:value-type="float" office:value="832040" calcext:value-type="float">
            <text:p>832040</text:p>
          </table:table-cell>
          <table:table-cell table:formula="of:=+[.M33]/[.M32]" office:value-type="float" office:value="1.6180339887482" calcext:value-type="float">
            <text:p>1.6180339887482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33]+1" office:value-type="float" office:value="29" calcext:value-type="float">
            <text:p>29</text:p>
          </table:table-cell>
          <table:table-cell table:style-name="ce4" table:formula="of:=+[.C32]+[.C33]" office:value-type="float" office:value="-832040" calcext:value-type="float">
            <text:p>-832040</text:p>
          </table:table-cell>
          <table:table-cell table:formula="of:=+[.C34]/[.C33]" office:value-type="float" office:value="1.6180339887482" calcext:value-type="float">
            <text:p>1.6180339887482</text:p>
          </table:table-cell>
          <table:table-cell/>
          <table:table-cell table:formula="of:=(+[.B34]/[.$F$2])-1" office:value-type="float" office:value="13.5" calcext:value-type="float">
            <text:p>13.5</text:p>
          </table:table-cell>
          <table:table-cell table:number-columns-repeated="4"/>
          <table:table-cell table:formula="of:=+[.F34]/[.F33]" office:value-type="float" office:value="1.03846153846154" calcext:value-type="float">
            <text:p>1.03846153846154</text:p>
          </table:table-cell>
          <table:table-cell table:formula="of:=+[.L33]+[.K34]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34]+1" office:value-type="float" office:value="30" calcext:value-type="float">
            <text:p>30</text:p>
          </table:table-cell>
          <table:table-cell table:style-name="ce4" table:formula="of:=+[.C33]+[.C34]" office:value-type="float" office:value="-1346269" calcext:value-type="float">
            <text:p>-1346269</text:p>
          </table:table-cell>
          <table:table-cell table:formula="of:=+[.C35]/[.C34]" office:value-type="float" office:value="1.61803398875054" calcext:value-type="float">
            <text:p>1.61803398875054</text:p>
          </table:table-cell>
          <table:table-cell/>
          <table:table-cell table:formula="of:=(+[.B35]/[.$F$2])-1" office:value-type="float" office:value="14" calcext:value-type="float">
            <text:p>14</text:p>
          </table:table-cell>
          <table:table-cell table:number-columns-repeated="4"/>
          <table:table-cell table:formula="of:=+[.F35]/[.F34]" office:value-type="float" office:value="1.03703703703704" calcext:value-type="float">
            <text:p>1.03703703703704</text:p>
          </table:table-cell>
          <table:table-cell table:formula="of:=+[.L34]+[.K35]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35]+1" office:value-type="float" office:value="31" calcext:value-type="float">
            <text:p>31</text:p>
          </table:table-cell>
          <table:table-cell table:style-name="ce4" table:formula="of:=+[.C34]+[.C35]" office:value-type="float" office:value="-2178309" calcext:value-type="float">
            <text:p>-2178309</text:p>
          </table:table-cell>
          <table:table-cell table:formula="of:=+[.C36]/[.C35]" office:value-type="float" office:value="1.61803398874965" calcext:value-type="float">
            <text:p>1.61803398874965</text:p>
          </table:table-cell>
          <table:table-cell/>
          <table:table-cell table:formula="of:=(+[.B36]/[.$F$2])-1" office:value-type="float" office:value="14.5" calcext:value-type="float">
            <text:p>14.5</text:p>
          </table:table-cell>
          <table:table-cell table:number-columns-repeated="4"/>
          <table:table-cell table:formula="of:=+[.F36]/[.F35]" office:value-type="float" office:value="1.03571428571429" calcext:value-type="float">
            <text:p>1.03571428571429</text:p>
          </table:table-cell>
          <table:table-cell table:formula="of:=+[.L35]+[.K36]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36]+1" office:value-type="float" office:value="32" calcext:value-type="float">
            <text:p>32</text:p>
          </table:table-cell>
          <table:table-cell table:style-name="ce4" table:formula="of:=+[.C35]+[.C36]" office:value-type="float" office:value="-3524578" calcext:value-type="float">
            <text:p>-3524578</text:p>
          </table:table-cell>
          <table:table-cell table:formula="of:=+[.C37]/[.C36]" office:value-type="float" office:value="1.61803398874999" calcext:value-type="float">
            <text:p>1.61803398874999</text:p>
          </table:table-cell>
          <table:table-cell/>
          <table:table-cell table:formula="of:=(+[.B37]/[.$F$2])-1" office:value-type="float" office:value="15" calcext:value-type="float">
            <text:p>15</text:p>
          </table:table-cell>
          <table:table-cell table:number-columns-repeated="4"/>
          <table:table-cell table:formula="of:=+[.F37]/[.F36]" office:value-type="float" office:value="1.03448275862069" calcext:value-type="float">
            <text:p>1.03448275862069</text:p>
          </table:table-cell>
          <table:table-cell table:formula="of:=+[.L36]+[.K37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/>
          <table:table-cell table:formula="of:=+[.B37]+1" office:value-type="float" office:value="33" calcext:value-type="float">
            <text:p>33</text:p>
          </table:table-cell>
          <table:table-cell table:style-name="ce4" table:formula="of:=+[.C36]+[.C37]" office:value-type="float" office:value="-5702887" calcext:value-type="float">
            <text:p>-5702887</text:p>
          </table:table-cell>
          <table:table-cell table:formula="of:=+[.C38]/[.C37]" office:value-type="float" office:value="1.61803398874986" calcext:value-type="float">
            <text:p>1.61803398874986</text:p>
          </table:table-cell>
          <table:table-cell/>
          <table:table-cell table:formula="of:=(+[.B38]/[.$F$2])-1" office:value-type="float" office:value="15.5" calcext:value-type="float">
            <text:p>15.5</text:p>
          </table:table-cell>
          <table:table-cell table:number-columns-repeated="4"/>
          <table:table-cell table:formula="of:=+[.F38]/[.F37]" office:value-type="float" office:value="1.03333333333333" calcext:value-type="float">
            <text:p>1.03333333333333</text:p>
          </table:table-cell>
          <table:table-cell table:formula="of:=+[.L37]+[.K38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/>
          <table:table-cell table:formula="of:=+[.B38]+1" office:value-type="float" office:value="34" calcext:value-type="float">
            <text:p>34</text:p>
          </table:table-cell>
          <table:table-cell table:style-name="ce4" table:formula="of:=+[.C37]+[.C38]" office:value-type="float" office:value="-9227465" calcext:value-type="float">
            <text:p>-9227465</text:p>
          </table:table-cell>
          <table:table-cell table:formula="of:=+[.C39]/[.C38]" office:value-type="float" office:value="1.61803398874991" calcext:value-type="float">
            <text:p>1.61803398874991</text:p>
          </table:table-cell>
          <table:table-cell/>
          <table:table-cell table:formula="of:=(+[.B39]/[.$F$2])-1" office:value-type="float" office:value="16" calcext:value-type="float">
            <text:p>16</text:p>
          </table:table-cell>
          <table:table-cell table:number-columns-repeated="4"/>
          <table:table-cell table:formula="of:=+[.F39]/[.F38]" office:value-type="float" office:value="1.03225806451613" calcext:value-type="float">
            <text:p>1.03225806451613</text:p>
          </table:table-cell>
          <table:table-cell table:formula="of:=+[.L38]+[.K39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/>
          <table:table-cell table:formula="of:=+[.B39]+1" office:value-type="float" office:value="35" calcext:value-type="float">
            <text:p>35</text:p>
          </table:table-cell>
          <table:table-cell table:style-name="ce4" table:formula="of:=+[.C38]+[.C39]" office:value-type="float" office:value="-14930352" calcext:value-type="float">
            <text:p>-14930352</text:p>
          </table:table-cell>
          <table:table-cell table:formula="of:=+[.C40]/[.C39]" office:value-type="float" office:value="1.61803398874989" calcext:value-type="float">
            <text:p>1.61803398874989</text:p>
          </table:table-cell>
          <table:table-cell/>
          <table:table-cell table:formula="of:=(+[.B40]/[.$F$2])-1" office:value-type="float" office:value="16.5" calcext:value-type="float">
            <text:p>16.5</text:p>
          </table:table-cell>
          <table:table-cell table:number-columns-repeated="4"/>
          <table:table-cell table:formula="of:=+[.F40]/[.F39]" office:value-type="float" office:value="1.03125" calcext:value-type="float">
            <text:p>1.03125</text:p>
          </table:table-cell>
          <table:table-cell table:formula="of:=+[.L39]+[.K40]" office:value-type="string" office:string-value="" calcext:value-type="error">
            <text:p>#DIV/0!</text:p>
          </table:table-cell>
          <table:table-cell table:number-columns-repeated="6"/>
          <table:table-cell table:style-name="ce2" office:value-type="float" office:value="0" calcext:value-type="float">
            <text:p>0</text:p>
          </table:table-cell>
          <table:table-cell table:formula="of:=+[.S40]/[.S39]" office:value-type="string" office:string-value="" calcext:value-type="error">
            <text:p>#DIV/0!</text:p>
          </table:table-cell>
          <table:table-cell table:style-name="ce3" office:value-type="float" office:value="1" calcext:value-type="float">
            <text:p>1</text:p>
          </table:table-cell>
          <table:table-cell table:formula="of:=+[.U40]/[.U39]" office:value-type="string" office:string-value="" calcext:value-type="error">
            <text:p>#DIV/0!</text:p>
          </table:table-cell>
          <table:table-cell table:style-name="ce4" table:formula="of:=+[.S40]+[.U40]" office:value-type="float" office:value="1" calcext:value-type="float">
            <text:p>1</text:p>
          </table:table-cell>
          <table:table-cell table:formula="of:=+[.W40]/[.W39]" office:value-type="string" office:string-value="" calcext:value-type="error">
            <text:p>#DIV/0!</text:p>
          </table:table-cell>
          <table:table-cell/>
          <table:table-cell table:formula="of:=+[.S40]+[.U40]+[.W40]" office:value-type="float" office:value="2" calcext:value-type="float">
            <text:p>2</text:p>
          </table:table-cell>
          <table:table-cell table:formula="of:=+[.Z40]/[.Z39]" office:value-type="string" office:string-value="" calcext:value-type="error">
            <text:p>#DIV/0!</text:p>
          </table:table-cell>
          <table:table-cell/>
          <table:table-cell table:formula="of:=+[.Z40]+[.S41]" office:value-type="float" office:value="4" calcext:value-type="float">
            <text:p>4</text:p>
          </table:table-cell>
          <table:table-cell table:formula="of:=+[.AC40]/[.AC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+[.B40]+1" office:value-type="float" office:value="36" calcext:value-type="float">
            <text:p>36</text:p>
          </table:table-cell>
          <table:table-cell table:style-name="ce4" table:formula="of:=+[.C39]+[.C40]" office:value-type="float" office:value="-24157817" calcext:value-type="float">
            <text:p>-24157817</text:p>
          </table:table-cell>
          <table:table-cell table:formula="of:=+[.C41]/[.C40]" office:value-type="float" office:value="1.6180339887499" calcext:value-type="float">
            <text:p>1.6180339887499</text:p>
          </table:table-cell>
          <table:table-cell/>
          <table:table-cell table:formula="of:=(+[.B41]/[.$F$2])-1" office:value-type="float" office:value="17" calcext:value-type="float">
            <text:p>17</text:p>
          </table:table-cell>
          <table:table-cell table:number-columns-repeated="4"/>
          <table:table-cell table:formula="of:=+[.F41]/[.F40]" office:value-type="float" office:value="1.03030303030303" calcext:value-type="float">
            <text:p>1.03030303030303</text:p>
          </table:table-cell>
          <table:table-cell table:formula="of:=+[.L40]+[.K41]" office:value-type="string" office:string-value="" calcext:value-type="error">
            <text:p>#DIV/0!</text:p>
          </table:table-cell>
          <table:table-cell table:number-columns-repeated="6"/>
          <table:table-cell table:style-name="ce2" table:formula="of:=+[.U40]+[.W40]" office:value-type="float" office:value="2" calcext:value-type="float">
            <text:p>2</text:p>
          </table:table-cell>
          <table:table-cell table:formula="of:=+[.S41]/[.S40]" office:value-type="string" office:string-value="" calcext:value-type="error">
            <text:p>#DIV/0!</text:p>
          </table:table-cell>
          <table:table-cell table:style-name="ce3" table:formula="of:=+[.W40]+[.S41]" office:value-type="float" office:value="3" calcext:value-type="float">
            <text:p>3</text:p>
          </table:table-cell>
          <table:table-cell table:formula="of:=+[.U41]/[.U40]" office:value-type="float" office:value="3" calcext:value-type="float">
            <text:p>3</text:p>
          </table:table-cell>
          <table:table-cell table:style-name="ce4" table:formula="of:=+[.S41]+[.U41]" office:value-type="float" office:value="5" calcext:value-type="float">
            <text:p>5</text:p>
          </table:table-cell>
          <table:table-cell table:formula="of:=+[.W41]/[.W40]" office:value-type="float" office:value="5" calcext:value-type="float">
            <text:p>5</text:p>
          </table:table-cell>
          <table:table-cell/>
          <table:table-cell table:formula="of:=+[.S41]+[.U41]+[.W41]" office:value-type="float" office:value="10" calcext:value-type="float">
            <text:p>10</text:p>
          </table:table-cell>
          <table:table-cell table:formula="of:=+[.Z41]/[.Z40]" office:value-type="float" office:value="5" calcext:value-type="float">
            <text:p>5</text:p>
          </table:table-cell>
          <table:table-cell/>
          <table:table-cell table:formula="of:=+[.Z41]+[.S42]" office:value-type="float" office:value="18" calcext:value-type="float">
            <text:p>18</text:p>
          </table:table-cell>
          <table:table-cell table:formula="of:=+[.AC41]/[.AC40]" office:value-type="float" office:value="4.5" calcext:value-type="float">
            <text:p>4.5</text:p>
          </table:table-cell>
        </table:table-row>
        <table:table-row table:style-name="ro1">
          <table:table-cell/>
          <table:table-cell table:formula="of:=+[.B41]+1" office:value-type="float" office:value="37" calcext:value-type="float">
            <text:p>37</text:p>
          </table:table-cell>
          <table:table-cell table:style-name="ce4" table:formula="of:=+[.C40]+[.C41]" office:value-type="float" office:value="-39088169" calcext:value-type="float">
            <text:p>-39088169</text:p>
          </table:table-cell>
          <table:table-cell table:formula="of:=+[.C42]/[.C41]" office:value-type="float" office:value="1.61803398874989" calcext:value-type="float">
            <text:p>1.61803398874989</text:p>
          </table:table-cell>
          <table:table-cell/>
          <table:table-cell table:formula="of:=(+[.B42]/[.$F$2])-1" office:value-type="float" office:value="17.5" calcext:value-type="float">
            <text:p>17.5</text:p>
          </table:table-cell>
          <table:table-cell table:number-columns-repeated="4"/>
          <table:table-cell table:formula="of:=+[.F42]/[.F41]" office:value-type="float" office:value="1.02941176470588" calcext:value-type="float">
            <text:p>1.02941176470588</text:p>
          </table:table-cell>
          <table:table-cell table:formula="of:=+[.L41]+[.K42]" office:value-type="string" office:string-value="" calcext:value-type="error">
            <text:p>#DIV/0!</text:p>
          </table:table-cell>
          <table:table-cell table:number-columns-repeated="6"/>
          <table:table-cell table:style-name="ce2" table:formula="of:=+[.U41]+[.W41]" office:value-type="float" office:value="8" calcext:value-type="float">
            <text:p>8</text:p>
          </table:table-cell>
          <table:table-cell table:formula="of:=+[.S42]/[.S41]" office:value-type="float" office:value="4" calcext:value-type="float">
            <text:p>4</text:p>
          </table:table-cell>
          <table:table-cell table:style-name="ce3" table:formula="of:=+[.W41]+[.S42]" office:value-type="float" office:value="13" calcext:value-type="float">
            <text:p>13</text:p>
          </table:table-cell>
          <table:table-cell table:formula="of:=+[.U42]/[.U41]" office:value-type="float" office:value="4.33333333333333" calcext:value-type="float">
            <text:p>4.33333333333333</text:p>
          </table:table-cell>
          <table:table-cell table:style-name="ce4" table:formula="of:=+[.S42]+[.U42]" office:value-type="float" office:value="21" calcext:value-type="float">
            <text:p>21</text:p>
          </table:table-cell>
          <table:table-cell table:formula="of:=+[.W42]/[.W41]" office:value-type="float" office:value="4.2" calcext:value-type="float">
            <text:p>4.2</text:p>
          </table:table-cell>
          <table:table-cell/>
          <table:table-cell table:formula="of:=+[.S42]+[.U42]+[.W42]" office:value-type="float" office:value="42" calcext:value-type="float">
            <text:p>42</text:p>
          </table:table-cell>
          <table:table-cell table:formula="of:=+[.Z42]/[.Z41]" office:value-type="float" office:value="4.2" calcext:value-type="float">
            <text:p>4.2</text:p>
          </table:table-cell>
          <table:table-cell/>
          <table:table-cell table:formula="of:=+[.Z42]+[.S43]" office:value-type="float" office:value="76" calcext:value-type="float">
            <text:p>76</text:p>
          </table:table-cell>
          <table:table-cell table:formula="of:=+[.AC42]/[.AC41]" office:value-type="float" office:value="4.22222222222222" calcext:value-type="float">
            <text:p>4.22222222222222</text:p>
          </table:table-cell>
        </table:table-row>
        <table:table-row table:style-name="ro1">
          <table:table-cell/>
          <table:table-cell table:formula="of:=+[.B42]+1" office:value-type="float" office:value="38" calcext:value-type="float">
            <text:p>38</text:p>
          </table:table-cell>
          <table:table-cell table:style-name="ce4" table:formula="of:=+[.C41]+[.C42]" office:value-type="float" office:value="-63245986" calcext:value-type="float">
            <text:p>-63245986</text:p>
          </table:table-cell>
          <table:table-cell table:formula="of:=+[.C43]/[.C42]" office:value-type="float" office:value="1.6180339887499" calcext:value-type="float">
            <text:p>1.6180339887499</text:p>
          </table:table-cell>
          <table:table-cell/>
          <table:table-cell table:formula="of:=(+[.B43]/[.$F$2])-1" office:value-type="float" office:value="18" calcext:value-type="float">
            <text:p>18</text:p>
          </table:table-cell>
          <table:table-cell table:number-columns-repeated="4"/>
          <table:table-cell table:formula="of:=+[.F43]/[.F42]" office:value-type="float" office:value="1.02857142857143" calcext:value-type="float">
            <text:p>1.02857142857143</text:p>
          </table:table-cell>
          <table:table-cell table:formula="of:=+[.L42]+[.K43]" office:value-type="string" office:string-value="" calcext:value-type="error">
            <text:p>#DIV/0!</text:p>
          </table:table-cell>
          <table:table-cell table:number-columns-repeated="6"/>
          <table:table-cell table:style-name="ce2" table:formula="of:=+[.U42]+[.W42]" office:value-type="float" office:value="34" calcext:value-type="float">
            <text:p>34</text:p>
          </table:table-cell>
          <table:table-cell table:formula="of:=+[.S43]/[.S42]" office:value-type="float" office:value="4.25" calcext:value-type="float">
            <text:p>4.25</text:p>
          </table:table-cell>
          <table:table-cell table:style-name="ce3" table:formula="of:=+[.W42]+[.S43]" office:value-type="float" office:value="55" calcext:value-type="float">
            <text:p>55</text:p>
          </table:table-cell>
          <table:table-cell table:formula="of:=+[.U43]/[.U42]" office:value-type="float" office:value="4.23076923076923" calcext:value-type="float">
            <text:p>4.23076923076923</text:p>
          </table:table-cell>
          <table:table-cell table:style-name="ce4" table:formula="of:=+[.S43]+[.U43]" office:value-type="float" office:value="89" calcext:value-type="float">
            <text:p>89</text:p>
          </table:table-cell>
          <table:table-cell table:formula="of:=+[.W43]/[.W42]" office:value-type="float" office:value="4.23809523809524" calcext:value-type="float">
            <text:p>4.23809523809524</text:p>
          </table:table-cell>
          <table:table-cell/>
          <table:table-cell table:formula="of:=+[.S43]+[.U43]+[.W43]" office:value-type="float" office:value="178" calcext:value-type="float">
            <text:p>178</text:p>
          </table:table-cell>
          <table:table-cell table:formula="of:=+[.Z43]/[.Z42]" office:value-type="float" office:value="4.23809523809524" calcext:value-type="float">
            <text:p>4.23809523809524</text:p>
          </table:table-cell>
          <table:table-cell/>
          <table:table-cell table:formula="of:=+[.Z43]+[.S44]" office:value-type="float" office:value="322" calcext:value-type="float">
            <text:p>322</text:p>
          </table:table-cell>
          <table:table-cell table:formula="of:=+[.AC43]/[.AC42]" office:value-type="float" office:value="4.23684210526316" calcext:value-type="float">
            <text:p>4.23684210526316</text:p>
          </table:table-cell>
        </table:table-row>
        <table:table-row table:style-name="ro1">
          <table:table-cell/>
          <table:table-cell table:formula="of:=+[.B43]+1" office:value-type="float" office:value="39" calcext:value-type="float">
            <text:p>39</text:p>
          </table:table-cell>
          <table:table-cell table:style-name="ce4" table:formula="of:=+[.C42]+[.C43]" office:value-type="float" office:value="-102334155" calcext:value-type="float">
            <text:p>-102334155</text:p>
          </table:table-cell>
          <table:table-cell table:formula="of:=+[.C44]/[.C43]" office:value-type="float" office:value="1.61803398874989" calcext:value-type="float">
            <text:p>1.61803398874989</text:p>
          </table:table-cell>
          <table:table-cell/>
          <table:table-cell table:formula="of:=(+[.B44]/[.$F$2])-1" office:value-type="float" office:value="18.5" calcext:value-type="float">
            <text:p>18.5</text:p>
          </table:table-cell>
          <table:table-cell table:number-columns-repeated="4"/>
          <table:table-cell table:formula="of:=+[.F44]/[.F43]" office:value-type="float" office:value="1.02777777777778" calcext:value-type="float">
            <text:p>1.02777777777778</text:p>
          </table:table-cell>
          <table:table-cell table:formula="of:=+[.L43]+[.K44]" office:value-type="string" office:string-value="" calcext:value-type="error">
            <text:p>#DIV/0!</text:p>
          </table:table-cell>
          <table:table-cell table:number-columns-repeated="6"/>
          <table:table-cell table:style-name="ce2" table:formula="of:=+[.U43]+[.W43]" office:value-type="float" office:value="144" calcext:value-type="float">
            <text:p>144</text:p>
          </table:table-cell>
          <table:table-cell table:formula="of:=+[.S44]/[.S43]" office:value-type="float" office:value="4.23529411764706" calcext:value-type="float">
            <text:p>4.23529411764706</text:p>
          </table:table-cell>
          <table:table-cell table:style-name="ce3" table:formula="of:=+[.W43]+[.S44]" office:value-type="float" office:value="233" calcext:value-type="float">
            <text:p>233</text:p>
          </table:table-cell>
          <table:table-cell table:formula="of:=+[.U44]/[.U43]" office:value-type="float" office:value="4.23636363636364" calcext:value-type="float">
            <text:p>4.23636363636364</text:p>
          </table:table-cell>
          <table:table-cell table:style-name="ce4" table:formula="of:=+[.S44]+[.U44]" office:value-type="float" office:value="377" calcext:value-type="float">
            <text:p>377</text:p>
          </table:table-cell>
          <table:table-cell table:formula="of:=+[.W44]/[.W43]" office:value-type="float" office:value="4.23595505617978" calcext:value-type="float">
            <text:p>4.23595505617978</text:p>
          </table:table-cell>
          <table:table-cell/>
          <table:table-cell table:formula="of:=+[.S44]+[.U44]+[.W44]" office:value-type="float" office:value="754" calcext:value-type="float">
            <text:p>754</text:p>
          </table:table-cell>
          <table:table-cell table:formula="of:=+[.Z44]/[.Z43]" office:value-type="float" office:value="4.23595505617978" calcext:value-type="float">
            <text:p>4.23595505617978</text:p>
          </table:table-cell>
          <table:table-cell/>
          <table:table-cell table:formula="of:=+[.Z44]+[.S45]" office:value-type="float" office:value="1364" calcext:value-type="float">
            <text:p>1364</text:p>
          </table:table-cell>
          <table:table-cell table:formula="of:=+[.AC44]/[.AC43]" office:value-type="float" office:value="4.2360248447205" calcext:value-type="float">
            <text:p>4.2360248447205</text:p>
          </table:table-cell>
        </table:table-row>
        <table:table-row table:style-name="ro1">
          <table:table-cell/>
          <table:table-cell table:formula="of:=+[.B44]+1" office:value-type="float" office:value="40" calcext:value-type="float">
            <text:p>40</text:p>
          </table:table-cell>
          <table:table-cell table:style-name="ce4" table:formula="of:=+[.C43]+[.C44]" office:value-type="float" office:value="-165580141" calcext:value-type="float">
            <text:p>-165580141</text:p>
          </table:table-cell>
          <table:table-cell table:formula="of:=+[.C45]/[.C44]" office:value-type="float" office:value="1.6180339887499" calcext:value-type="float">
            <text:p>1.6180339887499</text:p>
          </table:table-cell>
          <table:table-cell/>
          <table:table-cell table:formula="of:=(+[.B45]/[.$F$2])-1" office:value-type="float" office:value="19" calcext:value-type="float">
            <text:p>19</text:p>
          </table:table-cell>
          <table:table-cell table:number-columns-repeated="4"/>
          <table:table-cell table:formula="of:=+[.F45]/[.F44]" office:value-type="float" office:value="1.02702702702703" calcext:value-type="float">
            <text:p>1.02702702702703</text:p>
          </table:table-cell>
          <table:table-cell table:formula="of:=+[.L44]+[.K45]" office:value-type="string" office:string-value="" calcext:value-type="error">
            <text:p>#DIV/0!</text:p>
          </table:table-cell>
          <table:table-cell table:number-columns-repeated="6"/>
          <table:table-cell table:style-name="ce2" table:formula="of:=+[.U44]+[.W44]" office:value-type="float" office:value="610" calcext:value-type="float">
            <text:p>610</text:p>
          </table:table-cell>
          <table:table-cell table:formula="of:=+[.S45]/[.S44]" office:value-type="float" office:value="4.23611111111111" calcext:value-type="float">
            <text:p>4.23611111111111</text:p>
          </table:table-cell>
          <table:table-cell table:style-name="ce3" table:formula="of:=+[.W44]+[.S45]" office:value-type="float" office:value="987" calcext:value-type="float">
            <text:p>987</text:p>
          </table:table-cell>
          <table:table-cell table:formula="of:=+[.U45]/[.U44]" office:value-type="float" office:value="4.23605150214592" calcext:value-type="float">
            <text:p>4.23605150214592</text:p>
          </table:table-cell>
          <table:table-cell table:style-name="ce4" table:formula="of:=+[.S45]+[.U45]" office:value-type="float" office:value="1597" calcext:value-type="float">
            <text:p>1597</text:p>
          </table:table-cell>
          <table:table-cell table:formula="of:=+[.W45]/[.W44]" office:value-type="float" office:value="4.23607427055703" calcext:value-type="float">
            <text:p>4.23607427055703</text:p>
          </table:table-cell>
          <table:table-cell/>
          <table:table-cell table:formula="of:=+[.S45]+[.U45]+[.W45]" office:value-type="float" office:value="3194" calcext:value-type="float">
            <text:p>3194</text:p>
          </table:table-cell>
          <table:table-cell table:formula="of:=+[.Z45]/[.Z44]" office:value-type="float" office:value="4.23607427055703" calcext:value-type="float">
            <text:p>4.23607427055703</text:p>
          </table:table-cell>
          <table:table-cell/>
          <table:table-cell table:formula="of:=+[.Z45]+[.S46]" office:value-type="float" office:value="5778" calcext:value-type="float">
            <text:p>5778</text:p>
          </table:table-cell>
          <table:table-cell table:formula="of:=+[.AC45]/[.AC44]" office:value-type="float" office:value="4.23607038123167" calcext:value-type="float">
            <text:p>4.23607038123167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45]+[.W45]" office:value-type="float" office:value="2584" calcext:value-type="float">
            <text:p>2584</text:p>
          </table:table-cell>
          <table:table-cell table:formula="of:=+[.S46]/[.S45]" office:value-type="float" office:value="4.23606557377049" calcext:value-type="float">
            <text:p>4.23606557377049</text:p>
          </table:table-cell>
          <table:table-cell table:style-name="ce3" table:formula="of:=+[.W45]+[.S46]" office:value-type="float" office:value="4181" calcext:value-type="float">
            <text:p>4181</text:p>
          </table:table-cell>
          <table:table-cell table:formula="of:=+[.U46]/[.U45]" office:value-type="float" office:value="4.23606889564336" calcext:value-type="float">
            <text:p>4.23606889564336</text:p>
          </table:table-cell>
          <table:table-cell table:style-name="ce4" table:formula="of:=+[.S46]+[.U46]" office:value-type="float" office:value="6765" calcext:value-type="float">
            <text:p>6765</text:p>
          </table:table-cell>
          <table:table-cell table:formula="of:=+[.W46]/[.W45]" office:value-type="float" office:value="4.23606762680025" calcext:value-type="float">
            <text:p>4.23606762680025</text:p>
          </table:table-cell>
          <table:table-cell/>
          <table:table-cell table:formula="of:=+[.S46]+[.U46]+[.W46]" office:value-type="float" office:value="13530" calcext:value-type="float">
            <text:p>13530</text:p>
          </table:table-cell>
          <table:table-cell table:formula="of:=+[.Z46]/[.Z45]" office:value-type="float" office:value="4.23606762680025" calcext:value-type="float">
            <text:p>4.23606762680025</text:p>
          </table:table-cell>
          <table:table-cell/>
          <table:table-cell table:formula="of:=+[.Z46]+[.S47]" office:value-type="float" office:value="24476" calcext:value-type="float">
            <text:p>24476</text:p>
          </table:table-cell>
          <table:table-cell table:formula="of:=+[.AC46]/[.AC45]" office:value-type="float" office:value="4.23606784354448" calcext:value-type="float">
            <text:p>4.23606784354448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46]+[.W46]" office:value-type="float" office:value="10946" calcext:value-type="float">
            <text:p>10946</text:p>
          </table:table-cell>
          <table:table-cell table:formula="of:=+[.S47]/[.S46]" office:value-type="float" office:value="4.23606811145511" calcext:value-type="float">
            <text:p>4.23606811145511</text:p>
          </table:table-cell>
          <table:table-cell table:style-name="ce3" table:formula="of:=+[.W46]+[.S47]" office:value-type="float" office:value="17711" calcext:value-type="float">
            <text:p>17711</text:p>
          </table:table-cell>
          <table:table-cell table:formula="of:=+[.U47]/[.U46]" office:value-type="float" office:value="4.23606792633341" calcext:value-type="float">
            <text:p>4.23606792633341</text:p>
          </table:table-cell>
          <table:table-cell table:style-name="ce4" table:formula="of:=+[.S47]+[.U47]" office:value-type="float" office:value="28657" calcext:value-type="float">
            <text:p>28657</text:p>
          </table:table-cell>
          <table:table-cell table:formula="of:=+[.W47]/[.W46]" office:value-type="float" office:value="4.23606799704361" calcext:value-type="float">
            <text:p>4.23606799704361</text:p>
          </table:table-cell>
          <table:table-cell/>
          <table:table-cell table:formula="of:=+[.S47]+[.U47]+[.W47]" office:value-type="float" office:value="57314" calcext:value-type="float">
            <text:p>57314</text:p>
          </table:table-cell>
          <table:table-cell table:formula="of:=+[.Z47]/[.Z46]" office:value-type="float" office:value="4.23606799704361" calcext:value-type="float">
            <text:p>4.23606799704361</text:p>
          </table:table-cell>
          <table:table-cell/>
          <table:table-cell table:formula="of:=+[.Z47]+[.S48]" office:value-type="float" office:value="103682" calcext:value-type="float">
            <text:p>103682</text:p>
          </table:table-cell>
          <table:table-cell table:formula="of:=+[.AC47]/[.AC46]" office:value-type="float" office:value="4.23606798496486" calcext:value-type="float">
            <text:p>4.23606798496486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47]+[.W47]" office:value-type="float" office:value="46368" calcext:value-type="float">
            <text:p>46368</text:p>
          </table:table-cell>
          <table:table-cell table:formula="of:=+[.S48]/[.S47]" office:value-type="float" office:value="4.23606797003472" calcext:value-type="float">
            <text:p>4.23606797003472</text:p>
          </table:table-cell>
          <table:table-cell table:style-name="ce3" table:formula="of:=+[.W47]+[.S48]" office:value-type="float" office:value="75025" calcext:value-type="float">
            <text:p>75025</text:p>
          </table:table-cell>
          <table:table-cell table:formula="of:=+[.U48]/[.U47]" office:value-type="float" office:value="4.23606798035119" calcext:value-type="float">
            <text:p>4.23606798035119</text:p>
          </table:table-cell>
          <table:table-cell table:style-name="ce4" table:formula="of:=+[.S48]+[.U48]" office:value-type="float" office:value="121393" calcext:value-type="float">
            <text:p>121393</text:p>
          </table:table-cell>
          <table:table-cell table:formula="of:=+[.W48]/[.W47]" office:value-type="float" office:value="4.23606797641065" calcext:value-type="float">
            <text:p>4.23606797641065</text:p>
          </table:table-cell>
          <table:table-cell/>
          <table:table-cell table:formula="of:=+[.S48]+[.U48]+[.W48]" office:value-type="float" office:value="242786" calcext:value-type="float">
            <text:p>242786</text:p>
          </table:table-cell>
          <table:table-cell table:formula="of:=+[.Z48]/[.Z47]" office:value-type="float" office:value="4.23606797641065" calcext:value-type="float">
            <text:p>4.23606797641065</text:p>
          </table:table-cell>
          <table:table-cell/>
          <table:table-cell table:formula="of:=+[.Z48]+[.S49]" office:value-type="float" office:value="439204" calcext:value-type="float">
            <text:p>439204</text:p>
          </table:table-cell>
          <table:table-cell table:formula="of:=+[.AC48]/[.AC47]" office:value-type="float" office:value="4.23606797708378" calcext:value-type="float">
            <text:p>4.23606797708378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48]+[.W48]" office:value-type="float" office:value="196418" calcext:value-type="float">
            <text:p>196418</text:p>
          </table:table-cell>
          <table:table-cell table:formula="of:=+[.S49]/[.S48]" office:value-type="float" office:value="4.2360679779158" calcext:value-type="float">
            <text:p>4.2360679779158</text:p>
          </table:table-cell>
          <table:table-cell table:style-name="ce3" table:formula="of:=+[.W48]+[.S49]" office:value-type="float" office:value="317811" calcext:value-type="float">
            <text:p>317811</text:p>
          </table:table-cell>
          <table:table-cell table:formula="of:=+[.U49]/[.U48]" office:value-type="float" office:value="4.23606797734089" calcext:value-type="float">
            <text:p>4.23606797734089</text:p>
          </table:table-cell>
          <table:table-cell table:style-name="ce4" table:formula="of:=+[.S49]+[.U49]" office:value-type="float" office:value="514229" calcext:value-type="float">
            <text:p>514229</text:p>
          </table:table-cell>
          <table:table-cell table:formula="of:=+[.W49]/[.W48]" office:value-type="float" office:value="4.23606797756049" calcext:value-type="float">
            <text:p>4.23606797756049</text:p>
          </table:table-cell>
          <table:table-cell/>
          <table:table-cell table:formula="of:=+[.S49]+[.U49]+[.W49]" office:value-type="float" office:value="1028458" calcext:value-type="float">
            <text:p>1028458</text:p>
          </table:table-cell>
          <table:table-cell table:formula="of:=+[.Z49]/[.Z48]" office:value-type="float" office:value="4.23606797756049" calcext:value-type="float">
            <text:p>4.23606797756049</text:p>
          </table:table-cell>
          <table:table-cell/>
          <table:table-cell table:formula="of:=+[.Z49]+[.S50]" office:value-type="float" office:value="1860498" calcext:value-type="float">
            <text:p>1860498</text:p>
          </table:table-cell>
          <table:table-cell table:formula="of:=+[.AC49]/[.AC48]" office:value-type="float" office:value="4.23606797752297" calcext:value-type="float">
            <text:p>4.23606797752297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49]+[.W49]" office:value-type="float" office:value="832040" calcext:value-type="float">
            <text:p>832040</text:p>
          </table:table-cell>
          <table:table-cell table:formula="of:=+[.S50]/[.S49]" office:value-type="float" office:value="4.23606797747661" calcext:value-type="float">
            <text:p>4.23606797747661</text:p>
          </table:table-cell>
          <table:table-cell table:style-name="ce3" table:formula="of:=+[.W49]+[.S50]" office:value-type="float" office:value="1346269" calcext:value-type="float">
            <text:p>1346269</text:p>
          </table:table-cell>
          <table:table-cell table:formula="of:=+[.U50]/[.U49]" office:value-type="float" office:value="4.23606797750865" calcext:value-type="float">
            <text:p>4.23606797750865</text:p>
          </table:table-cell>
          <table:table-cell table:style-name="ce4" table:formula="of:=+[.S50]+[.U50]" office:value-type="float" office:value="2178309" calcext:value-type="float">
            <text:p>2178309</text:p>
          </table:table-cell>
          <table:table-cell table:formula="of:=+[.W50]/[.W49]" office:value-type="float" office:value="4.23606797749641" calcext:value-type="float">
            <text:p>4.23606797749641</text:p>
          </table:table-cell>
          <table:table-cell/>
          <table:table-cell table:formula="of:=+[.S50]+[.U50]+[.W50]" office:value-type="float" office:value="4356618" calcext:value-type="float">
            <text:p>4356618</text:p>
          </table:table-cell>
          <table:table-cell table:formula="of:=+[.Z50]/[.Z49]" office:value-type="float" office:value="4.23606797749641" calcext:value-type="float">
            <text:p>4.23606797749641</text:p>
          </table:table-cell>
          <table:table-cell/>
          <table:table-cell table:formula="of:=+[.Z50]+[.S51]" office:value-type="float" office:value="7881196" calcext:value-type="float">
            <text:p>7881196</text:p>
          </table:table-cell>
          <table:table-cell table:formula="of:=+[.AC50]/[.AC49]" office:value-type="float" office:value="4.2360679774985" calcext:value-type="float">
            <text:p>4.2360679774985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50]+[.W50]" office:value-type="float" office:value="3524578" calcext:value-type="float">
            <text:p>3524578</text:p>
          </table:table-cell>
          <table:table-cell table:formula="of:=+[.S51]/[.S50]" office:value-type="float" office:value="4.23606797750108" calcext:value-type="float">
            <text:p>4.23606797750108</text:p>
          </table:table-cell>
          <table:table-cell table:style-name="ce3" table:formula="of:=+[.W50]+[.S51]" office:value-type="float" office:value="5702887" calcext:value-type="float">
            <text:p>5702887</text:p>
          </table:table-cell>
          <table:table-cell table:formula="of:=+[.U51]/[.U50]" office:value-type="float" office:value="4.2360679774993" calcext:value-type="float">
            <text:p>4.2360679774993</text:p>
          </table:table-cell>
          <table:table-cell table:style-name="ce4" table:formula="of:=+[.S51]+[.U51]" office:value-type="float" office:value="9227465" calcext:value-type="float">
            <text:p>9227465</text:p>
          </table:table-cell>
          <table:table-cell table:formula="of:=+[.W51]/[.W50]" office:value-type="float" office:value="4.23606797749998" calcext:value-type="float">
            <text:p>4.23606797749998</text:p>
          </table:table-cell>
          <table:table-cell/>
          <table:table-cell table:formula="of:=+[.S51]+[.U51]+[.W51]" office:value-type="float" office:value="18454930" calcext:value-type="float">
            <text:p>18454930</text:p>
          </table:table-cell>
          <table:table-cell table:formula="of:=+[.Z51]/[.Z50]" office:value-type="float" office:value="4.23606797749998" calcext:value-type="float">
            <text:p>4.23606797749998</text:p>
          </table:table-cell>
          <table:table-cell/>
          <table:table-cell table:formula="of:=+[.Z51]+[.S52]" office:value-type="float" office:value="33385282" calcext:value-type="float">
            <text:p>33385282</text:p>
          </table:table-cell>
          <table:table-cell table:formula="of:=+[.AC51]/[.AC50]" office:value-type="float" office:value="4.23606797749986" calcext:value-type="float">
            <text:p>4.23606797749986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51]+[.W51]" office:value-type="float" office:value="14930352" calcext:value-type="float">
            <text:p>14930352</text:p>
          </table:table-cell>
          <table:table-cell table:formula="of:=+[.S52]/[.S51]" office:value-type="float" office:value="4.23606797749972" calcext:value-type="float">
            <text:p>4.23606797749972</text:p>
          </table:table-cell>
          <table:table-cell table:style-name="ce3" table:formula="of:=+[.W51]+[.S52]" office:value-type="float" office:value="24157817" calcext:value-type="float">
            <text:p>24157817</text:p>
          </table:table-cell>
          <table:table-cell table:formula="of:=+[.U52]/[.U51]" office:value-type="float" office:value="4.23606797749982" calcext:value-type="float">
            <text:p>4.23606797749982</text:p>
          </table:table-cell>
          <table:table-cell table:style-name="ce4" table:formula="of:=+[.S52]+[.U52]" office:value-type="float" office:value="39088169" calcext:value-type="float">
            <text:p>39088169</text:p>
          </table:table-cell>
          <table:table-cell table:formula="of:=+[.W52]/[.W51]" office:value-type="float" office:value="4.23606797749978" calcext:value-type="float">
            <text:p>4.23606797749978</text:p>
          </table:table-cell>
          <table:table-cell/>
          <table:table-cell table:formula="of:=+[.S52]+[.U52]+[.W52]" office:value-type="float" office:value="78176338" calcext:value-type="float">
            <text:p>78176338</text:p>
          </table:table-cell>
          <table:table-cell table:formula="of:=+[.Z52]/[.Z51]" office:value-type="float" office:value="4.23606797749978" calcext:value-type="float">
            <text:p>4.23606797749978</text:p>
          </table:table-cell>
          <table:table-cell/>
          <table:table-cell table:formula="of:=+[.Z52]+[.S53]" office:value-type="float" office:value="141422324" calcext:value-type="float">
            <text:p>141422324</text:p>
          </table:table-cell>
          <table:table-cell table:formula="of:=+[.AC52]/[.AC51]" office:value-type="float" office:value="4.23606797749979" calcext:value-type="float">
            <text:p>4.23606797749979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52]+[.W52]" office:value-type="float" office:value="63245986" calcext:value-type="float">
            <text:p>63245986</text:p>
          </table:table-cell>
          <table:table-cell table:formula="of:=+[.S53]/[.S52]" office:value-type="float" office:value="4.23606797749979" calcext:value-type="float">
            <text:p>4.23606797749979</text:p>
          </table:table-cell>
          <table:table-cell table:style-name="ce3" table:formula="of:=+[.W52]+[.S53]" office:value-type="float" office:value="102334155" calcext:value-type="float">
            <text:p>102334155</text:p>
          </table:table-cell>
          <table:table-cell table:formula="of:=+[.U53]/[.U52]" office:value-type="float" office:value="4.23606797749979" calcext:value-type="float">
            <text:p>4.23606797749979</text:p>
          </table:table-cell>
          <table:table-cell table:style-name="ce4" table:formula="of:=+[.S53]+[.U53]" office:value-type="float" office:value="165580141" calcext:value-type="float">
            <text:p>165580141</text:p>
          </table:table-cell>
          <table:table-cell table:formula="of:=+[.W53]/[.W52]" office:value-type="float" office:value="4.23606797749979" calcext:value-type="float">
            <text:p>4.23606797749979</text:p>
          </table:table-cell>
          <table:table-cell/>
          <table:table-cell table:formula="of:=+[.S53]+[.U53]+[.W53]" office:value-type="float" office:value="331160282" calcext:value-type="float">
            <text:p>331160282</text:p>
          </table:table-cell>
          <table:table-cell table:formula="of:=+[.Z53]/[.Z52]" office:value-type="float" office:value="4.23606797749979" calcext:value-type="float">
            <text:p>4.23606797749979</text:p>
          </table:table-cell>
          <table:table-cell/>
          <table:table-cell table:formula="of:=+[.Z53]+[.S54]" office:value-type="float" office:value="599074578" calcext:value-type="float">
            <text:p>599074578</text:p>
          </table:table-cell>
          <table:table-cell table:formula="of:=+[.AC53]/[.AC52]" office:value-type="float" office:value="4.23606797749979" calcext:value-type="float">
            <text:p>4.23606797749979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53]+[.W53]" office:value-type="float" office:value="267914296" calcext:value-type="float">
            <text:p>267914296</text:p>
          </table:table-cell>
          <table:table-cell table:formula="of:=+[.S54]/[.S53]" office:value-type="float" office:value="4.23606797749979" calcext:value-type="float">
            <text:p>4.23606797749979</text:p>
          </table:table-cell>
          <table:table-cell table:style-name="ce3" table:formula="of:=+[.W53]+[.S54]" office:value-type="float" office:value="433494437" calcext:value-type="float">
            <text:p>433494437</text:p>
          </table:table-cell>
          <table:table-cell table:formula="of:=+[.U54]/[.U53]" office:value-type="float" office:value="4.23606797749979" calcext:value-type="float">
            <text:p>4.23606797749979</text:p>
          </table:table-cell>
          <table:table-cell table:style-name="ce4" table:formula="of:=+[.S54]+[.U54]" office:value-type="float" office:value="701408733" calcext:value-type="float">
            <text:p>701408733</text:p>
          </table:table-cell>
          <table:table-cell table:formula="of:=+[.W54]/[.W53]" office:value-type="float" office:value="4.23606797749979" calcext:value-type="float">
            <text:p>4.23606797749979</text:p>
          </table:table-cell>
          <table:table-cell/>
          <table:table-cell table:formula="of:=+[.S54]+[.U54]+[.W54]" office:value-type="float" office:value="1402817466" calcext:value-type="float">
            <text:p>1402817466</text:p>
          </table:table-cell>
          <table:table-cell table:formula="of:=+[.Z54]/[.Z53]" office:value-type="float" office:value="4.23606797749979" calcext:value-type="float">
            <text:p>4.23606797749979</text:p>
          </table:table-cell>
          <table:table-cell/>
          <table:table-cell table:formula="of:=+[.Z54]+[.S55]" office:value-type="float" office:value="2537720636" calcext:value-type="float">
            <text:p>2537720636</text:p>
          </table:table-cell>
          <table:table-cell table:formula="of:=+[.AC54]/[.AC53]" office:value-type="float" office:value="4.23606797749979" calcext:value-type="float">
            <text:p>4.23606797749979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54]+[.W54]" office:value-type="float" office:value="1134903170" calcext:value-type="float">
            <text:p>1134903170</text:p>
          </table:table-cell>
          <table:table-cell table:formula="of:=+[.S55]/[.S54]" office:value-type="float" office:value="4.23606797749979" calcext:value-type="float">
            <text:p>4.23606797749979</text:p>
          </table:table-cell>
          <table:table-cell table:style-name="ce3" table:formula="of:=+[.W54]+[.S55]" office:value-type="float" office:value="1836311903" calcext:value-type="float">
            <text:p>1836311903</text:p>
          </table:table-cell>
          <table:table-cell table:formula="of:=+[.U55]/[.U54]" office:value-type="float" office:value="4.23606797749979" calcext:value-type="float">
            <text:p>4.23606797749979</text:p>
          </table:table-cell>
          <table:table-cell table:style-name="ce4" table:formula="of:=+[.S55]+[.U55]" office:value-type="float" office:value="2971215073" calcext:value-type="float">
            <text:p>2971215073</text:p>
          </table:table-cell>
          <table:table-cell table:formula="of:=+[.W55]/[.W54]" office:value-type="float" office:value="4.23606797749979" calcext:value-type="float">
            <text:p>4.23606797749979</text:p>
          </table:table-cell>
          <table:table-cell/>
          <table:table-cell table:formula="of:=+[.S55]+[.U55]+[.W55]" office:value-type="float" office:value="5942430146" calcext:value-type="float">
            <text:p>5942430146</text:p>
          </table:table-cell>
          <table:table-cell table:formula="of:=+[.Z55]/[.Z54]" office:value-type="float" office:value="4.23606797749979" calcext:value-type="float">
            <text:p>4.23606797749979</text:p>
          </table:table-cell>
          <table:table-cell/>
          <table:table-cell table:formula="of:=+[.Z55]+[.S56]" office:value-type="float" office:value="10749957122" calcext:value-type="float">
            <text:p>10749957122</text:p>
          </table:table-cell>
          <table:table-cell table:formula="of:=+[.AC55]/[.AC54]" office:value-type="float" office:value="4.23606797749979" calcext:value-type="float">
            <text:p>4.23606797749979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55]+[.W55]" office:value-type="float" office:value="4807526976" calcext:value-type="float">
            <text:p>4807526976</text:p>
          </table:table-cell>
          <table:table-cell table:formula="of:=+[.S56]/[.S55]" office:value-type="float" office:value="4.23606797749979" calcext:value-type="float">
            <text:p>4.23606797749979</text:p>
          </table:table-cell>
          <table:table-cell table:style-name="ce3" table:formula="of:=+[.W55]+[.S56]" office:value-type="float" office:value="7778742049" calcext:value-type="float">
            <text:p>7778742049</text:p>
          </table:table-cell>
          <table:table-cell table:formula="of:=+[.U56]/[.U55]" office:value-type="float" office:value="4.23606797749979" calcext:value-type="float">
            <text:p>4.23606797749979</text:p>
          </table:table-cell>
          <table:table-cell table:style-name="ce4" table:formula="of:=+[.S56]+[.U56]" office:value-type="float" office:value="12586269025" calcext:value-type="float">
            <text:p>12586269025</text:p>
          </table:table-cell>
          <table:table-cell table:formula="of:=+[.W56]/[.W55]" office:value-type="float" office:value="4.23606797749979" calcext:value-type="float">
            <text:p>4.23606797749979</text:p>
          </table:table-cell>
          <table:table-cell/>
          <table:table-cell table:formula="of:=+[.S56]+[.U56]+[.W56]" office:value-type="float" office:value="25172538050" calcext:value-type="float">
            <text:p>25172538050</text:p>
          </table:table-cell>
          <table:table-cell table:formula="of:=+[.Z56]/[.Z55]" office:value-type="float" office:value="4.23606797749979" calcext:value-type="float">
            <text:p>4.23606797749979</text:p>
          </table:table-cell>
          <table:table-cell/>
          <table:table-cell table:formula="of:=+[.Z56]+[.S57]" office:value-type="float" office:value="45537549124" calcext:value-type="float">
            <text:p>45537549124</text:p>
          </table:table-cell>
          <table:table-cell table:formula="of:=+[.AC56]/[.AC55]" office:value-type="float" office:value="4.23606797749979" calcext:value-type="float">
            <text:p>4.23606797749979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56]+[.W56]" office:value-type="float" office:value="20365011074" calcext:value-type="float">
            <text:p>20365011074</text:p>
          </table:table-cell>
          <table:table-cell table:formula="of:=+[.S57]/[.S56]" office:value-type="float" office:value="4.23606797749979" calcext:value-type="float">
            <text:p>4.23606797749979</text:p>
          </table:table-cell>
          <table:table-cell table:style-name="ce3" table:formula="of:=+[.W56]+[.S57]" office:value-type="float" office:value="32951280099" calcext:value-type="float">
            <text:p>32951280099</text:p>
          </table:table-cell>
          <table:table-cell table:formula="of:=+[.U57]/[.U56]" office:value-type="float" office:value="4.23606797749979" calcext:value-type="float">
            <text:p>4.23606797749979</text:p>
          </table:table-cell>
          <table:table-cell table:style-name="ce4" table:formula="of:=+[.S57]+[.U57]" office:value-type="float" office:value="53316291173" calcext:value-type="float">
            <text:p>53316291173</text:p>
          </table:table-cell>
          <table:table-cell table:formula="of:=+[.W57]/[.W56]" office:value-type="float" office:value="4.23606797749979" calcext:value-type="float">
            <text:p>4.23606797749979</text:p>
          </table:table-cell>
          <table:table-cell/>
          <table:table-cell table:formula="of:=+[.S57]+[.U57]+[.W57]" office:value-type="float" office:value="106632582346" calcext:value-type="float">
            <text:p>106632582346</text:p>
          </table:table-cell>
          <table:table-cell table:formula="of:=+[.Z57]/[.Z56]" office:value-type="float" office:value="4.23606797749979" calcext:value-type="float">
            <text:p>4.23606797749979</text:p>
          </table:table-cell>
          <table:table-cell/>
          <table:table-cell table:formula="of:=+[.Z57]+[.S58]" office:value-type="float" office:value="192900153618" calcext:value-type="float">
            <text:p>192900153618</text:p>
          </table:table-cell>
          <table:table-cell table:formula="of:=+[.AC57]/[.AC56]" office:value-type="float" office:value="4.23606797749979" calcext:value-type="float">
            <text:p>4.23606797749979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57]+[.W57]" office:value-type="float" office:value="86267571272" calcext:value-type="float">
            <text:p>86267571272</text:p>
          </table:table-cell>
          <table:table-cell table:formula="of:=+[.S58]/[.S57]" office:value-type="float" office:value="4.23606797749979" calcext:value-type="float">
            <text:p>4.23606797749979</text:p>
          </table:table-cell>
          <table:table-cell table:style-name="ce3" table:formula="of:=+[.W57]+[.S58]" office:value-type="float" office:value="139583862445" calcext:value-type="float">
            <text:p>139583862445</text:p>
          </table:table-cell>
          <table:table-cell table:formula="of:=+[.U58]/[.U57]" office:value-type="float" office:value="4.23606797749979" calcext:value-type="float">
            <text:p>4.23606797749979</text:p>
          </table:table-cell>
          <table:table-cell table:style-name="ce4" table:formula="of:=+[.S58]+[.U58]" office:value-type="float" office:value="225851433717" calcext:value-type="float">
            <text:p>225851433717</text:p>
          </table:table-cell>
          <table:table-cell table:formula="of:=+[.W58]/[.W57]" office:value-type="float" office:value="4.23606797749979" calcext:value-type="float">
            <text:p>4.23606797749979</text:p>
          </table:table-cell>
          <table:table-cell/>
          <table:table-cell table:formula="of:=+[.S58]+[.U58]+[.W58]" office:value-type="float" office:value="451702867434" calcext:value-type="float">
            <text:p>4517028674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58]+[.W58]" office:value-type="float" office:value="365435296162" calcext:value-type="float">
            <text:p>365435296162</text:p>
          </table:table-cell>
          <table:table-cell table:formula="of:=+[.S59]/[.S58]" office:value-type="float" office:value="4.23606797749979" calcext:value-type="float">
            <text:p>4.23606797749979</text:p>
          </table:table-cell>
          <table:table-cell table:style-name="ce3" table:formula="of:=+[.W58]+[.S59]" office:value-type="float" office:value="591286729879" calcext:value-type="float">
            <text:p>591286729879</text:p>
          </table:table-cell>
          <table:table-cell table:formula="of:=+[.U59]/[.U58]" office:value-type="float" office:value="4.23606797749979" calcext:value-type="float">
            <text:p>4.23606797749979</text:p>
          </table:table-cell>
          <table:table-cell table:style-name="ce4" table:formula="of:=+[.S59]+[.U59]" office:value-type="float" office:value="956722026041" calcext:value-type="float">
            <text:p>956722026041</text:p>
          </table:table-cell>
          <table:table-cell table:formula="of:=+[.W59]/[.W58]" office:value-type="float" office:value="4.23606797749979" calcext:value-type="float">
            <text:p>4.23606797749979</text:p>
          </table:table-cell>
          <table:table-cell/>
          <table:table-cell table:formula="of:=+[.S59]+[.U59]+[.W59]" office:value-type="float" office:value="1913444052082" calcext:value-type="float">
            <text:p>191344405208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59]+[.W59]" office:value-type="float" office:value="1548008755920" calcext:value-type="float">
            <text:p>1548008755920</text:p>
          </table:table-cell>
          <table:table-cell table:formula="of:=+[.S60]/[.S59]" office:value-type="float" office:value="4.23606797749979" calcext:value-type="float">
            <text:p>4.23606797749979</text:p>
          </table:table-cell>
          <table:table-cell table:style-name="ce3" table:formula="of:=+[.W59]+[.S60]" office:value-type="float" office:value="2504730781961" calcext:value-type="float">
            <text:p>2504730781961</text:p>
          </table:table-cell>
          <table:table-cell table:formula="of:=+[.U60]/[.U59]" office:value-type="float" office:value="4.23606797749979" calcext:value-type="float">
            <text:p>4.23606797749979</text:p>
          </table:table-cell>
          <table:table-cell table:style-name="ce4" table:formula="of:=+[.S60]+[.U60]" office:value-type="float" office:value="4052739537881" calcext:value-type="float">
            <text:p>4052739537881</text:p>
          </table:table-cell>
          <table:table-cell table:formula="of:=+[.W60]/[.W59]" office:value-type="float" office:value="4.23606797749979" calcext:value-type="float">
            <text:p>4.23606797749979</text:p>
          </table:table-cell>
          <table:table-cell/>
          <table:table-cell table:formula="of:=+[.S60]+[.U60]+[.W60]" office:value-type="float" office:value="8105479075762" calcext:value-type="float">
            <text:p>810547907576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60]+[.W60]" office:value-type="float" office:value="6557470319842" calcext:value-type="float">
            <text:p>6557470319842</text:p>
          </table:table-cell>
          <table:table-cell table:formula="of:=+[.S61]/[.S60]" office:value-type="float" office:value="4.23606797749979" calcext:value-type="float">
            <text:p>4.23606797749979</text:p>
          </table:table-cell>
          <table:table-cell table:style-name="ce3" table:formula="of:=+[.W60]+[.S61]" office:value-type="float" office:value="10610209857723" calcext:value-type="float">
            <text:p>10610209857723</text:p>
          </table:table-cell>
          <table:table-cell table:formula="of:=+[.U61]/[.U60]" office:value-type="float" office:value="4.23606797749979" calcext:value-type="float">
            <text:p>4.23606797749979</text:p>
          </table:table-cell>
          <table:table-cell table:style-name="ce4" table:formula="of:=+[.S61]+[.U61]" office:value-type="float" office:value="17167680177565" calcext:value-type="float">
            <text:p>17167680177565</text:p>
          </table:table-cell>
          <table:table-cell table:formula="of:=+[.W61]/[.W60]" office:value-type="float" office:value="4.23606797749979" calcext:value-type="float">
            <text:p>4.23606797749979</text:p>
          </table:table-cell>
          <table:table-cell/>
          <table:table-cell table:formula="of:=+[.S61]+[.U61]+[.W61]" office:value-type="float" office:value="34335360355130" calcext:value-type="float">
            <text:p>3433536035513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61]+[.W61]" office:value-type="float" office:value="27777890035288" calcext:value-type="float">
            <text:p>27777890035288</text:p>
          </table:table-cell>
          <table:table-cell table:formula="of:=+[.S62]/[.S61]" office:value-type="float" office:value="4.23606797749979" calcext:value-type="float">
            <text:p>4.23606797749979</text:p>
          </table:table-cell>
          <table:table-cell table:style-name="ce3" table:formula="of:=+[.W61]+[.S62]" office:value-type="float" office:value="44945570212853" calcext:value-type="float">
            <text:p>44945570212853</text:p>
          </table:table-cell>
          <table:table-cell table:formula="of:=+[.U62]/[.U61]" office:value-type="float" office:value="4.23606797749979" calcext:value-type="float">
            <text:p>4.23606797749979</text:p>
          </table:table-cell>
          <table:table-cell table:style-name="ce4" table:formula="of:=+[.S62]+[.U62]" office:value-type="float" office:value="72723460248141" calcext:value-type="float">
            <text:p>72723460248141</text:p>
          </table:table-cell>
          <table:table-cell table:formula="of:=+[.W62]/[.W61]" office:value-type="float" office:value="4.23606797749979" calcext:value-type="float">
            <text:p>4.23606797749979</text:p>
          </table:table-cell>
          <table:table-cell/>
          <table:table-cell table:formula="of:=+[.S62]+[.U62]+[.W62]" office:value-type="float" office:value="145446920496282" calcext:value-type="float">
            <text:p>14544692049628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62]+[.W62]" office:value-type="float" office:value="117669030460994" calcext:value-type="float">
            <text:p>117669030460994</text:p>
          </table:table-cell>
          <table:table-cell table:formula="of:=+[.S63]/[.S62]" office:value-type="float" office:value="4.23606797749979" calcext:value-type="float">
            <text:p>4.23606797749979</text:p>
          </table:table-cell>
          <table:table-cell table:style-name="ce3" table:formula="of:=+[.W62]+[.S63]" office:value-type="float" office:value="190392490709135" calcext:value-type="float">
            <text:p>190392490709135</text:p>
          </table:table-cell>
          <table:table-cell table:formula="of:=+[.U63]/[.U62]" office:value-type="float" office:value="4.23606797749979" calcext:value-type="float">
            <text:p>4.23606797749979</text:p>
          </table:table-cell>
          <table:table-cell table:style-name="ce4" table:formula="of:=+[.S63]+[.U63]" office:value-type="float" office:value="308061521170129" calcext:value-type="float">
            <text:p>308061521170129</text:p>
          </table:table-cell>
          <table:table-cell table:formula="of:=+[.W63]/[.W62]" office:value-type="float" office:value="4.23606797749979" calcext:value-type="float">
            <text:p>4.23606797749979</text:p>
          </table:table-cell>
          <table:table-cell/>
          <table:table-cell table:formula="of:=+[.S63]+[.U63]+[.W63]" office:value-type="float" office:value="616123042340258" calcext:value-type="float">
            <text:p>61612304234025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63]+[.W63]" office:value-type="float" office:value="498454011879264" calcext:value-type="float">
            <text:p>498454011879264</text:p>
          </table:table-cell>
          <table:table-cell table:formula="of:=+[.S64]/[.S63]" office:value-type="float" office:value="4.23606797749979" calcext:value-type="float">
            <text:p>4.23606797749979</text:p>
          </table:table-cell>
          <table:table-cell table:style-name="ce3" table:formula="of:=+[.W63]+[.S64]" office:value-type="float" office:value="806515533049393" calcext:value-type="float">
            <text:p>806515533049393</text:p>
          </table:table-cell>
          <table:table-cell table:formula="of:=+[.U64]/[.U63]" office:value-type="float" office:value="4.23606797749979" calcext:value-type="float">
            <text:p>4.23606797749979</text:p>
          </table:table-cell>
          <table:table-cell table:style-name="ce4" table:formula="of:=+[.S64]+[.U64]" office:value-type="float" office:value="1304969544928657" calcext:value-type="float">
            <text:p>1304969544928657</text:p>
          </table:table-cell>
          <table:table-cell table:formula="of:=+[.W64]/[.W63]" office:value-type="float" office:value="4.23606797749979" calcext:value-type="float">
            <text:p>4.23606797749979</text:p>
          </table:table-cell>
          <table:table-cell/>
          <table:table-cell table:formula="of:=+[.S64]+[.U64]+[.W64]" office:value-type="float" office:value="2609939089857314" calcext:value-type="float">
            <text:p>26099390898573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64]+[.W64]" office:value-type="float" office:value="2111485077978050" calcext:value-type="float">
            <text:p>2111485077978050</text:p>
          </table:table-cell>
          <table:table-cell table:formula="of:=+[.S65]/[.S64]" office:value-type="float" office:value="4.23606797749979" calcext:value-type="float">
            <text:p>4.23606797749979</text:p>
          </table:table-cell>
          <table:table-cell table:style-name="ce3" table:formula="of:=+[.W64]+[.S65]" office:value-type="float" office:value="3416454622906707" calcext:value-type="float">
            <text:p>3416454622906707</text:p>
          </table:table-cell>
          <table:table-cell table:formula="of:=+[.U65]/[.U64]" office:value-type="float" office:value="4.23606797749979" calcext:value-type="float">
            <text:p>4.23606797749979</text:p>
          </table:table-cell>
          <table:table-cell table:style-name="ce4" table:formula="of:=+[.S65]+[.U65]" office:value-type="float" office:value="5527939700884757" calcext:value-type="float">
            <text:p>5527939700884757</text:p>
          </table:table-cell>
          <table:table-cell table:formula="of:=+[.W65]/[.W64]" office:value-type="float" office:value="4.23606797749979" calcext:value-type="float">
            <text:p>4.23606797749979</text:p>
          </table:table-cell>
          <table:table-cell/>
          <table:table-cell table:formula="of:=+[.S65]+[.U65]+[.W65]" office:value-type="float" office:value="1.10558794017695E+016" calcext:value-type="float">
            <text:p>1.10558794017695E+0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65]+[.W65]" office:value-type="float" office:value="8944394323791464" calcext:value-type="float">
            <text:p>8944394323791464</text:p>
          </table:table-cell>
          <table:table-cell table:formula="of:=+[.S66]/[.S65]" office:value-type="float" office:value="4.23606797749979" calcext:value-type="float">
            <text:p>4.23606797749979</text:p>
          </table:table-cell>
          <table:table-cell table:style-name="ce3" table:formula="of:=+[.W65]+[.S66]" office:value-type="float" office:value="1.44723340246762E+016" calcext:value-type="float">
            <text:p>1.44723340246762E+016</text:p>
          </table:table-cell>
          <table:table-cell table:formula="of:=+[.U66]/[.U65]" office:value-type="float" office:value="4.23606797749979" calcext:value-type="float">
            <text:p>4.23606797749979</text:p>
          </table:table-cell>
          <table:table-cell table:style-name="ce4" table:formula="of:=+[.S66]+[.U66]" office:value-type="float" office:value="2.34167283484677E+016" calcext:value-type="float">
            <text:p>2.34167283484677E+016</text:p>
          </table:table-cell>
          <table:table-cell table:formula="of:=+[.W66]/[.W65]" office:value-type="float" office:value="4.23606797749979" calcext:value-type="float">
            <text:p>4.23606797749979</text:p>
          </table:table-cell>
          <table:table-cell/>
          <table:table-cell table:formula="of:=+[.S66]+[.U66]+[.W66]" office:value-type="float" office:value="4.68334566969354E+016" calcext:value-type="float">
            <text:p>4.68334566969354E+0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66]+[.W66]" office:value-type="float" office:value="3.78890623731439E+016" calcext:value-type="float">
            <text:p>3.78890623731439E+016</text:p>
          </table:table-cell>
          <table:table-cell table:formula="of:=+[.S67]/[.S66]" office:value-type="float" office:value="4.23606797749979" calcext:value-type="float">
            <text:p>4.23606797749979</text:p>
          </table:table-cell>
          <table:table-cell table:style-name="ce3" table:formula="of:=+[.W66]+[.S67]" office:value-type="float" office:value="6.13057907216116E+016" calcext:value-type="float">
            <text:p>6.13057907216116E+016</text:p>
          </table:table-cell>
          <table:table-cell table:formula="of:=+[.U67]/[.U66]" office:value-type="float" office:value="4.23606797749979" calcext:value-type="float">
            <text:p>4.23606797749979</text:p>
          </table:table-cell>
          <table:table-cell table:style-name="ce4" table:formula="of:=+[.S67]+[.U67]" office:value-type="float" office:value="9.91948530947555E+016" calcext:value-type="float">
            <text:p>9.91948530947555E+016</text:p>
          </table:table-cell>
          <table:table-cell table:formula="of:=+[.W67]/[.W66]" office:value-type="float" office:value="4.23606797749979" calcext:value-type="float">
            <text:p>4.23606797749979</text:p>
          </table:table-cell>
          <table:table-cell/>
          <table:table-cell table:formula="of:=+[.S67]+[.U67]+[.W67]" office:value-type="float" office:value="1.98389706189511E+017" calcext:value-type="float">
            <text:p>1.98389706189511E+01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67]+[.W67]" office:value-type="float" office:value="1.60500643816367E+017" calcext:value-type="float">
            <text:p>1.60500643816367E+017</text:p>
          </table:table-cell>
          <table:table-cell table:formula="of:=+[.S68]/[.S67]" office:value-type="float" office:value="4.23606797749979" calcext:value-type="float">
            <text:p>4.23606797749979</text:p>
          </table:table-cell>
          <table:table-cell table:style-name="ce3" table:formula="of:=+[.W67]+[.S68]" office:value-type="float" office:value="2.59695496911123E+017" calcext:value-type="float">
            <text:p>2.59695496911123E+017</text:p>
          </table:table-cell>
          <table:table-cell table:formula="of:=+[.U68]/[.U67]" office:value-type="float" office:value="4.23606797749979" calcext:value-type="float">
            <text:p>4.23606797749979</text:p>
          </table:table-cell>
          <table:table-cell table:style-name="ce4" table:formula="of:=+[.S68]+[.U68]" office:value-type="float" office:value="4.2019614072749E+017" calcext:value-type="float">
            <text:p>4.2019614072749E+017</text:p>
          </table:table-cell>
          <table:table-cell table:formula="of:=+[.W68]/[.W67]" office:value-type="float" office:value="4.23606797749979" calcext:value-type="float">
            <text:p>4.23606797749979</text:p>
          </table:table-cell>
          <table:table-cell/>
          <table:table-cell table:formula="of:=+[.S68]+[.U68]+[.W68]" office:value-type="float" office:value="8.40392281454979E+017" calcext:value-type="float">
            <text:p>8.40392281454979E+01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68]+[.W68]" office:value-type="float" office:value="6.79891637638612E+017" calcext:value-type="float">
            <text:p>6.79891637638612E+017</text:p>
          </table:table-cell>
          <table:table-cell table:formula="of:=+[.S69]/[.S68]" office:value-type="float" office:value="4.23606797749979" calcext:value-type="float">
            <text:p>4.23606797749979</text:p>
          </table:table-cell>
          <table:table-cell table:style-name="ce3" table:formula="of:=+[.W68]+[.S69]" office:value-type="float" office:value="1.1000877783661E+018" calcext:value-type="float">
            <text:p>1.1000877783661E+018</text:p>
          </table:table-cell>
          <table:table-cell table:formula="of:=+[.U69]/[.U68]" office:value-type="float" office:value="4.23606797749979" calcext:value-type="float">
            <text:p>4.23606797749979</text:p>
          </table:table-cell>
          <table:table-cell table:style-name="ce4" table:formula="of:=+[.S69]+[.U69]" office:value-type="float" office:value="1.77997941600471E+018" calcext:value-type="float">
            <text:p>1.77997941600471E+018</text:p>
          </table:table-cell>
          <table:table-cell table:formula="of:=+[.W69]/[.W68]" office:value-type="float" office:value="4.23606797749979" calcext:value-type="float">
            <text:p>4.23606797749979</text:p>
          </table:table-cell>
          <table:table-cell/>
          <table:table-cell table:formula="of:=+[.S69]+[.U69]+[.W69]" office:value-type="float" office:value="3.55995883200943E+018" calcext:value-type="float">
            <text:p>3.55995883200943E+0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69]+[.W69]" office:value-type="float" office:value="2.88006719437082E+018" calcext:value-type="float">
            <text:p>2.88006719437082E+018</text:p>
          </table:table-cell>
          <table:table-cell table:formula="of:=+[.S70]/[.S69]" office:value-type="float" office:value="4.23606797749979" calcext:value-type="float">
            <text:p>4.23606797749979</text:p>
          </table:table-cell>
          <table:table-cell table:style-name="ce3" table:formula="of:=+[.W69]+[.S70]" office:value-type="float" office:value="4.66004661037553E+018" calcext:value-type="float">
            <text:p>4.66004661037553E+018</text:p>
          </table:table-cell>
          <table:table-cell table:formula="of:=+[.U70]/[.U69]" office:value-type="float" office:value="4.23606797749979" calcext:value-type="float">
            <text:p>4.23606797749979</text:p>
          </table:table-cell>
          <table:table-cell table:style-name="ce4" table:formula="of:=+[.S70]+[.U70]" office:value-type="float" office:value="7.54011380474635E+018" calcext:value-type="float">
            <text:p>7.54011380474635E+018</text:p>
          </table:table-cell>
          <table:table-cell table:formula="of:=+[.W70]/[.W69]" office:value-type="float" office:value="4.23606797749979" calcext:value-type="float">
            <text:p>4.23606797749979</text:p>
          </table:table-cell>
          <table:table-cell/>
          <table:table-cell table:formula="of:=+[.S70]+[.U70]+[.W70]" office:value-type="float" office:value="1.50802276094927E+019" calcext:value-type="float">
            <text:p>1.50802276094927E+0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70]+[.W70]" office:value-type="float" office:value="1.22001604151219E+019" calcext:value-type="float">
            <text:p>1.22001604151219E+019</text:p>
          </table:table-cell>
          <table:table-cell table:formula="of:=+[.S71]/[.S70]" office:value-type="float" office:value="4.23606797749979" calcext:value-type="float">
            <text:p>4.23606797749979</text:p>
          </table:table-cell>
          <table:table-cell table:style-name="ce3" table:formula="of:=+[.W70]+[.S71]" office:value-type="float" office:value="1.97402742198682E+019" calcext:value-type="float">
            <text:p>1.97402742198682E+019</text:p>
          </table:table-cell>
          <table:table-cell table:formula="of:=+[.U71]/[.U70]" office:value-type="float" office:value="4.23606797749979" calcext:value-type="float">
            <text:p>4.23606797749979</text:p>
          </table:table-cell>
          <table:table-cell table:style-name="ce4" table:formula="of:=+[.S71]+[.U71]" office:value-type="float" office:value="3.19404346349901E+019" calcext:value-type="float">
            <text:p>3.19404346349901E+019</text:p>
          </table:table-cell>
          <table:table-cell table:formula="of:=+[.W71]/[.W70]" office:value-type="float" office:value="4.23606797749979" calcext:value-type="float">
            <text:p>4.23606797749979</text:p>
          </table:table-cell>
          <table:table-cell/>
          <table:table-cell table:formula="of:=+[.S71]+[.U71]+[.W71]" office:value-type="float" office:value="6.38808692699802E+019" calcext:value-type="float">
            <text:p>6.38808692699802E+0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71]+[.W71]" office:value-type="float" office:value="5.16807088548583E+019" calcext:value-type="float">
            <text:p>5.16807088548583E+019</text:p>
          </table:table-cell>
          <table:table-cell table:formula="of:=+[.S72]/[.S71]" office:value-type="float" office:value="4.23606797749979" calcext:value-type="float">
            <text:p>4.23606797749979</text:p>
          </table:table-cell>
          <table:table-cell table:style-name="ce3" table:formula="of:=+[.W71]+[.S72]" office:value-type="float" office:value="8.36211434898484E+019" calcext:value-type="float">
            <text:p>8.36211434898484E+019</text:p>
          </table:table-cell>
          <table:table-cell table:formula="of:=+[.U72]/[.U71]" office:value-type="float" office:value="4.23606797749979" calcext:value-type="float">
            <text:p>4.23606797749979</text:p>
          </table:table-cell>
          <table:table-cell table:style-name="ce4" table:formula="of:=+[.S72]+[.U72]" office:value-type="float" office:value="1.35301852344707E+020" calcext:value-type="float">
            <text:p>1.35301852344707E+020</text:p>
          </table:table-cell>
          <table:table-cell table:formula="of:=+[.W72]/[.W71]" office:value-type="float" office:value="4.23606797749979" calcext:value-type="float">
            <text:p>4.23606797749979</text:p>
          </table:table-cell>
          <table:table-cell/>
          <table:table-cell table:formula="of:=+[.S72]+[.U72]+[.W72]" office:value-type="float" office:value="2.70603704689413E+020" calcext:value-type="float">
            <text:p>2.70603704689413E+0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72]+[.W72]" office:value-type="float" office:value="2.18922995834555E+020" calcext:value-type="float">
            <text:p>2.18922995834555E+020</text:p>
          </table:table-cell>
          <table:table-cell table:formula="of:=+[.S73]/[.S72]" office:value-type="float" office:value="4.23606797749979" calcext:value-type="float">
            <text:p>4.23606797749979</text:p>
          </table:table-cell>
          <table:table-cell table:style-name="ce3" table:formula="of:=+[.W72]+[.S73]" office:value-type="float" office:value="3.54224848179262E+020" calcext:value-type="float">
            <text:p>3.54224848179262E+020</text:p>
          </table:table-cell>
          <table:table-cell table:formula="of:=+[.U73]/[.U72]" office:value-type="float" office:value="4.23606797749979" calcext:value-type="float">
            <text:p>4.23606797749979</text:p>
          </table:table-cell>
          <table:table-cell table:style-name="ce4" table:formula="of:=+[.S73]+[.U73]" office:value-type="float" office:value="5.73147844013817E+020" calcext:value-type="float">
            <text:p>5.73147844013817E+020</text:p>
          </table:table-cell>
          <table:table-cell table:formula="of:=+[.W73]/[.W72]" office:value-type="float" office:value="4.23606797749979" calcext:value-type="float">
            <text:p>4.23606797749979</text:p>
          </table:table-cell>
          <table:table-cell/>
          <table:table-cell table:formula="of:=+[.S73]+[.U73]+[.W73]" office:value-type="float" office:value="1.14629568802763E+021" calcext:value-type="float">
            <text:p>1.14629568802763E+02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73]+[.W73]" office:value-type="float" office:value="9.27372692193079E+020" calcext:value-type="float">
            <text:p>9.27372692193079E+020</text:p>
          </table:table-cell>
          <table:table-cell table:formula="of:=+[.S74]/[.S73]" office:value-type="float" office:value="4.23606797749979" calcext:value-type="float">
            <text:p>4.23606797749979</text:p>
          </table:table-cell>
          <table:table-cell table:style-name="ce3" table:formula="of:=+[.W73]+[.S74]" office:value-type="float" office:value="1.5005205362069E+021" calcext:value-type="float">
            <text:p>1.5005205362069E+021</text:p>
          </table:table-cell>
          <table:table-cell table:formula="of:=+[.U74]/[.U73]" office:value-type="float" office:value="4.23606797749979" calcext:value-type="float">
            <text:p>4.23606797749979</text:p>
          </table:table-cell>
          <table:table-cell table:style-name="ce4" table:formula="of:=+[.S74]+[.U74]" office:value-type="float" office:value="2.42789322839998E+021" calcext:value-type="float">
            <text:p>2.42789322839998E+021</text:p>
          </table:table-cell>
          <table:table-cell table:formula="of:=+[.W74]/[.W73]" office:value-type="float" office:value="4.23606797749979" calcext:value-type="float">
            <text:p>4.23606797749979</text:p>
          </table:table-cell>
          <table:table-cell/>
          <table:table-cell table:formula="of:=+[.S74]+[.U74]+[.W74]" office:value-type="float" office:value="4.85578645679995E+021" calcext:value-type="float">
            <text:p>4.85578645679995E+02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74]+[.W74]" office:value-type="float" office:value="3.92841376460687E+021" calcext:value-type="float">
            <text:p>3.92841376460687E+021</text:p>
          </table:table-cell>
          <table:table-cell table:formula="of:=+[.S75]/[.S74]" office:value-type="float" office:value="4.23606797749979" calcext:value-type="float">
            <text:p>4.23606797749979</text:p>
          </table:table-cell>
          <table:table-cell table:style-name="ce3" table:formula="of:=+[.W74]+[.S75]" office:value-type="float" office:value="6.35630699300685E+021" calcext:value-type="float">
            <text:p>6.35630699300685E+021</text:p>
          </table:table-cell>
          <table:table-cell table:formula="of:=+[.U75]/[.U74]" office:value-type="float" office:value="4.23606797749979" calcext:value-type="float">
            <text:p>4.23606797749979</text:p>
          </table:table-cell>
          <table:table-cell table:style-name="ce4" table:formula="of:=+[.S75]+[.U75]" office:value-type="float" office:value="1.02847207576137E+022" calcext:value-type="float">
            <text:p>1.02847207576137E+022</text:p>
          </table:table-cell>
          <table:table-cell table:formula="of:=+[.W75]/[.W74]" office:value-type="float" office:value="4.23606797749979" calcext:value-type="float">
            <text:p>4.23606797749979</text:p>
          </table:table-cell>
          <table:table-cell/>
          <table:table-cell table:formula="of:=+[.S75]+[.U75]+[.W75]" office:value-type="float" office:value="2.05694415152274E+022" calcext:value-type="float">
            <text:p>2.05694415152274E+0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75]+[.W75]" office:value-type="float" office:value="1.66410277506206E+022" calcext:value-type="float">
            <text:p>1.66410277506206E+022</text:p>
          </table:table-cell>
          <table:table-cell table:formula="of:=+[.S76]/[.S75]" office:value-type="float" office:value="4.23606797749979" calcext:value-type="float">
            <text:p>4.23606797749979</text:p>
          </table:table-cell>
          <table:table-cell table:style-name="ce3" table:formula="of:=+[.W75]+[.S76]" office:value-type="float" office:value="2.69257485082343E+022" calcext:value-type="float">
            <text:p>2.69257485082343E+022</text:p>
          </table:table-cell>
          <table:table-cell table:formula="of:=+[.U76]/[.U75]" office:value-type="float" office:value="4.23606797749979" calcext:value-type="float">
            <text:p>4.23606797749979</text:p>
          </table:table-cell>
          <table:table-cell table:style-name="ce4" table:formula="of:=+[.S76]+[.U76]" office:value-type="float" office:value="4.35667762588549E+022" calcext:value-type="float">
            <text:p>4.35667762588549E+022</text:p>
          </table:table-cell>
          <table:table-cell table:formula="of:=+[.W76]/[.W75]" office:value-type="float" office:value="4.23606797749979" calcext:value-type="float">
            <text:p>4.23606797749979</text:p>
          </table:table-cell>
          <table:table-cell/>
          <table:table-cell table:formula="of:=+[.S76]+[.U76]+[.W76]" office:value-type="float" office:value="8.71335525177097E+022" calcext:value-type="float">
            <text:p>8.71335525177097E+0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76]+[.W76]" office:value-type="float" office:value="7.04925247670891E+022" calcext:value-type="float">
            <text:p>7.04925247670891E+022</text:p>
          </table:table-cell>
          <table:table-cell table:formula="of:=+[.S77]/[.S76]" office:value-type="float" office:value="4.23606797749979" calcext:value-type="float">
            <text:p>4.23606797749979</text:p>
          </table:table-cell>
          <table:table-cell table:style-name="ce3" table:formula="of:=+[.W76]+[.S77]" office:value-type="float" office:value="1.14059301025944E+023" calcext:value-type="float">
            <text:p>1.14059301025944E+023</text:p>
          </table:table-cell>
          <table:table-cell table:formula="of:=+[.U77]/[.U76]" office:value-type="float" office:value="4.23606797749979" calcext:value-type="float">
            <text:p>4.23606797749979</text:p>
          </table:table-cell>
          <table:table-cell table:style-name="ce4" table:formula="of:=+[.S77]+[.U77]" office:value-type="float" office:value="1.84551825793033E+023" calcext:value-type="float">
            <text:p>1.84551825793033E+023</text:p>
          </table:table-cell>
          <table:table-cell table:formula="of:=+[.W77]/[.W76]" office:value-type="float" office:value="4.23606797749979" calcext:value-type="float">
            <text:p>4.23606797749979</text:p>
          </table:table-cell>
          <table:table-cell/>
          <table:table-cell table:formula="of:=+[.S77]+[.U77]+[.W77]" office:value-type="float" office:value="3.69103651586066E+023" calcext:value-type="float">
            <text:p>3.69103651586066E+0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77]+[.W77]" office:value-type="float" office:value="2.98611126818977E+023" calcext:value-type="float">
            <text:p>2.98611126818977E+023</text:p>
          </table:table-cell>
          <table:table-cell table:formula="of:=+[.S78]/[.S77]" office:value-type="float" office:value="4.23606797749979" calcext:value-type="float">
            <text:p>4.23606797749979</text:p>
          </table:table-cell>
          <table:table-cell table:style-name="ce3" table:formula="of:=+[.W77]+[.S78]" office:value-type="float" office:value="4.8316295261201E+023" calcext:value-type="float">
            <text:p>4.8316295261201E+023</text:p>
          </table:table-cell>
          <table:table-cell table:formula="of:=+[.U78]/[.U77]" office:value-type="float" office:value="4.23606797749979" calcext:value-type="float">
            <text:p>4.23606797749979</text:p>
          </table:table-cell>
          <table:table-cell table:style-name="ce4" table:formula="of:=+[.S78]+[.U78]" office:value-type="float" office:value="7.81774079430987E+023" calcext:value-type="float">
            <text:p>7.81774079430987E+023</text:p>
          </table:table-cell>
          <table:table-cell table:formula="of:=+[.W78]/[.W77]" office:value-type="float" office:value="4.23606797749979" calcext:value-type="float">
            <text:p>4.23606797749979</text:p>
          </table:table-cell>
          <table:table-cell/>
          <table:table-cell table:formula="of:=+[.S78]+[.U78]+[.W78]" office:value-type="float" office:value="1.56354815886198E+024" calcext:value-type="float">
            <text:p>1.56354815886198E+0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78]+[.W78]" office:value-type="float" office:value="1.264937032043E+024" calcext:value-type="float">
            <text:p>1.264937032043E+024</text:p>
          </table:table-cell>
          <table:table-cell table:formula="of:=+[.S79]/[.S78]" office:value-type="float" office:value="4.23606797749979" calcext:value-type="float">
            <text:p>4.23606797749979</text:p>
          </table:table-cell>
          <table:table-cell table:style-name="ce3" table:formula="of:=+[.W78]+[.S79]" office:value-type="float" office:value="2.04671111147399E+024" calcext:value-type="float">
            <text:p>2.04671111147399E+024</text:p>
          </table:table-cell>
          <table:table-cell table:formula="of:=+[.U79]/[.U78]" office:value-type="float" office:value="4.23606797749979" calcext:value-type="float">
            <text:p>4.23606797749979</text:p>
          </table:table-cell>
          <table:table-cell table:style-name="ce4" table:formula="of:=+[.S79]+[.U79]" office:value-type="float" office:value="3.31164814351698E+024" calcext:value-type="float">
            <text:p>3.31164814351698E+024</text:p>
          </table:table-cell>
          <table:table-cell table:formula="of:=+[.W79]/[.W78]" office:value-type="float" office:value="4.23606797749979" calcext:value-type="float">
            <text:p>4.23606797749979</text:p>
          </table:table-cell>
          <table:table-cell/>
          <table:table-cell table:formula="of:=+[.S79]+[.U79]+[.W79]" office:value-type="float" office:value="6.62329628703397E+024" calcext:value-type="float">
            <text:p>6.62329628703397E+0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79]+[.W79]" office:value-type="float" office:value="5.35835925499097E+024" calcext:value-type="float">
            <text:p>5.35835925499097E+024</text:p>
          </table:table-cell>
          <table:table-cell table:formula="of:=+[.S80]/[.S79]" office:value-type="float" office:value="4.23606797749979" calcext:value-type="float">
            <text:p>4.23606797749979</text:p>
          </table:table-cell>
          <table:table-cell table:style-name="ce3" table:formula="of:=+[.W79]+[.S80]" office:value-type="float" office:value="8.67000739850795E+024" calcext:value-type="float">
            <text:p>8.67000739850795E+024</text:p>
          </table:table-cell>
          <table:table-cell table:formula="of:=+[.U80]/[.U79]" office:value-type="float" office:value="4.23606797749979" calcext:value-type="float">
            <text:p>4.23606797749979</text:p>
          </table:table-cell>
          <table:table-cell table:style-name="ce4" table:formula="of:=+[.S80]+[.U80]" office:value-type="float" office:value="1.40283666534989E+025" calcext:value-type="float">
            <text:p>1.40283666534989E+025</text:p>
          </table:table-cell>
          <table:table-cell table:formula="of:=+[.W80]/[.W79]" office:value-type="float" office:value="4.23606797749979" calcext:value-type="float">
            <text:p>4.23606797749979</text:p>
          </table:table-cell>
          <table:table-cell/>
          <table:table-cell table:formula="of:=+[.S80]+[.U80]+[.W80]" office:value-type="float" office:value="2.80567333069978E+025" calcext:value-type="float">
            <text:p>2.80567333069978E+0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80]+[.W80]" office:value-type="float" office:value="2.26983740520069E+025" calcext:value-type="float">
            <text:p>2.26983740520069E+025</text:p>
          </table:table-cell>
          <table:table-cell table:formula="of:=+[.S81]/[.S80]" office:value-type="float" office:value="4.23606797749979" calcext:value-type="float">
            <text:p>4.23606797749979</text:p>
          </table:table-cell>
          <table:table-cell table:style-name="ce3" table:formula="of:=+[.W80]+[.S81]" office:value-type="float" office:value="3.67267407055058E+025" calcext:value-type="float">
            <text:p>3.67267407055058E+025</text:p>
          </table:table-cell>
          <table:table-cell table:formula="of:=+[.U81]/[.U80]" office:value-type="float" office:value="4.23606797749979" calcext:value-type="float">
            <text:p>4.23606797749979</text:p>
          </table:table-cell>
          <table:table-cell table:style-name="ce4" table:formula="of:=+[.S81]+[.U81]" office:value-type="float" office:value="5.94251147575127E+025" calcext:value-type="float">
            <text:p>5.94251147575127E+025</text:p>
          </table:table-cell>
          <table:table-cell table:formula="of:=+[.W81]/[.W80]" office:value-type="float" office:value="4.23606797749979" calcext:value-type="float">
            <text:p>4.23606797749979</text:p>
          </table:table-cell>
          <table:table-cell/>
          <table:table-cell table:formula="of:=+[.S81]+[.U81]+[.W81]" office:value-type="float" office:value="1.18850229515025E+026" calcext:value-type="float">
            <text:p>1.18850229515025E+0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81]+[.W81]" office:value-type="float" office:value="9.61518554630184E+025" calcext:value-type="float">
            <text:p>9.61518554630184E+025</text:p>
          </table:table-cell>
          <table:table-cell table:formula="of:=+[.S82]/[.S81]" office:value-type="float" office:value="4.23606797749979" calcext:value-type="float">
            <text:p>4.23606797749979</text:p>
          </table:table-cell>
          <table:table-cell table:style-name="ce3" table:formula="of:=+[.W81]+[.S82]" office:value-type="float" office:value="1.55576970220531E+026" calcext:value-type="float">
            <text:p>1.55576970220531E+026</text:p>
          </table:table-cell>
          <table:table-cell table:formula="of:=+[.U82]/[.U81]" office:value-type="float" office:value="4.23606797749979" calcext:value-type="float">
            <text:p>4.23606797749979</text:p>
          </table:table-cell>
          <table:table-cell table:style-name="ce4" table:formula="of:=+[.S82]+[.U82]" office:value-type="float" office:value="2.5172882568355E+026" calcext:value-type="float">
            <text:p>2.5172882568355E+026</text:p>
          </table:table-cell>
          <table:table-cell table:formula="of:=+[.W82]/[.W81]" office:value-type="float" office:value="4.23606797749979" calcext:value-type="float">
            <text:p>4.23606797749979</text:p>
          </table:table-cell>
          <table:table-cell/>
          <table:table-cell table:formula="of:=+[.S82]+[.U82]+[.W82]" office:value-type="float" office:value="5.03457651367099E+026" calcext:value-type="float">
            <text:p>5.03457651367099E+0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82]+[.W82]" office:value-type="float" office:value="4.07305795904081E+026" calcext:value-type="float">
            <text:p>4.07305795904081E+026</text:p>
          </table:table-cell>
          <table:table-cell table:formula="of:=+[.S83]/[.S82]" office:value-type="float" office:value="4.23606797749979" calcext:value-type="float">
            <text:p>4.23606797749979</text:p>
          </table:table-cell>
          <table:table-cell table:style-name="ce3" table:formula="of:=+[.W82]+[.S83]" office:value-type="float" office:value="6.5903462158763E+026" calcext:value-type="float">
            <text:p>6.5903462158763E+026</text:p>
          </table:table-cell>
          <table:table-cell table:formula="of:=+[.U83]/[.U82]" office:value-type="float" office:value="4.23606797749979" calcext:value-type="float">
            <text:p>4.23606797749979</text:p>
          </table:table-cell>
          <table:table-cell table:style-name="ce4" table:formula="of:=+[.S83]+[.U83]" office:value-type="float" office:value="1.06634041749171E+027" calcext:value-type="float">
            <text:p>1.06634041749171E+027</text:p>
          </table:table-cell>
          <table:table-cell table:formula="of:=+[.W83]/[.W82]" office:value-type="float" office:value="4.23606797749979" calcext:value-type="float">
            <text:p>4.23606797749979</text:p>
          </table:table-cell>
          <table:table-cell/>
          <table:table-cell table:formula="of:=+[.S83]+[.U83]+[.W83]" office:value-type="float" office:value="2.13268083498342E+027" calcext:value-type="float">
            <text:p>2.13268083498342E+02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83]+[.W83]" office:value-type="float" office:value="1.72537503907934E+027" calcext:value-type="float">
            <text:p>1.72537503907934E+027</text:p>
          </table:table-cell>
          <table:table-cell table:formula="of:=+[.S84]/[.S83]" office:value-type="float" office:value="4.23606797749979" calcext:value-type="float">
            <text:p>4.23606797749979</text:p>
          </table:table-cell>
          <table:table-cell table:style-name="ce3" table:formula="of:=+[.W83]+[.S84]" office:value-type="float" office:value="2.79171545657105E+027" calcext:value-type="float">
            <text:p>2.79171545657105E+027</text:p>
          </table:table-cell>
          <table:table-cell table:formula="of:=+[.U84]/[.U83]" office:value-type="float" office:value="4.23606797749979" calcext:value-type="float">
            <text:p>4.23606797749979</text:p>
          </table:table-cell>
          <table:table-cell table:style-name="ce4" table:formula="of:=+[.S84]+[.U84]" office:value-type="float" office:value="4.51709049565039E+027" calcext:value-type="float">
            <text:p>4.51709049565039E+027</text:p>
          </table:table-cell>
          <table:table-cell table:formula="of:=+[.W84]/[.W83]" office:value-type="float" office:value="4.23606797749979" calcext:value-type="float">
            <text:p>4.23606797749979</text:p>
          </table:table-cell>
          <table:table-cell/>
          <table:table-cell table:formula="of:=+[.S84]+[.U84]+[.W84]" office:value-type="float" office:value="9.03418099130078E+027" calcext:value-type="float">
            <text:p>9.03418099130078E+02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84]+[.W84]" office:value-type="float" office:value="7.30880595222145E+027" calcext:value-type="float">
            <text:p>7.30880595222145E+027</text:p>
          </table:table-cell>
          <table:table-cell table:formula="of:=+[.S85]/[.S84]" office:value-type="float" office:value="4.23606797749979" calcext:value-type="float">
            <text:p>4.23606797749979</text:p>
          </table:table-cell>
          <table:table-cell table:style-name="ce3" table:formula="of:=+[.W84]+[.S85]" office:value-type="float" office:value="1.18258964478718E+028" calcext:value-type="float">
            <text:p>1.18258964478718E+028</text:p>
          </table:table-cell>
          <table:table-cell table:formula="of:=+[.U85]/[.U84]" office:value-type="float" office:value="4.23606797749979" calcext:value-type="float">
            <text:p>4.23606797749979</text:p>
          </table:table-cell>
          <table:table-cell table:style-name="ce4" table:formula="of:=+[.S85]+[.U85]" office:value-type="float" office:value="1.91347024000933E+028" calcext:value-type="float">
            <text:p>1.91347024000933E+028</text:p>
          </table:table-cell>
          <table:table-cell table:formula="of:=+[.W85]/[.W84]" office:value-type="float" office:value="4.23606797749979" calcext:value-type="float">
            <text:p>4.23606797749979</text:p>
          </table:table-cell>
          <table:table-cell/>
          <table:table-cell table:formula="of:=+[.S85]+[.U85]+[.W85]" office:value-type="float" office:value="3.82694048001866E+028" calcext:value-type="float">
            <text:p>3.82694048001866E+0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85]+[.W85]" office:value-type="float" office:value="3.09605988479651E+028" calcext:value-type="float">
            <text:p>3.09605988479651E+028</text:p>
          </table:table-cell>
          <table:table-cell table:formula="of:=+[.S86]/[.S85]" office:value-type="float" office:value="4.23606797749979" calcext:value-type="float">
            <text:p>4.23606797749979</text:p>
          </table:table-cell>
          <table:table-cell table:style-name="ce3" table:formula="of:=+[.W85]+[.S86]" office:value-type="float" office:value="5.00953012480584E+028" calcext:value-type="float">
            <text:p>5.00953012480584E+028</text:p>
          </table:table-cell>
          <table:table-cell table:formula="of:=+[.U86]/[.U85]" office:value-type="float" office:value="4.23606797749979" calcext:value-type="float">
            <text:p>4.23606797749979</text:p>
          </table:table-cell>
          <table:table-cell table:style-name="ce4" table:formula="of:=+[.S86]+[.U86]" office:value-type="float" office:value="8.10559000960235E+028" calcext:value-type="float">
            <text:p>8.10559000960235E+028</text:p>
          </table:table-cell>
          <table:table-cell table:formula="of:=+[.W86]/[.W85]" office:value-type="float" office:value="4.23606797749979" calcext:value-type="float">
            <text:p>4.23606797749979</text:p>
          </table:table-cell>
          <table:table-cell/>
          <table:table-cell table:formula="of:=+[.S86]+[.U86]+[.W86]" office:value-type="float" office:value="1.62111800192047E+029" calcext:value-type="float">
            <text:p>1.62111800192047E+0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86]+[.W86]" office:value-type="float" office:value="1.31151201344082E+029" calcext:value-type="float">
            <text:p>1.31151201344082E+029</text:p>
          </table:table-cell>
          <table:table-cell table:formula="of:=+[.S87]/[.S86]" office:value-type="float" office:value="4.23606797749979" calcext:value-type="float">
            <text:p>4.23606797749979</text:p>
          </table:table-cell>
          <table:table-cell table:style-name="ce3" table:formula="of:=+[.W86]+[.S87]" office:value-type="float" office:value="2.12207101440105E+029" calcext:value-type="float">
            <text:p>2.12207101440105E+029</text:p>
          </table:table-cell>
          <table:table-cell table:formula="of:=+[.U87]/[.U86]" office:value-type="float" office:value="4.23606797749979" calcext:value-type="float">
            <text:p>4.23606797749979</text:p>
          </table:table-cell>
          <table:table-cell table:style-name="ce4" table:formula="of:=+[.S87]+[.U87]" office:value-type="float" office:value="3.43358302784187E+029" calcext:value-type="float">
            <text:p>3.43358302784187E+029</text:p>
          </table:table-cell>
          <table:table-cell table:formula="of:=+[.W87]/[.W86]" office:value-type="float" office:value="4.23606797749979" calcext:value-type="float">
            <text:p>4.23606797749979</text:p>
          </table:table-cell>
          <table:table-cell/>
          <table:table-cell table:formula="of:=+[.S87]+[.U87]+[.W87]" office:value-type="float" office:value="6.86716605568375E+029" calcext:value-type="float">
            <text:p>6.86716605568375E+0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87]+[.W87]" office:value-type="float" office:value="5.55565404224293E+029" calcext:value-type="float">
            <text:p>5.55565404224293E+029</text:p>
          </table:table-cell>
          <table:table-cell table:formula="of:=+[.S88]/[.S87]" office:value-type="float" office:value="4.23606797749979" calcext:value-type="float">
            <text:p>4.23606797749979</text:p>
          </table:table-cell>
          <table:table-cell table:style-name="ce3" table:formula="of:=+[.W87]+[.S88]" office:value-type="float" office:value="8.9892370700848E+029" calcext:value-type="float">
            <text:p>8.9892370700848E+029</text:p>
          </table:table-cell>
          <table:table-cell table:formula="of:=+[.U88]/[.U87]" office:value-type="float" office:value="4.23606797749979" calcext:value-type="float">
            <text:p>4.23606797749979</text:p>
          </table:table-cell>
          <table:table-cell table:style-name="ce4" table:formula="of:=+[.S88]+[.U88]" office:value-type="float" office:value="1.45448911123277E+030" calcext:value-type="float">
            <text:p>1.45448911123277E+030</text:p>
          </table:table-cell>
          <table:table-cell table:formula="of:=+[.W88]/[.W87]" office:value-type="float" office:value="4.23606797749979" calcext:value-type="float">
            <text:p>4.23606797749979</text:p>
          </table:table-cell>
          <table:table-cell/>
          <table:table-cell table:formula="of:=+[.S88]+[.U88]+[.W88]" office:value-type="float" office:value="2.90897822246555E+030" calcext:value-type="float">
            <text:p>2.90897822246555E+03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88]+[.W88]" office:value-type="float" office:value="2.35341281824125E+030" calcext:value-type="float">
            <text:p>2.35341281824125E+030</text:p>
          </table:table-cell>
          <table:table-cell table:formula="of:=+[.S89]/[.S88]" office:value-type="float" office:value="4.23606797749979" calcext:value-type="float">
            <text:p>4.23606797749979</text:p>
          </table:table-cell>
          <table:table-cell table:style-name="ce3" table:formula="of:=+[.W88]+[.S89]" office:value-type="float" office:value="3.80790192947403E+030" calcext:value-type="float">
            <text:p>3.80790192947403E+030</text:p>
          </table:table-cell>
          <table:table-cell table:formula="of:=+[.U89]/[.U88]" office:value-type="float" office:value="4.23606797749979" calcext:value-type="float">
            <text:p>4.23606797749979</text:p>
          </table:table-cell>
          <table:table-cell table:style-name="ce4" table:formula="of:=+[.S89]+[.U89]" office:value-type="float" office:value="6.16131474771528E+030" calcext:value-type="float">
            <text:p>6.16131474771528E+030</text:p>
          </table:table-cell>
          <table:table-cell table:formula="of:=+[.W89]/[.W88]" office:value-type="float" office:value="4.23606797749979" calcext:value-type="float">
            <text:p>4.23606797749979</text:p>
          </table:table-cell>
          <table:table-cell/>
          <table:table-cell table:formula="of:=+[.S89]+[.U89]+[.W89]" office:value-type="float" office:value="1.23226294954306E+031" calcext:value-type="float">
            <text:p>1.23226294954306E+0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89]+[.W89]" office:value-type="float" office:value="9.96921667718931E+030" calcext:value-type="float">
            <text:p>9.96921667718931E+030</text:p>
          </table:table-cell>
          <table:table-cell table:formula="of:=+[.S90]/[.S89]" office:value-type="float" office:value="4.23606797749979" calcext:value-type="float">
            <text:p>4.23606797749979</text:p>
          </table:table-cell>
          <table:table-cell table:style-name="ce3" table:formula="of:=+[.W89]+[.S90]" office:value-type="float" office:value="1.61305314249046E+031" calcext:value-type="float">
            <text:p>1.61305314249046E+031</text:p>
          </table:table-cell>
          <table:table-cell table:formula="of:=+[.U90]/[.U89]" office:value-type="float" office:value="4.23606797749979" calcext:value-type="float">
            <text:p>4.23606797749979</text:p>
          </table:table-cell>
          <table:table-cell table:style-name="ce4" table:formula="of:=+[.S90]+[.U90]" office:value-type="float" office:value="2.60997481020939E+031" calcext:value-type="float">
            <text:p>2.60997481020939E+031</text:p>
          </table:table-cell>
          <table:table-cell table:formula="of:=+[.W90]/[.W89]" office:value-type="float" office:value="4.23606797749979" calcext:value-type="float">
            <text:p>4.23606797749979</text:p>
          </table:table-cell>
          <table:table-cell/>
          <table:table-cell table:formula="of:=+[.S90]+[.U90]+[.W90]" office:value-type="float" office:value="5.21994962041878E+031" calcext:value-type="float">
            <text:p>5.21994962041878E+0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90]+[.W90]" office:value-type="float" office:value="4.22302795269985E+031" calcext:value-type="float">
            <text:p>4.22302795269985E+031</text:p>
          </table:table-cell>
          <table:table-cell table:formula="of:=+[.S91]/[.S90]" office:value-type="float" office:value="4.23606797749979" calcext:value-type="float">
            <text:p>4.23606797749979</text:p>
          </table:table-cell>
          <table:table-cell table:style-name="ce3" table:formula="of:=+[.W90]+[.S91]" office:value-type="float" office:value="6.83300276290924E+031" calcext:value-type="float">
            <text:p>6.83300276290924E+031</text:p>
          </table:table-cell>
          <table:table-cell table:formula="of:=+[.U91]/[.U90]" office:value-type="float" office:value="4.23606797749979" calcext:value-type="float">
            <text:p>4.23606797749979</text:p>
          </table:table-cell>
          <table:table-cell table:style-name="ce4" table:formula="of:=+[.S91]+[.U91]" office:value-type="float" office:value="1.10560307156091E+032" calcext:value-type="float">
            <text:p>1.10560307156091E+032</text:p>
          </table:table-cell>
          <table:table-cell table:formula="of:=+[.W91]/[.W90]" office:value-type="float" office:value="4.23606797749979" calcext:value-type="float">
            <text:p>4.23606797749979</text:p>
          </table:table-cell>
          <table:table-cell/>
          <table:table-cell table:formula="of:=+[.S91]+[.U91]+[.W91]" office:value-type="float" office:value="2.21120614312182E+032" calcext:value-type="float">
            <text:p>2.21120614312182E+0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91]+[.W91]" office:value-type="float" office:value="1.78890334785183E+032" calcext:value-type="float">
            <text:p>1.78890334785183E+032</text:p>
          </table:table-cell>
          <table:table-cell table:formula="of:=+[.S92]/[.S91]" office:value-type="float" office:value="4.23606797749979" calcext:value-type="float">
            <text:p>4.23606797749979</text:p>
          </table:table-cell>
          <table:table-cell table:style-name="ce3" table:formula="of:=+[.W91]+[.S92]" office:value-type="float" office:value="2.89450641941274E+032" calcext:value-type="float">
            <text:p>2.89450641941274E+032</text:p>
          </table:table-cell>
          <table:table-cell table:formula="of:=+[.U92]/[.U91]" office:value-type="float" office:value="4.23606797749979" calcext:value-type="float">
            <text:p>4.23606797749979</text:p>
          </table:table-cell>
          <table:table-cell table:style-name="ce4" table:formula="of:=+[.S92]+[.U92]" office:value-type="float" office:value="4.68340976726457E+032" calcext:value-type="float">
            <text:p>4.68340976726457E+032</text:p>
          </table:table-cell>
          <table:table-cell table:formula="of:=+[.W92]/[.W91]" office:value-type="float" office:value="4.23606797749979" calcext:value-type="float">
            <text:p>4.23606797749979</text:p>
          </table:table-cell>
          <table:table-cell/>
          <table:table-cell table:formula="of:=+[.S92]+[.U92]+[.W92]" office:value-type="float" office:value="9.36681953452915E+032" calcext:value-type="float">
            <text:p>9.36681953452915E+0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92]+[.W92]" office:value-type="float" office:value="7.57791618667731E+032" calcext:value-type="float">
            <text:p>7.57791618667731E+032</text:p>
          </table:table-cell>
          <table:table-cell table:formula="of:=+[.S93]/[.S92]" office:value-type="float" office:value="4.23606797749979" calcext:value-type="float">
            <text:p>4.23606797749979</text:p>
          </table:table-cell>
          <table:table-cell table:style-name="ce3" table:formula="of:=+[.W92]+[.S93]" office:value-type="float" office:value="1.22613259539419E+033" calcext:value-type="float">
            <text:p>1.22613259539419E+033</text:p>
          </table:table-cell>
          <table:table-cell table:formula="of:=+[.U93]/[.U92]" office:value-type="float" office:value="4.23606797749979" calcext:value-type="float">
            <text:p>4.23606797749979</text:p>
          </table:table-cell>
          <table:table-cell table:style-name="ce4" table:formula="of:=+[.S93]+[.U93]" office:value-type="float" office:value="1.98392421406192E+033" calcext:value-type="float">
            <text:p>1.98392421406192E+033</text:p>
          </table:table-cell>
          <table:table-cell table:formula="of:=+[.W93]/[.W92]" office:value-type="float" office:value="4.23606797749979" calcext:value-type="float">
            <text:p>4.23606797749979</text:p>
          </table:table-cell>
          <table:table-cell/>
          <table:table-cell table:formula="of:=+[.S93]+[.U93]+[.W93]" office:value-type="float" office:value="3.96784842812384E+033" calcext:value-type="float">
            <text:p>3.96784842812384E+03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93]+[.W93]" office:value-type="float" office:value="3.21005680945611E+033" calcext:value-type="float">
            <text:p>3.21005680945611E+033</text:p>
          </table:table-cell>
          <table:table-cell table:formula="of:=+[.S94]/[.S93]" office:value-type="float" office:value="4.23606797749979" calcext:value-type="float">
            <text:p>4.23606797749979</text:p>
          </table:table-cell>
          <table:table-cell table:style-name="ce3" table:formula="of:=+[.W93]+[.S94]" office:value-type="float" office:value="5.19398102351803E+033" calcext:value-type="float">
            <text:p>5.19398102351803E+033</text:p>
          </table:table-cell>
          <table:table-cell table:formula="of:=+[.U94]/[.U93]" office:value-type="float" office:value="4.23606797749979" calcext:value-type="float">
            <text:p>4.23606797749979</text:p>
          </table:table-cell>
          <table:table-cell table:style-name="ce4" table:formula="of:=+[.S94]+[.U94]" office:value-type="float" office:value="8.40403783297414E+033" calcext:value-type="float">
            <text:p>8.40403783297414E+033</text:p>
          </table:table-cell>
          <table:table-cell table:formula="of:=+[.W94]/[.W93]" office:value-type="float" office:value="4.23606797749979" calcext:value-type="float">
            <text:p>4.23606797749979</text:p>
          </table:table-cell>
          <table:table-cell/>
          <table:table-cell table:formula="of:=+[.S94]+[.U94]+[.W94]" office:value-type="float" office:value="1.68080756659483E+034" calcext:value-type="float">
            <text:p>1.68080756659483E+0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94]+[.W94]" office:value-type="float" office:value="1.35980188564922E+034" calcext:value-type="float">
            <text:p>1.35980188564922E+034</text:p>
          </table:table-cell>
          <table:table-cell table:formula="of:=+[.S95]/[.S94]" office:value-type="float" office:value="4.23606797749979" calcext:value-type="float">
            <text:p>4.23606797749979</text:p>
          </table:table-cell>
          <table:table-cell table:style-name="ce3" table:formula="of:=+[.W94]+[.S95]" office:value-type="float" office:value="2.20020566894663E+034" calcext:value-type="float">
            <text:p>2.20020566894663E+034</text:p>
          </table:table-cell>
          <table:table-cell table:formula="of:=+[.U95]/[.U94]" office:value-type="float" office:value="4.23606797749979" calcext:value-type="float">
            <text:p>4.23606797749979</text:p>
          </table:table-cell>
          <table:table-cell table:style-name="ce4" table:formula="of:=+[.S95]+[.U95]" office:value-type="float" office:value="3.56000755459585E+034" calcext:value-type="float">
            <text:p>3.56000755459585E+034</text:p>
          </table:table-cell>
          <table:table-cell table:formula="of:=+[.W95]/[.W94]" office:value-type="float" office:value="4.23606797749979" calcext:value-type="float">
            <text:p>4.23606797749979</text:p>
          </table:table-cell>
          <table:table-cell/>
          <table:table-cell table:formula="of:=+[.S95]+[.U95]+[.W95]" office:value-type="float" office:value="7.12001510919169E+034" calcext:value-type="float">
            <text:p>7.12001510919169E+0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95]+[.W95]" office:value-type="float" office:value="5.76021322354248E+034" calcext:value-type="float">
            <text:p>5.76021322354248E+034</text:p>
          </table:table-cell>
          <table:table-cell table:formula="of:=+[.S96]/[.S95]" office:value-type="float" office:value="4.23606797749979" calcext:value-type="float">
            <text:p>4.23606797749979</text:p>
          </table:table-cell>
          <table:table-cell table:style-name="ce3" table:formula="of:=+[.W95]+[.S96]" office:value-type="float" office:value="9.32022077813832E+034" calcext:value-type="float">
            <text:p>9.32022077813832E+034</text:p>
          </table:table-cell>
          <table:table-cell table:formula="of:=+[.U96]/[.U95]" office:value-type="float" office:value="4.23606797749979" calcext:value-type="float">
            <text:p>4.23606797749979</text:p>
          </table:table-cell>
          <table:table-cell table:style-name="ce4" table:formula="of:=+[.S96]+[.U96]" office:value-type="float" office:value="1.50804340016808E+035" calcext:value-type="float">
            <text:p>1.50804340016808E+035</text:p>
          </table:table-cell>
          <table:table-cell table:formula="of:=+[.W96]/[.W95]" office:value-type="float" office:value="4.23606797749979" calcext:value-type="float">
            <text:p>4.23606797749979</text:p>
          </table:table-cell>
          <table:table-cell/>
          <table:table-cell table:formula="of:=+[.S96]+[.U96]+[.W96]" office:value-type="float" office:value="3.01608680033616E+035" calcext:value-type="float">
            <text:p>3.01608680033616E+03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96]+[.W96]" office:value-type="float" office:value="2.44006547798191E+035" calcext:value-type="float">
            <text:p>2.44006547798191E+035</text:p>
          </table:table-cell>
          <table:table-cell table:formula="of:=+[.S97]/[.S96]" office:value-type="float" office:value="4.23606797749979" calcext:value-type="float">
            <text:p>4.23606797749979</text:p>
          </table:table-cell>
          <table:table-cell table:style-name="ce3" table:formula="of:=+[.W96]+[.S97]" office:value-type="float" office:value="3.94810887814999E+035" calcext:value-type="float">
            <text:p>3.94810887814999E+035</text:p>
          </table:table-cell>
          <table:table-cell table:formula="of:=+[.U97]/[.U96]" office:value-type="float" office:value="4.23606797749979" calcext:value-type="float">
            <text:p>4.23606797749979</text:p>
          </table:table-cell>
          <table:table-cell table:style-name="ce4" table:formula="of:=+[.S97]+[.U97]" office:value-type="float" office:value="6.38817435613191E+035" calcext:value-type="float">
            <text:p>6.38817435613191E+035</text:p>
          </table:table-cell>
          <table:table-cell table:formula="of:=+[.W97]/[.W96]" office:value-type="float" office:value="4.23606797749979" calcext:value-type="float">
            <text:p>4.23606797749979</text:p>
          </table:table-cell>
          <table:table-cell/>
          <table:table-cell table:formula="of:=+[.S97]+[.U97]+[.W97]" office:value-type="float" office:value="1.27763487122638E+036" calcext:value-type="float">
            <text:p>1.27763487122638E+03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97]+[.W97]" office:value-type="float" office:value="1.03362832342819E+036" calcext:value-type="float">
            <text:p>1.03362832342819E+036</text:p>
          </table:table-cell>
          <table:table-cell table:formula="of:=+[.S98]/[.S97]" office:value-type="float" office:value="4.23606797749979" calcext:value-type="float">
            <text:p>4.23606797749979</text:p>
          </table:table-cell>
          <table:table-cell table:style-name="ce3" table:formula="of:=+[.W97]+[.S98]" office:value-type="float" office:value="1.67244575904138E+036" calcext:value-type="float">
            <text:p>1.67244575904138E+036</text:p>
          </table:table-cell>
          <table:table-cell table:formula="of:=+[.U98]/[.U97]" office:value-type="float" office:value="4.23606797749979" calcext:value-type="float">
            <text:p>4.23606797749979</text:p>
          </table:table-cell>
          <table:table-cell table:style-name="ce4" table:formula="of:=+[.S98]+[.U98]" office:value-type="float" office:value="2.70607408246957E+036" calcext:value-type="float">
            <text:p>2.70607408246957E+036</text:p>
          </table:table-cell>
          <table:table-cell table:formula="of:=+[.W98]/[.W97]" office:value-type="float" office:value="4.23606797749979" calcext:value-type="float">
            <text:p>4.23606797749979</text:p>
          </table:table-cell>
          <table:table-cell/>
          <table:table-cell table:formula="of:=+[.S98]+[.U98]+[.W98]" office:value-type="float" office:value="5.41214816493914E+036" calcext:value-type="float">
            <text:p>5.41214816493914E+03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98]+[.W98]" office:value-type="float" office:value="4.37851984151095E+036" calcext:value-type="float">
            <text:p>4.37851984151095E+036</text:p>
          </table:table-cell>
          <table:table-cell table:formula="of:=+[.S99]/[.S98]" office:value-type="float" office:value="4.23606797749979" calcext:value-type="float">
            <text:p>4.23606797749979</text:p>
          </table:table-cell>
          <table:table-cell table:style-name="ce3" table:formula="of:=+[.W98]+[.S99]" office:value-type="float" office:value="7.08459392398052E+036" calcext:value-type="float">
            <text:p>7.08459392398052E+036</text:p>
          </table:table-cell>
          <table:table-cell table:formula="of:=+[.U99]/[.U98]" office:value-type="float" office:value="4.23606797749979" calcext:value-type="float">
            <text:p>4.23606797749979</text:p>
          </table:table-cell>
          <table:table-cell table:style-name="ce4" table:formula="of:=+[.S99]+[.U99]" office:value-type="float" office:value="1.14631137654915E+037" calcext:value-type="float">
            <text:p>1.14631137654915E+037</text:p>
          </table:table-cell>
          <table:table-cell table:formula="of:=+[.W99]/[.W98]" office:value-type="float" office:value="4.23606797749979" calcext:value-type="float">
            <text:p>4.23606797749979</text:p>
          </table:table-cell>
          <table:table-cell/>
          <table:table-cell table:formula="of:=+[.S99]+[.U99]+[.W99]" office:value-type="float" office:value="2.29262275309829E+037" calcext:value-type="float">
            <text:p>2.29262275309829E+03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99]+[.W99]" office:value-type="float" office:value="1.8547707689472E+037" calcext:value-type="float">
            <text:p>1.8547707689472E+037</text:p>
          </table:table-cell>
          <table:table-cell table:formula="of:=+[.S100]/[.S99]" office:value-type="float" office:value="4.23606797749979" calcext:value-type="float">
            <text:p>4.23606797749979</text:p>
          </table:table-cell>
          <table:table-cell table:style-name="ce3" table:formula="of:=+[.W99]+[.S100]" office:value-type="float" office:value="3.00108214549635E+037" calcext:value-type="float">
            <text:p>3.00108214549635E+037</text:p>
          </table:table-cell>
          <table:table-cell table:formula="of:=+[.U100]/[.U99]" office:value-type="float" office:value="4.23606797749979" calcext:value-type="float">
            <text:p>4.23606797749979</text:p>
          </table:table-cell>
          <table:table-cell table:style-name="ce4" table:formula="of:=+[.S100]+[.U100]" office:value-type="float" office:value="4.85585291444354E+037" calcext:value-type="float">
            <text:p>4.85585291444354E+037</text:p>
          </table:table-cell>
          <table:table-cell table:formula="of:=+[.W100]/[.W99]" office:value-type="float" office:value="4.23606797749979" calcext:value-type="float">
            <text:p>4.23606797749979</text:p>
          </table:table-cell>
          <table:table-cell/>
          <table:table-cell table:formula="of:=+[.S100]+[.U100]+[.W100]" office:value-type="float" office:value="9.71170582888709E+037" calcext:value-type="float">
            <text:p>9.71170582888709E+03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00]+[.W100]" office:value-type="float" office:value="7.85693505993989E+037" calcext:value-type="float">
            <text:p>7.85693505993989E+037</text:p>
          </table:table-cell>
          <table:table-cell table:formula="of:=+[.S101]/[.S100]" office:value-type="float" office:value="4.23606797749979" calcext:value-type="float">
            <text:p>4.23606797749979</text:p>
          </table:table-cell>
          <table:table-cell table:style-name="ce3" table:formula="of:=+[.W100]+[.S101]" office:value-type="float" office:value="1.27127879743834E+038" calcext:value-type="float">
            <text:p>1.27127879743834E+038</text:p>
          </table:table-cell>
          <table:table-cell table:formula="of:=+[.U101]/[.U100]" office:value-type="float" office:value="4.23606797749979" calcext:value-type="float">
            <text:p>4.23606797749979</text:p>
          </table:table-cell>
          <table:table-cell table:style-name="ce4" table:formula="of:=+[.S101]+[.U101]" office:value-type="float" office:value="2.05697230343233E+038" calcext:value-type="float">
            <text:p>2.05697230343233E+038</text:p>
          </table:table-cell>
          <table:table-cell table:formula="of:=+[.W101]/[.W100]" office:value-type="float" office:value="4.23606797749979" calcext:value-type="float">
            <text:p>4.23606797749979</text:p>
          </table:table-cell>
          <table:table-cell/>
          <table:table-cell table:formula="of:=+[.S101]+[.U101]+[.W101]" office:value-type="float" office:value="4.11394460686467E+038" calcext:value-type="float">
            <text:p>4.11394460686467E+03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01]+[.W101]" office:value-type="float" office:value="3.32825110087068E+038" calcext:value-type="float">
            <text:p>3.32825110087068E+038</text:p>
          </table:table-cell>
          <table:table-cell table:formula="of:=+[.S102]/[.S101]" office:value-type="float" office:value="4.23606797749979" calcext:value-type="float">
            <text:p>4.23606797749979</text:p>
          </table:table-cell>
          <table:table-cell table:style-name="ce3" table:formula="of:=+[.W101]+[.S102]" office:value-type="float" office:value="5.38522340430301E+038" calcext:value-type="float">
            <text:p>5.38522340430301E+038</text:p>
          </table:table-cell>
          <table:table-cell table:formula="of:=+[.U102]/[.U101]" office:value-type="float" office:value="4.23606797749979" calcext:value-type="float">
            <text:p>4.23606797749979</text:p>
          </table:table-cell>
          <table:table-cell table:style-name="ce4" table:formula="of:=+[.S102]+[.U102]" office:value-type="float" office:value="8.71347450517368E+038" calcext:value-type="float">
            <text:p>8.71347450517368E+038</text:p>
          </table:table-cell>
          <table:table-cell table:formula="of:=+[.W102]/[.W101]" office:value-type="float" office:value="4.23606797749979" calcext:value-type="float">
            <text:p>4.23606797749979</text:p>
          </table:table-cell>
          <table:table-cell/>
          <table:table-cell table:formula="of:=+[.S102]+[.U102]+[.W102]" office:value-type="float" office:value="1.74269490103474E+039" calcext:value-type="float">
            <text:p>1.74269490103474E+03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02]+[.W102]" office:value-type="float" office:value="1.40986979094767E+039" calcext:value-type="float">
            <text:p>1.40986979094767E+039</text:p>
          </table:table-cell>
          <table:table-cell table:formula="of:=+[.S103]/[.S102]" office:value-type="float" office:value="4.23606797749979" calcext:value-type="float">
            <text:p>4.23606797749979</text:p>
          </table:table-cell>
          <table:table-cell table:style-name="ce3" table:formula="of:=+[.W102]+[.S103]" office:value-type="float" office:value="2.28121724146504E+039" calcext:value-type="float">
            <text:p>2.28121724146504E+039</text:p>
          </table:table-cell>
          <table:table-cell table:formula="of:=+[.U103]/[.U102]" office:value-type="float" office:value="4.23606797749979" calcext:value-type="float">
            <text:p>4.23606797749979</text:p>
          </table:table-cell>
          <table:table-cell table:style-name="ce4" table:formula="of:=+[.S103]+[.U103]" office:value-type="float" office:value="3.69108703241271E+039" calcext:value-type="float">
            <text:p>3.69108703241271E+039</text:p>
          </table:table-cell>
          <table:table-cell table:formula="of:=+[.W103]/[.W102]" office:value-type="float" office:value="4.23606797749979" calcext:value-type="float">
            <text:p>4.23606797749979</text:p>
          </table:table-cell>
          <table:table-cell/>
          <table:table-cell table:formula="of:=+[.S103]+[.U103]+[.W103]" office:value-type="float" office:value="7.38217406482541E+039" calcext:value-type="float">
            <text:p>7.38217406482541E+03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03]+[.W103]" office:value-type="float" office:value="5.97230427387775E+039" calcext:value-type="float">
            <text:p>5.97230427387775E+039</text:p>
          </table:table-cell>
          <table:table-cell table:formula="of:=+[.S104]/[.S103]" office:value-type="float" office:value="4.23606797749979" calcext:value-type="float">
            <text:p>4.23606797749979</text:p>
          </table:table-cell>
          <table:table-cell table:style-name="ce3" table:formula="of:=+[.W103]+[.S104]" office:value-type="float" office:value="9.66339130629045E+039" calcext:value-type="float">
            <text:p>9.66339130629045E+039</text:p>
          </table:table-cell>
          <table:table-cell table:formula="of:=+[.U104]/[.U103]" office:value-type="float" office:value="4.23606797749979" calcext:value-type="float">
            <text:p>4.23606797749979</text:p>
          </table:table-cell>
          <table:table-cell table:style-name="ce4" table:formula="of:=+[.S104]+[.U104]" office:value-type="float" office:value="1.56356955801682E+040" calcext:value-type="float">
            <text:p>1.56356955801682E+040</text:p>
          </table:table-cell>
          <table:table-cell table:formula="of:=+[.W104]/[.W103]" office:value-type="float" office:value="4.23606797749979" calcext:value-type="float">
            <text:p>4.23606797749979</text:p>
          </table:table-cell>
          <table:table-cell/>
          <table:table-cell table:formula="of:=+[.S104]+[.U104]+[.W104]" office:value-type="float" office:value="3.12713911603364E+040" calcext:value-type="float">
            <text:p>3.12713911603364E+0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04]+[.W104]" office:value-type="float" office:value="2.52990868864586E+040" calcext:value-type="float">
            <text:p>2.52990868864586E+040</text:p>
          </table:table-cell>
          <table:table-cell table:formula="of:=+[.S105]/[.S104]" office:value-type="float" office:value="4.23606797749979" calcext:value-type="float">
            <text:p>4.23606797749979</text:p>
          </table:table-cell>
          <table:table-cell table:style-name="ce3" table:formula="of:=+[.W104]+[.S105]" office:value-type="float" office:value="4.09347824666268E+040" calcext:value-type="float">
            <text:p>4.09347824666268E+040</text:p>
          </table:table-cell>
          <table:table-cell table:formula="of:=+[.U105]/[.U104]" office:value-type="float" office:value="4.23606797749979" calcext:value-type="float">
            <text:p>4.23606797749979</text:p>
          </table:table-cell>
          <table:table-cell table:style-name="ce4" table:formula="of:=+[.S105]+[.U105]" office:value-type="float" office:value="6.62338693530855E+040" calcext:value-type="float">
            <text:p>6.62338693530855E+040</text:p>
          </table:table-cell>
          <table:table-cell table:formula="of:=+[.W105]/[.W104]" office:value-type="float" office:value="4.23606797749979" calcext:value-type="float">
            <text:p>4.23606797749979</text:p>
          </table:table-cell>
          <table:table-cell/>
          <table:table-cell table:formula="of:=+[.S105]+[.U105]+[.W105]" office:value-type="float" office:value="1.32467738706171E+041" calcext:value-type="float">
            <text:p>1.32467738706171E+0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05]+[.W105]" office:value-type="float" office:value="1.07168651819712E+041" calcext:value-type="float">
            <text:p>1.07168651819712E+041</text:p>
          </table:table-cell>
          <table:table-cell table:formula="of:=+[.S106]/[.S105]" office:value-type="float" office:value="4.23606797749979" calcext:value-type="float">
            <text:p>4.23606797749979</text:p>
          </table:table-cell>
          <table:table-cell table:style-name="ce3" table:formula="of:=+[.W105]+[.S106]" office:value-type="float" office:value="1.73402521172798E+041" calcext:value-type="float">
            <text:p>1.73402521172798E+041</text:p>
          </table:table-cell>
          <table:table-cell table:formula="of:=+[.U106]/[.U105]" office:value-type="float" office:value="4.23606797749979" calcext:value-type="float">
            <text:p>4.23606797749979</text:p>
          </table:table-cell>
          <table:table-cell table:style-name="ce4" table:formula="of:=+[.S106]+[.U106]" office:value-type="float" office:value="2.8057117299251E+041" calcext:value-type="float">
            <text:p>2.8057117299251E+041</text:p>
          </table:table-cell>
          <table:table-cell table:formula="of:=+[.W106]/[.W105]" office:value-type="float" office:value="4.23606797749979" calcext:value-type="float">
            <text:p>4.23606797749979</text:p>
          </table:table-cell>
          <table:table-cell/>
          <table:table-cell table:formula="of:=+[.S106]+[.U106]+[.W106]" office:value-type="float" office:value="5.6114234598502E+041" calcext:value-type="float">
            <text:p>5.6114234598502E+0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06]+[.W106]" office:value-type="float" office:value="4.53973694165308E+041" calcext:value-type="float">
            <text:p>4.53973694165308E+041</text:p>
          </table:table-cell>
          <table:table-cell table:formula="of:=+[.S107]/[.S106]" office:value-type="float" office:value="4.23606797749979" calcext:value-type="float">
            <text:p>4.23606797749979</text:p>
          </table:table-cell>
          <table:table-cell table:style-name="ce3" table:formula="of:=+[.W106]+[.S107]" office:value-type="float" office:value="7.34544867157818E+041" calcext:value-type="float">
            <text:p>7.34544867157818E+041</text:p>
          </table:table-cell>
          <table:table-cell table:formula="of:=+[.U107]/[.U106]" office:value-type="float" office:value="4.23606797749979" calcext:value-type="float">
            <text:p>4.23606797749979</text:p>
          </table:table-cell>
          <table:table-cell table:style-name="ce4" table:formula="of:=+[.S107]+[.U107]" office:value-type="float" office:value="1.18851856132313E+042" calcext:value-type="float">
            <text:p>1.18851856132313E+042</text:p>
          </table:table-cell>
          <table:table-cell table:formula="of:=+[.W107]/[.W106]" office:value-type="float" office:value="4.23606797749979" calcext:value-type="float">
            <text:p>4.23606797749979</text:p>
          </table:table-cell>
          <table:table-cell/>
          <table:table-cell table:formula="of:=+[.S107]+[.U107]+[.W107]" office:value-type="float" office:value="2.37703712264625E+042" calcext:value-type="float">
            <text:p>2.37703712264625E+0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07]+[.W107]" office:value-type="float" office:value="1.92306342848094E+042" calcext:value-type="float">
            <text:p>1.92306342848094E+042</text:p>
          </table:table-cell>
          <table:table-cell table:formula="of:=+[.S108]/[.S107]" office:value-type="float" office:value="4.23606797749979" calcext:value-type="float">
            <text:p>4.23606797749979</text:p>
          </table:table-cell>
          <table:table-cell table:style-name="ce3" table:formula="of:=+[.W107]+[.S108]" office:value-type="float" office:value="3.11158198980407E+042" calcext:value-type="float">
            <text:p>3.11158198980407E+042</text:p>
          </table:table-cell>
          <table:table-cell table:formula="of:=+[.U108]/[.U107]" office:value-type="float" office:value="4.23606797749979" calcext:value-type="float">
            <text:p>4.23606797749979</text:p>
          </table:table-cell>
          <table:table-cell table:style-name="ce4" table:formula="of:=+[.S108]+[.U108]" office:value-type="float" office:value="5.03464541828501E+042" calcext:value-type="float">
            <text:p>5.03464541828501E+042</text:p>
          </table:table-cell>
          <table:table-cell table:formula="of:=+[.W108]/[.W107]" office:value-type="float" office:value="4.23606797749979" calcext:value-type="float">
            <text:p>4.23606797749979</text:p>
          </table:table-cell>
          <table:table-cell/>
          <table:table-cell table:formula="of:=+[.S108]+[.U108]+[.W108]" office:value-type="float" office:value="1.006929083657E+043" calcext:value-type="float">
            <text:p>1.006929083657E+0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08]+[.W108]" office:value-type="float" office:value="8.14622740808908E+042" calcext:value-type="float">
            <text:p>8.14622740808908E+042</text:p>
          </table:table-cell>
          <table:table-cell table:formula="of:=+[.S109]/[.S108]" office:value-type="float" office:value="4.23606797749979" calcext:value-type="float">
            <text:p>4.23606797749979</text:p>
          </table:table-cell>
          <table:table-cell table:style-name="ce3" table:formula="of:=+[.W108]+[.S109]" office:value-type="float" office:value="1.31808728263741E+043" calcext:value-type="float">
            <text:p>1.31808728263741E+043</text:p>
          </table:table-cell>
          <table:table-cell table:formula="of:=+[.U109]/[.U108]" office:value-type="float" office:value="4.23606797749979" calcext:value-type="float">
            <text:p>4.23606797749979</text:p>
          </table:table-cell>
          <table:table-cell table:style-name="ce4" table:formula="of:=+[.S109]+[.U109]" office:value-type="float" office:value="2.13271002344632E+043" calcext:value-type="float">
            <text:p>2.13271002344632E+043</text:p>
          </table:table-cell>
          <table:table-cell table:formula="of:=+[.W109]/[.W108]" office:value-type="float" office:value="4.23606797749979" calcext:value-type="float">
            <text:p>4.23606797749979</text:p>
          </table:table-cell>
          <table:table-cell/>
          <table:table-cell table:formula="of:=+[.S109]+[.U109]+[.W109]" office:value-type="float" office:value="4.26542004689264E+043" calcext:value-type="float">
            <text:p>4.26542004689264E+0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09]+[.W109]" office:value-type="float" office:value="3.45079730608373E+043" calcext:value-type="float">
            <text:p>3.45079730608373E+043</text:p>
          </table:table-cell>
          <table:table-cell table:formula="of:=+[.S110]/[.S109]" office:value-type="float" office:value="4.23606797749979" calcext:value-type="float">
            <text:p>4.23606797749979</text:p>
          </table:table-cell>
          <table:table-cell table:style-name="ce3" table:formula="of:=+[.W109]+[.S110]" office:value-type="float" office:value="5.58350732953005E+043" calcext:value-type="float">
            <text:p>5.58350732953005E+043</text:p>
          </table:table-cell>
          <table:table-cell table:formula="of:=+[.U110]/[.U109]" office:value-type="float" office:value="4.23606797749979" calcext:value-type="float">
            <text:p>4.23606797749979</text:p>
          </table:table-cell>
          <table:table-cell table:style-name="ce4" table:formula="of:=+[.S110]+[.U110]" office:value-type="float" office:value="9.03430463561378E+043" calcext:value-type="float">
            <text:p>9.03430463561378E+043</text:p>
          </table:table-cell>
          <table:table-cell table:formula="of:=+[.W110]/[.W109]" office:value-type="float" office:value="4.23606797749979" calcext:value-type="float">
            <text:p>4.23606797749979</text:p>
          </table:table-cell>
          <table:table-cell/>
          <table:table-cell table:formula="of:=+[.S110]+[.U110]+[.W110]" office:value-type="float" office:value="1.80686092712275E+044" calcext:value-type="float">
            <text:p>1.80686092712275E+0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10]+[.W110]" office:value-type="float" office:value="1.46178119651438E+044" calcext:value-type="float">
            <text:p>1.46178119651438E+044</text:p>
          </table:table-cell>
          <table:table-cell table:formula="of:=+[.S111]/[.S110]" office:value-type="float" office:value="4.23606797749979" calcext:value-type="float">
            <text:p>4.23606797749979</text:p>
          </table:table-cell>
          <table:table-cell table:style-name="ce3" table:formula="of:=+[.W110]+[.S111]" office:value-type="float" office:value="2.36521166007576E+044" calcext:value-type="float">
            <text:p>2.36521166007576E+044</text:p>
          </table:table-cell>
          <table:table-cell table:formula="of:=+[.U111]/[.U110]" office:value-type="float" office:value="4.23606797749979" calcext:value-type="float">
            <text:p>4.23606797749979</text:p>
          </table:table-cell>
          <table:table-cell table:style-name="ce4" table:formula="of:=+[.S111]+[.U111]" office:value-type="float" office:value="3.82699285659014E+044" calcext:value-type="float">
            <text:p>3.82699285659014E+044</text:p>
          </table:table-cell>
          <table:table-cell table:formula="of:=+[.W111]/[.W110]" office:value-type="float" office:value="4.23606797749979" calcext:value-type="float">
            <text:p>4.23606797749979</text:p>
          </table:table-cell>
          <table:table-cell/>
          <table:table-cell table:formula="of:=+[.S111]+[.U111]+[.W111]" office:value-type="float" office:value="7.65398571318028E+044" calcext:value-type="float">
            <text:p>7.65398571318028E+0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11]+[.W111]" office:value-type="float" office:value="6.1922045166659E+044" calcext:value-type="float">
            <text:p>6.1922045166659E+044</text:p>
          </table:table-cell>
          <table:table-cell table:formula="of:=+[.S112]/[.S111]" office:value-type="float" office:value="4.23606797749979" calcext:value-type="float">
            <text:p>4.23606797749979</text:p>
          </table:table-cell>
          <table:table-cell table:style-name="ce3" table:formula="of:=+[.W111]+[.S112]" office:value-type="float" office:value="1.0019197373256E+045" calcext:value-type="float">
            <text:p>1.0019197373256E+045</text:p>
          </table:table-cell>
          <table:table-cell table:formula="of:=+[.U112]/[.U111]" office:value-type="float" office:value="4.23606797749979" calcext:value-type="float">
            <text:p>4.23606797749979</text:p>
          </table:table-cell>
          <table:table-cell table:style-name="ce4" table:formula="of:=+[.S112]+[.U112]" office:value-type="float" office:value="1.62114018899219E+045" calcext:value-type="float">
            <text:p>1.62114018899219E+045</text:p>
          </table:table-cell>
          <table:table-cell table:formula="of:=+[.W112]/[.W111]" office:value-type="float" office:value="4.23606797749979" calcext:value-type="float">
            <text:p>4.23606797749979</text:p>
          </table:table-cell>
          <table:table-cell/>
          <table:table-cell table:formula="of:=+[.S112]+[.U112]+[.W112]" office:value-type="float" office:value="3.24228037798439E+045" calcext:value-type="float">
            <text:p>3.24228037798439E+0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12]+[.W112]" office:value-type="float" office:value="2.6230599263178E+045" calcext:value-type="float">
            <text:p>2.6230599263178E+045</text:p>
          </table:table-cell>
          <table:table-cell table:formula="of:=+[.S113]/[.S112]" office:value-type="float" office:value="4.23606797749979" calcext:value-type="float">
            <text:p>4.23606797749979</text:p>
          </table:table-cell>
          <table:table-cell table:style-name="ce3" table:formula="of:=+[.W112]+[.S113]" office:value-type="float" office:value="4.24420011530999E+045" calcext:value-type="float">
            <text:p>4.24420011530999E+045</text:p>
          </table:table-cell>
          <table:table-cell table:formula="of:=+[.U113]/[.U112]" office:value-type="float" office:value="4.23606797749979" calcext:value-type="float">
            <text:p>4.23606797749979</text:p>
          </table:table-cell>
          <table:table-cell table:style-name="ce4" table:formula="of:=+[.S113]+[.U113]" office:value-type="float" office:value="6.86726004162779E+045" calcext:value-type="float">
            <text:p>6.86726004162779E+045</text:p>
          </table:table-cell>
          <table:table-cell table:formula="of:=+[.W113]/[.W112]" office:value-type="float" office:value="4.23606797749979" calcext:value-type="float">
            <text:p>4.23606797749979</text:p>
          </table:table-cell>
          <table:table-cell/>
          <table:table-cell table:formula="of:=+[.S113]+[.U113]+[.W113]" office:value-type="float" office:value="1.37345200832556E+046" calcext:value-type="float">
            <text:p>1.37345200832556E+04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13]+[.W113]" office:value-type="float" office:value="1.11114601569378E+046" calcext:value-type="float">
            <text:p>1.11114601569378E+046</text:p>
          </table:table-cell>
          <table:table-cell table:formula="of:=+[.S114]/[.S113]" office:value-type="float" office:value="4.23606797749979" calcext:value-type="float">
            <text:p>4.23606797749979</text:p>
          </table:table-cell>
          <table:table-cell table:style-name="ce3" table:formula="of:=+[.W113]+[.S114]" office:value-type="float" office:value="1.79787201985656E+046" calcext:value-type="float">
            <text:p>1.79787201985656E+046</text:p>
          </table:table-cell>
          <table:table-cell table:formula="of:=+[.U114]/[.U113]" office:value-type="float" office:value="4.23606797749979" calcext:value-type="float">
            <text:p>4.23606797749979</text:p>
          </table:table-cell>
          <table:table-cell table:style-name="ce4" table:formula="of:=+[.S114]+[.U114]" office:value-type="float" office:value="2.90901803555034E+046" calcext:value-type="float">
            <text:p>2.90901803555034E+046</text:p>
          </table:table-cell>
          <table:table-cell table:formula="of:=+[.W114]/[.W113]" office:value-type="float" office:value="4.23606797749979" calcext:value-type="float">
            <text:p>4.23606797749979</text:p>
          </table:table-cell>
          <table:table-cell/>
          <table:table-cell table:formula="of:=+[.S114]+[.U114]+[.W114]" office:value-type="float" office:value="5.81803607110067E+046" calcext:value-type="float">
            <text:p>5.81803607110067E+04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14]+[.W114]" office:value-type="float" office:value="4.70689005540689E+046" calcext:value-type="float">
            <text:p>4.70689005540689E+046</text:p>
          </table:table-cell>
          <table:table-cell table:formula="of:=+[.S115]/[.S114]" office:value-type="float" office:value="4.23606797749979" calcext:value-type="float">
            <text:p>4.23606797749979</text:p>
          </table:table-cell>
          <table:table-cell table:style-name="ce3" table:formula="of:=+[.W114]+[.S115]" office:value-type="float" office:value="7.61590809095723E+046" calcext:value-type="float">
            <text:p>7.61590809095723E+046</text:p>
          </table:table-cell>
          <table:table-cell table:formula="of:=+[.U115]/[.U114]" office:value-type="float" office:value="4.23606797749979" calcext:value-type="float">
            <text:p>4.23606797749979</text:p>
          </table:table-cell>
          <table:table-cell table:style-name="ce4" table:formula="of:=+[.S115]+[.U115]" office:value-type="float" office:value="1.23227981463641E+047" calcext:value-type="float">
            <text:p>1.23227981463641E+047</text:p>
          </table:table-cell>
          <table:table-cell table:formula="of:=+[.W115]/[.W114]" office:value-type="float" office:value="4.23606797749979" calcext:value-type="float">
            <text:p>4.23606797749979</text:p>
          </table:table-cell>
          <table:table-cell/>
          <table:table-cell table:formula="of:=+[.S115]+[.U115]+[.W115]" office:value-type="float" office:value="2.46455962927282E+047" calcext:value-type="float">
            <text:p>2.46455962927282E+04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15]+[.W115]" office:value-type="float" office:value="1.99387062373214E+047" calcext:value-type="float">
            <text:p>1.99387062373214E+047</text:p>
          </table:table-cell>
          <table:table-cell table:formula="of:=+[.S116]/[.S115]" office:value-type="float" office:value="4.23606797749979" calcext:value-type="float">
            <text:p>4.23606797749979</text:p>
          </table:table-cell>
          <table:table-cell table:style-name="ce3" table:formula="of:=+[.W115]+[.S116]" office:value-type="float" office:value="3.22615043836855E+047" calcext:value-type="float">
            <text:p>3.22615043836855E+047</text:p>
          </table:table-cell>
          <table:table-cell table:formula="of:=+[.U116]/[.U115]" office:value-type="float" office:value="4.23606797749979" calcext:value-type="float">
            <text:p>4.23606797749979</text:p>
          </table:table-cell>
          <table:table-cell table:style-name="ce4" table:formula="of:=+[.S116]+[.U116]" office:value-type="float" office:value="5.22002106210068E+047" calcext:value-type="float">
            <text:p>5.22002106210068E+047</text:p>
          </table:table-cell>
          <table:table-cell table:formula="of:=+[.W116]/[.W115]" office:value-type="float" office:value="4.23606797749979" calcext:value-type="float">
            <text:p>4.23606797749979</text:p>
          </table:table-cell>
          <table:table-cell/>
          <table:table-cell table:formula="of:=+[.S116]+[.U116]+[.W116]" office:value-type="float" office:value="1.04400421242014E+048" calcext:value-type="float">
            <text:p>1.04400421242014E+0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16]+[.W116]" office:value-type="float" office:value="8.44617150046923E+047" calcext:value-type="float">
            <text:p>8.44617150046923E+047</text:p>
          </table:table-cell>
          <table:table-cell table:formula="of:=+[.S117]/[.S116]" office:value-type="float" office:value="4.23606797749979" calcext:value-type="float">
            <text:p>4.23606797749979</text:p>
          </table:table-cell>
          <table:table-cell table:style-name="ce3" table:formula="of:=+[.W116]+[.S117]" office:value-type="float" office:value="1.36661925625699E+048" calcext:value-type="float">
            <text:p>1.36661925625699E+048</text:p>
          </table:table-cell>
          <table:table-cell table:formula="of:=+[.U117]/[.U116]" office:value-type="float" office:value="4.23606797749979" calcext:value-type="float">
            <text:p>4.23606797749979</text:p>
          </table:table-cell>
          <table:table-cell table:style-name="ce4" table:formula="of:=+[.S117]+[.U117]" office:value-type="float" office:value="2.21123640630391E+048" calcext:value-type="float">
            <text:p>2.21123640630391E+048</text:p>
          </table:table-cell>
          <table:table-cell table:formula="of:=+[.W117]/[.W116]" office:value-type="float" office:value="4.23606797749979" calcext:value-type="float">
            <text:p>4.23606797749979</text:p>
          </table:table-cell>
          <table:table-cell/>
          <table:table-cell table:formula="of:=+[.S117]+[.U117]+[.W117]" office:value-type="float" office:value="4.42247281260783E+048" calcext:value-type="float">
            <text:p>4.42247281260783E+0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17]+[.W117]" office:value-type="float" office:value="3.57785566256091E+048" calcext:value-type="float">
            <text:p>3.57785566256091E+048</text:p>
          </table:table-cell>
          <table:table-cell table:formula="of:=+[.S118]/[.S117]" office:value-type="float" office:value="4.23606797749979" calcext:value-type="float">
            <text:p>4.23606797749979</text:p>
          </table:table-cell>
          <table:table-cell table:style-name="ce3" table:formula="of:=+[.W117]+[.S118]" office:value-type="float" office:value="5.78909206886482E+048" calcext:value-type="float">
            <text:p>5.78909206886482E+048</text:p>
          </table:table-cell>
          <table:table-cell table:formula="of:=+[.U118]/[.U117]" office:value-type="float" office:value="4.23606797749979" calcext:value-type="float">
            <text:p>4.23606797749979</text:p>
          </table:table-cell>
          <table:table-cell table:style-name="ce4" table:formula="of:=+[.S118]+[.U118]" office:value-type="float" office:value="9.36694773142572E+048" calcext:value-type="float">
            <text:p>9.36694773142572E+048</text:p>
          </table:table-cell>
          <table:table-cell table:formula="of:=+[.W118]/[.W117]" office:value-type="float" office:value="4.23606797749979" calcext:value-type="float">
            <text:p>4.23606797749979</text:p>
          </table:table-cell>
          <table:table-cell/>
          <table:table-cell table:formula="of:=+[.S118]+[.U118]+[.W118]" office:value-type="float" office:value="1.87338954628514E+049" calcext:value-type="float">
            <text:p>1.87338954628514E+0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18]+[.W118]" office:value-type="float" office:value="1.51560398002905E+049" calcext:value-type="float">
            <text:p>1.51560398002905E+049</text:p>
          </table:table-cell>
          <table:table-cell table:formula="of:=+[.S119]/[.S118]" office:value-type="float" office:value="4.23606797749979" calcext:value-type="float">
            <text:p>4.23606797749979</text:p>
          </table:table-cell>
          <table:table-cell table:style-name="ce3" table:formula="of:=+[.W118]+[.S119]" office:value-type="float" office:value="2.45229875317163E+049" calcext:value-type="float">
            <text:p>2.45229875317163E+049</text:p>
          </table:table-cell>
          <table:table-cell table:formula="of:=+[.U119]/[.U118]" office:value-type="float" office:value="4.23606797749979" calcext:value-type="float">
            <text:p>4.23606797749979</text:p>
          </table:table-cell>
          <table:table-cell table:style-name="ce4" table:formula="of:=+[.S119]+[.U119]" office:value-type="float" office:value="3.96790273320068E+049" calcext:value-type="float">
            <text:p>3.96790273320068E+049</text:p>
          </table:table-cell>
          <table:table-cell table:formula="of:=+[.W119]/[.W118]" office:value-type="float" office:value="4.23606797749979" calcext:value-type="float">
            <text:p>4.23606797749979</text:p>
          </table:table-cell>
          <table:table-cell/>
          <table:table-cell table:formula="of:=+[.S119]+[.U119]+[.W119]" office:value-type="float" office:value="7.93580546640136E+049" calcext:value-type="float">
            <text:p>7.93580546640136E+0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19]+[.W119]" office:value-type="float" office:value="6.42020148637231E+049" calcext:value-type="float">
            <text:p>6.42020148637231E+049</text:p>
          </table:table-cell>
          <table:table-cell table:formula="of:=+[.S120]/[.S119]" office:value-type="float" office:value="4.23606797749979" calcext:value-type="float">
            <text:p>4.23606797749979</text:p>
          </table:table-cell>
          <table:table-cell table:style-name="ce3" table:formula="of:=+[.W119]+[.S120]" office:value-type="float" office:value="1.0388104219573E+050" calcext:value-type="float">
            <text:p>1.0388104219573E+050</text:p>
          </table:table-cell>
          <table:table-cell table:formula="of:=+[.U120]/[.U119]" office:value-type="float" office:value="4.23606797749979" calcext:value-type="float">
            <text:p>4.23606797749979</text:p>
          </table:table-cell>
          <table:table-cell table:style-name="ce4" table:formula="of:=+[.S120]+[.U120]" office:value-type="float" office:value="1.68083057059453E+050" calcext:value-type="float">
            <text:p>1.68083057059453E+050</text:p>
          </table:table-cell>
          <table:table-cell table:formula="of:=+[.W120]/[.W119]" office:value-type="float" office:value="4.23606797749979" calcext:value-type="float">
            <text:p>4.23606797749979</text:p>
          </table:table-cell>
          <table:table-cell/>
          <table:table-cell table:formula="of:=+[.S120]+[.U120]+[.W120]" office:value-type="float" office:value="3.36166114118906E+050" calcext:value-type="float">
            <text:p>3.36166114118906E+0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  <table:table-cell table:style-name="ce2" table:formula="of:=+[.U120]+[.W120]" office:value-type="float" office:value="2.71964099255183E+050" calcext:value-type="float">
            <text:p>2.71964099255183E+050</text:p>
          </table:table-cell>
          <table:table-cell table:formula="of:=+[.S121]/[.S120]" office:value-type="float" office:value="4.23606797749979" calcext:value-type="float">
            <text:p>4.23606797749979</text:p>
          </table:table-cell>
          <table:table-cell table:style-name="ce3" table:formula="of:=+[.W120]+[.S121]" office:value-type="float" office:value="4.40047156314636E+050" calcext:value-type="float">
            <text:p>4.40047156314636E+050</text:p>
          </table:table-cell>
          <table:table-cell table:formula="of:=+[.U121]/[.U120]" office:value-type="float" office:value="4.23606797749979" calcext:value-type="float">
            <text:p>4.23606797749979</text:p>
          </table:table-cell>
          <table:table-cell table:style-name="ce4" table:formula="of:=+[.S121]+[.U121]" office:value-type="float" office:value="7.12011255569819E+050" calcext:value-type="float">
            <text:p>7.12011255569819E+050</text:p>
          </table:table-cell>
          <table:table-cell table:formula="of:=+[.W121]/[.W120]" office:value-type="float" office:value="4.23606797749979" calcext:value-type="float">
            <text:p>4.23606797749979</text:p>
          </table:table-cell>
          <table:table-cell/>
          <table:table-cell table:formula="of:=+[.S121]+[.U121]+[.W121]" office:value-type="float" office:value="1.42402251113964E+051" calcext:value-type="float">
            <text:p>1.42402251113964E+051</text:p>
          </table:table-cell>
          <table:table-cell table:number-columns-repeated="4"/>
        </table:table-row>
        <table:table-row table:style-name="ro1" table:number-rows-repeated="6467">
          <table:table-cell table:number-columns-repeated="2"/>
          <table:table-cell table:style-name="ce4"/>
          <table:table-cell table:number-columns-repeated="27"/>
        </table:table-row>
        <table:table-row table:style-name="ro1" table:number-rows-repeated="1041987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heet2" table:style-name="ta1">
        <table:table-column table:style-name="co1" table:number-columns-repeated="7" table:default-cell-style-name="Default"/>
        <table:table-column table:style-name="co3" table:default-cell-style-name="ce6"/>
        <table:table-column table:style-name="co4" table:default-cell-style-name="ce7"/>
        <table:table-column table:style-name="co5" table:default-cell-style-name="ce11"/>
        <table:table-column table:style-name="co6" table:default-cell-style-name="ce7"/>
        <table:table-column table:style-name="co5" table:default-cell-style-name="ce13"/>
        <table:table-column table:style-name="co6" table:default-cell-style-name="ce16"/>
        <table:table-column table:style-name="co7" table:default-cell-style-name="ce17"/>
        <table:table-column table:style-name="co8" table:default-cell-style-name="ce18"/>
        <table:table-column table:style-name="co9" table:default-cell-style-name="ce13"/>
        <table:table-column table:style-name="co10" table:default-cell-style-name="ce24"/>
        <table:table-column table:style-name="co5" table:default-cell-style-name="ce13"/>
        <table:table-column table:style-name="co11" table:default-cell-style-name="ce16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4" table:default-cell-style-name="ce26"/>
        <table:table-column table:style-name="co14" table:default-cell-style-name="ce26"/>
        <table:table-column table:style-name="co13" table:default-cell-style-name="ce26"/>
        <table:table-column table:style-name="co5" table:default-cell-style-name="ce26"/>
        <table:table-column table:style-name="co7" table:default-cell-style-name="ce26"/>
        <table:table-column table:style-name="co4" table:default-cell-style-name="ce26"/>
        <table:table-column table:style-name="co14" table:default-cell-style-name="ce26"/>
        <table:table-column table:style-name="co1" table:number-columns-repeated="4" table:default-cell-style-name="Default"/>
        <table:table-row table:style-name="ro2">
          <table:table-cell table:number-columns-repeated="22"/>
          <table:table-cell office:value-type="string" calcext:value-type="string">
            <text:p>φ</text:p>
          </table:table-cell>
          <table:table-cell table:number-columns-repeated="10"/>
        </table:table-row>
        <table:table-row table:style-name="ro2" table:number-rows-repeated="2">
          <table:table-cell table:number-columns-repeated="33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+[.F4]/[.F3]" office:value-type="string" office:string-value="" calcext:value-type="error">
            <text:p>#DIV/0!</text:p>
          </table:table-cell>
          <table:table-cell table:number-columns-repeated="2"/>
          <table:table-cell table:style-name="ce12"/>
          <table:table-cell/>
          <table:table-cell table:style-name="ce14"/>
          <table:table-cell table:style-name="ce9" table:formula="of:=+[.I4]+[.K4]" office:value-type="float" office:value="0" calcext:value-type="float">
            <text:p>0</text:p>
          </table:table-cell>
          <table:table-cell/>
          <table:table-cell table:style-name="ce19"/>
          <table:table-cell table:style-name="ce15"/>
          <table:table-cell table:style-name="ce19"/>
          <table:table-cell table:style-name="ce14"/>
          <table:table-cell table:style-name="ce17" table:formula="of:=+[.M4]/[.M3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4]-[.AA4]" office:value-type="float" office:value="0" calcext:value-type="float">
            <text:p>0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$F$2]" office:value-type="float" office:value="0" calcext:value-type="float">
            <text:p>0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$F$3]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+[.Y4]-[.AA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+[.AF4]/[.AF3]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+[.D5]/[.D4]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formula="of:=+[.F5]/[.F4]" office:value-type="string" office:string-value="" calcext:value-type="error">
            <text:p>#DIV/0!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/>
          <table:table-cell/>
          <table:table-cell table:style-name="ce14" office:value-type="string" calcext:value-type="string">
            <text:p>=</text:p>
          </table:table-cell>
          <table:table-cell table:style-name="ce10" table:formula="of:=+[.I5]-[.K5]" office:value-type="float" office:value="1" calcext:value-type="float">
            <text:p>1</text:p>
          </table:table-cell>
          <table:table-cell/>
          <table:table-cell table:style-name="ce19"/>
          <table:table-cell table:style-name="ce15"/>
          <table:table-cell table:style-name="ce19"/>
          <table:table-cell table:style-name="ce14" office:value-type="string" calcext:value-type="string">
            <text:p>=</text:p>
          </table:table-cell>
          <table:table-cell table:style-name="ce17" table:formula="of:=+[.M5]/[.M4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5]-[.AA5]" office:value-type="float" office:value="0" calcext:value-type="float">
            <text:p>0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3]" office:value-type="float" office:value="0" calcext:value-type="float">
            <text:p>0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4]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+[.Y5]-[.AA5]" office:value-type="float" office:value="0" calcext:value-type="float">
            <text:p>0</text:p>
          </table:table-cell>
          <table:table-cell/>
          <table:table-cell table:formula="of:=+[.AE4]+[.AF4]" office:value-type="float" office:value="1" calcext:value-type="float">
            <text:p>1</text:p>
          </table:table-cell>
          <table:table-cell table:formula="of:=+[.AF4]+[.AE5]" office:value-type="float" office:value="2" calcext:value-type="float">
            <text:p>2</text:p>
          </table:table-cell>
          <table:table-cell table:formula="of:=+[.AF5]/[.AF4]" office:value-type="float" office:value="2" calcext:value-type="float">
            <text:p>2</text:p>
          </table:table-cell>
        </table:table-row>
        <table:table-row table:style-name="ro3">
          <table:table-cell/>
          <table:table-cell table:style-name="ce4" table:formula="of:=+[.B4]+[.B5]" office:value-type="float" office:value="1" calcext:value-type="float">
            <text:p>1</text:p>
          </table:table-cell>
          <table:table-cell table:formula="of:=+[.B6]/[.B5]" office:value-type="float" office:value="1" calcext:value-type="float">
            <text:p>1</text:p>
          </table:table-cell>
          <table:table-cell table:style-name="ce5" table:formula="of:=+[.D4]+[.D5]" office:value-type="float" office:value="1" calcext:value-type="float">
            <text:p>1</text:p>
          </table:table-cell>
          <table:table-cell table:formula="of:=+[.D6]/[.D5]" office:value-type="float" office:value="1" calcext:value-type="float">
            <text:p>1</text:p>
          </table:table-cell>
          <table:table-cell table:formula="of:=+[.F4]-[.F5]" office:value-type="float" office:value="-1" calcext:value-type="float">
            <text:p>-1</text:p>
          </table:table-cell>
          <table:table-cell table:formula="of:=+[.F6]/[.F5]" office:value-type="float" office:value="-1" calcext:value-type="float">
            <text:p>-1</text:p>
          </table:table-cell>
          <table:table-cell/>
          <table:table-cell table:style-name="ce9" table:formula="of:=+[.B4]" office:value-type="float" office:value="0" calcext:value-type="float">
            <text:p>0</text:p>
          </table:table-cell>
          <table:table-cell table:style-name="ce12" office:value-type="string" calcext:value-type="string">
            <text:p>+</text:p>
          </table:table-cell>
          <table:table-cell table:style-name="ce10" table:formula="of:=+[.B6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6]+[.K6]" office:value-type="float" office:value="1" calcext:value-type="float">
            <text:p>1</text:p>
          </table:table-cell>
          <table:table-cell/>
          <table:table-cell table:style-name="ce19"/>
          <table:table-cell table:style-name="ce15"/>
          <table:table-cell table:style-name="ce19"/>
          <table:table-cell table:style-name="ce14" office:value-type="string" calcext:value-type="string">
            <text:p>=</text:p>
          </table:table-cell>
          <table:table-cell table:style-name="ce9" table:formula="of:=+[.M6]/[.M5]" office:value-type="float" office:value="1" calcext:value-type="float">
            <text:p>1</text:p>
          </table:table-cell>
          <table:table-cell table:formula="of:=+0/1" office:value-type="float" office:value="0" calcext:value-type="float">
            <text:p>0</text:p>
          </table:table-cell>
          <table:table-cell table:number-columns-repeated="2"/>
          <table:table-cell table:style-name="ce27" table:formula="of:=+[.Y6]-[.AA6]" office:value-type="float" office:value="-1" calcext:value-type="float">
            <text:p>-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4]" office:value-type="float" office:value="0" calcext:value-type="float">
            <text:p>0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5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+[.Y6]-[.AA6]" office:value-type="float" office:value="-1" calcext:value-type="float">
            <text:p>-1</text:p>
          </table:table-cell>
          <table:table-cell/>
          <table:table-cell table:formula="of:=+[.AE5]+[.AF5]" office:value-type="float" office:value="3" calcext:value-type="float">
            <text:p>3</text:p>
          </table:table-cell>
          <table:table-cell table:formula="of:=+[.AF5]+[.AE6]" office:value-type="float" office:value="5" calcext:value-type="float">
            <text:p>5</text:p>
          </table:table-cell>
          <table:table-cell table:formula="of:=+[.AF6]/[.AF5]" office:value-type="float" office:value="2.5" calcext:value-type="float">
            <text:p>2.5</text:p>
          </table:table-cell>
        </table:table-row>
        <table:table-row table:style-name="ro3">
          <table:table-cell/>
          <table:table-cell table:style-name="ce2" table:formula="of:=+[.B5]+[.B6]" office:value-type="float" office:value="2" calcext:value-type="float">
            <text:p>2</text:p>
          </table:table-cell>
          <table:table-cell table:formula="of:=+[.B7]/[.B6]" office:value-type="float" office:value="2" calcext:value-type="float">
            <text:p>2</text:p>
          </table:table-cell>
          <table:table-cell table:style-name="ce5" table:formula="of:=+[.D5]-[.D6]" office:value-type="float" office:value="0" calcext:value-type="float">
            <text:p>0</text:p>
          </table:table-cell>
          <table:table-cell table:formula="of:=+[.D7]/[.D6]" office:value-type="float" office:value="0" calcext:value-type="float">
            <text:p>0</text:p>
          </table:table-cell>
          <table:table-cell table:formula="of:=+[.F5]-[.F6]" office:value-type="float" office:value="2" calcext:value-type="float">
            <text:p>2</text:p>
          </table:table-cell>
          <table:table-cell table:formula="of:=+[.F7]/[.F6]" office:value-type="float" office:value="-2" calcext:value-type="float">
            <text:p>-2</text:p>
          </table:table-cell>
          <table:table-cell/>
          <table:table-cell table:style-name="ce10" table:formula="of:=+[.B5]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I7]-[.K7]" office:value-type="float" office:value="0" calcext:value-type="float">
            <text:p>0</text:p>
          </table:table-cell>
          <table:table-cell/>
          <table:table-cell table:style-name="ce20" table:formula="of:=+[.M7]" office:value-type="float" office:value="0" calcext:value-type="float">
            <text:p>0</text:p>
          </table:table-cell>
          <table:table-cell table:style-name="ce15" office:value-type="string" calcext:value-type="string">
            <text:p>/</text:p>
          </table:table-cell>
          <table:table-cell table:style-name="ce22" table:formula="of:=+[.M6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M7]/[.M6]" office:value-type="float" office:value="0" calcext:value-type="float">
            <text:p>0</text:p>
          </table:table-cell>
          <table:table-cell table:formula="of:=+1/0" office:value-type="string" office:string-value="" calcext:value-type="error">
            <text:p>#DIV/0!</text:p>
          </table:table-cell>
          <table:table-cell table:number-columns-repeated="2"/>
          <table:table-cell table:style-name="ce27" table:formula="of:=+[.Y7]-[.AA7]" office:value-type="float" office:value="2" calcext:value-type="float">
            <text:p>2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5]" office:value-type="float" office:value="1" calcext:value-type="float">
            <text:p>1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6]"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table:formula="of:=+[.Y7]-[.AA7]" office:value-type="float" office:value="2" calcext:value-type="float">
            <text:p>2</text:p>
          </table:table-cell>
          <table:table-cell/>
          <table:table-cell table:formula="of:=+[.AE6]+[.AF6]" office:value-type="float" office:value="8" calcext:value-type="float">
            <text:p>8</text:p>
          </table:table-cell>
          <table:table-cell table:formula="of:=+[.AF6]+[.AE7]" office:value-type="float" office:value="13" calcext:value-type="float">
            <text:p>13</text:p>
          </table:table-cell>
          <table:table-cell table:formula="of:=+[.AF7]/[.AF6]" office:value-type="float" office:value="2.6" calcext:value-type="float">
            <text:p>2.6</text:p>
          </table:table-cell>
        </table:table-row>
        <table:table-row table:style-name="ro3">
          <table:table-cell/>
          <table:table-cell table:style-name="ce3" table:formula="of:=+[.B6]+[.B7]" office:value-type="float" office:value="3" calcext:value-type="float">
            <text:p>3</text:p>
          </table:table-cell>
          <table:table-cell table:formula="of:=+[.B8]/[.B7]" office:value-type="float" office:value="1.5" calcext:value-type="float">
            <text:p>1.5</text:p>
          </table:table-cell>
          <table:table-cell table:style-name="ce5" table:formula="of:=+[.D6]+[.D7]" office:value-type="float" office:value="1" calcext:value-type="float">
            <text:p>1</text:p>
          </table:table-cell>
          <table:table-cell table:formula="of:=+[.D8]/[.D7]" office:value-type="string" office:string-value="" calcext:value-type="error">
            <text:p>#DIV/0!</text:p>
          </table:table-cell>
          <table:table-cell table:formula="of:=+[.F6]-[.F7]" office:value-type="float" office:value="-3" calcext:value-type="float">
            <text:p>-3</text:p>
          </table:table-cell>
          <table:table-cell table:formula="of:=+[.F8]/[.F7]" office:value-type="float" office:value="-1.5" calcext:value-type="float">
            <text:p>-1.5</text:p>
          </table:table-cell>
          <table:table-cell/>
          <table:table-cell table:style-name="ce8" table:formula="of:=+[.K7]" office:value-type="float" office:value="1" calcext:value-type="float">
            <text:p>1</text:p>
          </table:table-cell>
          <table:table-cell table:style-name="ce12" office:value-type="string" calcext:value-type="string">
            <text:p>+</text:p>
          </table:table-cell>
          <table:table-cell table:style-name="ce9" table:formula="of:=+[.M7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I8]+[.K8]" office:value-type="float" office:value="1" calcext:value-type="float">
            <text:p>1</text:p>
          </table:table-cell>
          <table:table-cell/>
          <table:table-cell table:style-name="ce21" table:formula="of:=+[.M8]" office:value-type="float" office:value="1" calcext:value-type="float">
            <text:p>1</text:p>
          </table:table-cell>
          <table:table-cell table:style-name="ce15" office:value-type="string" calcext:value-type="string">
            <text:p>/</text:p>
          </table:table-cell>
          <table:table-cell table:style-name="ce20" table:formula="of:=+[.M7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25" table:formula="of:=+[.M8]/[.M7]" office:value-type="string" office:string-value="" calcext:value-type="error">
            <text:p>#DIV/0!</text:p>
          </table:table-cell>
          <table:table-cell table:formula="of:=+-1/1" office:value-type="float" office:value="-1" calcext:value-type="float">
            <text:p>-1</text:p>
          </table:table-cell>
          <table:table-cell table:number-columns-repeated="2"/>
          <table:table-cell table:style-name="ce27" table:formula="of:=+[.Y8]-[.AA8]" office:value-type="float" office:value="-3" calcext:value-type="float">
            <text:p>-3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6]" office:value-type="float" office:value="-1" calcext:value-type="float">
            <text:p>-1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7]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+[.Y8]-[.AA8]" office:value-type="float" office:value="-3" calcext:value-type="float">
            <text:p>-3</text:p>
          </table:table-cell>
          <table:table-cell/>
          <table:table-cell table:formula="of:=+[.AE7]+[.AF7]" office:value-type="float" office:value="21" calcext:value-type="float">
            <text:p>21</text:p>
          </table:table-cell>
          <table:table-cell table:formula="of:=+[.AF7]+[.AE8]" office:value-type="float" office:value="34" calcext:value-type="float">
            <text:p>34</text:p>
          </table:table-cell>
          <table:table-cell table:formula="of:=+[.AF8]/[.AF7]" office:value-type="float" office:value="2.61538461538462" calcext:value-type="float">
            <text:p>2.61538461538462</text:p>
          </table:table-cell>
        </table:table-row>
        <table:table-row table:style-name="ro3">
          <table:table-cell/>
          <table:table-cell table:style-name="ce4" table:formula="of:=+[.B7]+[.B8]" office:value-type="float" office:value="5" calcext:value-type="float">
            <text:p>5</text:p>
          </table:table-cell>
          <table:table-cell table:formula="of:=+[.B9]/[.B8]" office:value-type="float" office:value="1.66666666666667" calcext:value-type="float">
            <text:p>1.66666666666667</text:p>
          </table:table-cell>
          <table:table-cell table:style-name="ce5" table:formula="of:=+[.D7]-[.D8]" office:value-type="float" office:value="-1" calcext:value-type="float">
            <text:p>-1</text:p>
          </table:table-cell>
          <table:table-cell table:formula="of:=+[.D9]/[.D8]" office:value-type="float" office:value="-1" calcext:value-type="float">
            <text:p>-1</text:p>
          </table:table-cell>
          <table:table-cell table:formula="of:=+[.F7]-[.F8]" office:value-type="float" office:value="5" calcext:value-type="float">
            <text:p>5</text:p>
          </table:table-cell>
          <table:table-cell table:formula="of:=+[.F9]/[.F8]" office:value-type="float" office:value="-1.66666666666667" calcext:value-type="float">
            <text:p>-1.66666666666667</text:p>
          </table:table-cell>
          <table:table-cell/>
          <table:table-cell table:style-name="ce9" table:formula="of:=+[.K8]" office:value-type="float" office:value="0" calcext:value-type="float">
            <text:p>0</text:p>
          </table:table-cell>
          <table:table-cell table:style-name="ce12" office:value-type="string" calcext:value-type="string">
            <text:p>-</text:p>
          </table:table-cell>
          <table:table-cell table:style-name="ce10" table:formula="of:=+[.M8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9]-[.K9]" office:value-type="float" office:value="-1" calcext:value-type="float">
            <text:p>-1</text:p>
          </table:table-cell>
          <table:table-cell/>
          <table:table-cell table:style-name="ce22" table:formula="of:=+[.M9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1" table:formula="of:=+[.M8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M9]/[.M8]" office:value-type="float" office:value="-1" calcext:value-type="float">
            <text:p>-1</text:p>
          </table:table-cell>
          <table:table-cell table:formula="of:=+0/-1" office:value-type="float" office:value="-0" calcext:value-type="float">
            <text:p>0</text:p>
          </table:table-cell>
          <table:table-cell table:number-columns-repeated="2"/>
          <table:table-cell table:style-name="ce27" table:formula="of:=+[.Y9]-[.AA9]" office:value-type="float" office:value="5" calcext:value-type="float">
            <text:p>5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7]" office:value-type="float" office:value="2" calcext:value-type="float">
            <text:p>2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8]" office:value-type="float" office:value="-3" calcext:value-type="float">
            <text:p>-3</text:p>
          </table:table-cell>
          <table:table-cell office:value-type="string" calcext:value-type="string">
            <text:p>=</text:p>
          </table:table-cell>
          <table:table-cell table:formula="of:=+[.Y9]-[.AA9]" office:value-type="float" office:value="5" calcext:value-type="float">
            <text:p>5</text:p>
          </table:table-cell>
          <table:table-cell/>
          <table:table-cell table:formula="of:=+[.AE8]+[.AF8]" office:value-type="float" office:value="55" calcext:value-type="float">
            <text:p>55</text:p>
          </table:table-cell>
          <table:table-cell table:formula="of:=+[.AF8]+[.AE9]" office:value-type="float" office:value="89" calcext:value-type="float">
            <text:p>89</text:p>
          </table:table-cell>
          <table:table-cell table:formula="of:=+[.AF9]/[.AF8]" office:value-type="float" office:value="2.61764705882353" calcext:value-type="float">
            <text:p>2.61764705882353</text:p>
          </table:table-cell>
        </table:table-row>
        <table:table-row table:style-name="ro3">
          <table:table-cell/>
          <table:table-cell table:style-name="ce2" table:formula="of:=+[.B8]+[.B9]" office:value-type="float" office:value="8" calcext:value-type="float">
            <text:p>8</text:p>
          </table:table-cell>
          <table:table-cell table:formula="of:=+[.B10]/[.B9]" office:value-type="float" office:value="1.6" calcext:value-type="float">
            <text:p>1.6</text:p>
          </table:table-cell>
          <table:table-cell table:style-name="ce5" table:formula="of:=+[.D8]+[.D9]" office:value-type="float" office:value="0" calcext:value-type="float">
            <text:p>0</text:p>
          </table:table-cell>
          <table:table-cell table:formula="of:=+[.D10]/[.D9]" office:value-type="float" office:value="-0" calcext:value-type="float">
            <text:p>0</text:p>
          </table:table-cell>
          <table:table-cell table:formula="of:=+[.F8]-[.F9]" office:value-type="float" office:value="-8" calcext:value-type="float">
            <text:p>-8</text:p>
          </table:table-cell>
          <table:table-cell table:formula="of:=+[.F10]/[.F9]" office:value-type="float" office:value="-1.6" calcext:value-type="float">
            <text:p>-1.6</text:p>
          </table:table-cell>
          <table:table-cell/>
          <table:table-cell table:style-name="ce10" table:formula="of:=+[.K9]" office:value-type="float" office:value="1" calcext:value-type="float">
            <text:p>1</text:p>
          </table:table-cell>
          <table:table-cell table:style-name="ce12" office:value-type="string" calcext:value-type="string">
            <text:p>+</text:p>
          </table:table-cell>
          <table:table-cell table:style-name="ce8" table:formula="of:=+[.M9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I10]+[.K10]" office:value-type="float" office:value="0" calcext:value-type="float">
            <text:p>0</text:p>
          </table:table-cell>
          <table:table-cell/>
          <table:table-cell table:style-name="ce20" table:formula="of:=+[.M10]" office:value-type="float" office:value="0" calcext:value-type="float">
            <text:p>0</text:p>
          </table:table-cell>
          <table:table-cell table:style-name="ce15" office:value-type="string" calcext:value-type="string">
            <text:p>/</text:p>
          </table:table-cell>
          <table:table-cell table:style-name="ce22" table:formula="of:=+[.M9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M10]/[.M9]" office:value-type="float" office:value="-0" calcext:value-type="float">
            <text:p>0</text:p>
          </table:table-cell>
          <table:table-cell table:formula="of:=+-1/0" office:value-type="string" office:string-value="" calcext:value-type="error">
            <text:p>#DIV/0!</text:p>
          </table:table-cell>
          <table:table-cell table:number-columns-repeated="2"/>
          <table:table-cell table:style-name="ce27" table:formula="of:=+[.Y10]-[.AA10]" office:value-type="float" office:value="-8" calcext:value-type="float">
            <text:p>-8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8]" office:value-type="float" office:value="-3" calcext:value-type="float">
            <text:p>-3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9]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+[.Y10]-[.AA10]" office:value-type="float" office:value="-8" calcext:value-type="float">
            <text:p>-8</text:p>
          </table:table-cell>
          <table:table-cell/>
          <table:table-cell table:formula="of:=+[.AE9]+[.AF9]" office:value-type="float" office:value="144" calcext:value-type="float">
            <text:p>144</text:p>
          </table:table-cell>
          <table:table-cell table:formula="of:=+[.AF9]+[.AE10]" office:value-type="float" office:value="233" calcext:value-type="float">
            <text:p>233</text:p>
          </table:table-cell>
          <table:table-cell table:formula="of:=+[.AF10]/[.AF9]" office:value-type="float" office:value="2.61797752808989" calcext:value-type="float">
            <text:p>2.61797752808989</text:p>
          </table:table-cell>
        </table:table-row>
        <table:table-row table:style-name="ro3">
          <table:table-cell/>
          <table:table-cell table:style-name="ce3" table:formula="of:=+[.B9]+[.B10]" office:value-type="float" office:value="13" calcext:value-type="float">
            <text:p>13</text:p>
          </table:table-cell>
          <table:table-cell table:formula="of:=+[.B11]/[.B10]" office:value-type="float" office:value="1.625" calcext:value-type="float">
            <text:p>1.625</text:p>
          </table:table-cell>
          <table:table-cell table:style-name="ce5" table:formula="of:=+[.D9]-[.D10]" office:value-type="float" office:value="-1" calcext:value-type="float">
            <text:p>-1</text:p>
          </table:table-cell>
          <table:table-cell table:formula="of:=+[.D11]/[.D10]" office:value-type="string" office:string-value="" calcext:value-type="error">
            <text:p>#DIV/0!</text:p>
          </table:table-cell>
          <table:table-cell table:formula="of:=+[.F9]-[.F10]" office:value-type="float" office:value="13" calcext:value-type="float">
            <text:p>13</text:p>
          </table:table-cell>
          <table:table-cell table:formula="of:=+[.F11]/[.F10]" office:value-type="float" office:value="-1.625" calcext:value-type="float">
            <text:p>-1.625</text:p>
          </table:table-cell>
          <table:table-cell/>
          <table:table-cell table:style-name="ce8" table:formula="of:=+[.K10]" office:value-type="float" office:value="-1" calcext:value-type="float">
            <text:p>-1</text:p>
          </table:table-cell>
          <table:table-cell table:style-name="ce12" office:value-type="string" calcext:value-type="string">
            <text:p>-</text:p>
          </table:table-cell>
          <table:table-cell table:style-name="ce9" table:formula="of:=+[.M10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I11]-[.K11]" office:value-type="float" office:value="-1" calcext:value-type="float">
            <text:p>-1</text:p>
          </table:table-cell>
          <table:table-cell/>
          <table:table-cell table:style-name="ce21" table:formula="of:=+[.M11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0" table:formula="of:=+[.M10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25" table:formula="of:=+[.M11]/[.M10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11]-[.AA11]" office:value-type="float" office:value="13" calcext:value-type="float">
            <text:p>13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9]" office:value-type="float" office:value="5" calcext:value-type="float">
            <text:p>5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0]" office:value-type="float" office:value="-8" calcext:value-type="float">
            <text:p>-8</text:p>
          </table:table-cell>
          <table:table-cell office:value-type="string" calcext:value-type="string">
            <text:p>=</text:p>
          </table:table-cell>
          <table:table-cell table:formula="of:=+[.Y11]-[.AA11]" office:value-type="float" office:value="13" calcext:value-type="float">
            <text:p>13</text:p>
          </table:table-cell>
          <table:table-cell/>
          <table:table-cell table:formula="of:=+[.AE10]+[.AF10]" office:value-type="float" office:value="377" calcext:value-type="float">
            <text:p>377</text:p>
          </table:table-cell>
          <table:table-cell table:formula="of:=+[.AF10]+[.AE11]" office:value-type="float" office:value="610" calcext:value-type="float">
            <text:p>610</text:p>
          </table:table-cell>
          <table:table-cell table:formula="of:=+[.AF11]/[.AF10]" office:value-type="float" office:value="2.61802575107296" calcext:value-type="float">
            <text:p>2.61802575107296</text:p>
          </table:table-cell>
        </table:table-row>
        <table:table-row table:style-name="ro3">
          <table:table-cell/>
          <table:table-cell table:style-name="ce4" table:formula="of:=+[.B10]+[.B11]" office:value-type="float" office:value="21" calcext:value-type="float">
            <text:p>21</text:p>
          </table:table-cell>
          <table:table-cell table:formula="of:=+[.B12]/[.B11]" office:value-type="float" office:value="1.61538461538462" calcext:value-type="float">
            <text:p>1.61538461538462</text:p>
          </table:table-cell>
          <table:table-cell table:style-name="ce5" table:formula="of:=+[.D10]+[.D11]" office:value-type="float" office:value="-1" calcext:value-type="float">
            <text:p>-1</text:p>
          </table:table-cell>
          <table:table-cell table:formula="of:=+[.D12]/[.D11]" office:value-type="float" office:value="1" calcext:value-type="float">
            <text:p>1</text:p>
          </table:table-cell>
          <table:table-cell table:formula="of:=+[.F10]-[.F11]" office:value-type="float" office:value="-21" calcext:value-type="float">
            <text:p>-21</text:p>
          </table:table-cell>
          <table:table-cell table:formula="of:=+[.F12]/[.F11]" office:value-type="float" office:value="-1.61538461538462" calcext:value-type="float">
            <text:p>-1.61538461538462</text:p>
          </table:table-cell>
          <table:table-cell/>
          <table:table-cell table:style-name="ce9" table:formula="of:=+[.K11]" office:value-type="float" office:value="0" calcext:value-type="float">
            <text:p>0</text:p>
          </table:table-cell>
          <table:table-cell table:style-name="ce12" office:value-type="string" calcext:value-type="string">
            <text:p>+</text:p>
          </table:table-cell>
          <table:table-cell table:style-name="ce10" table:formula="of:=+[.M11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12]+[.K12]" office:value-type="float" office:value="-1" calcext:value-type="float">
            <text:p>-1</text:p>
          </table:table-cell>
          <table:table-cell/>
          <table:table-cell table:style-name="ce22" table:formula="of:=+[.M12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1" table:formula="of:=+[.M11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M12]/[.M11]" office:value-type="float" office:value="1" calcext:value-type="float">
            <text:p>1</text:p>
          </table:table-cell>
          <table:table-cell table:number-columns-repeated="3"/>
          <table:table-cell table:style-name="ce27" table:formula="of:=+[.Y12]-[.AA12]" office:value-type="float" office:value="-21" calcext:value-type="float">
            <text:p>-2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0]" office:value-type="float" office:value="-8" calcext:value-type="float">
            <text:p>-8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1]"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table:formula="of:=+[.Y12]-[.AA12]" office:value-type="float" office:value="-21" calcext:value-type="float">
            <text:p>-21</text:p>
          </table:table-cell>
          <table:table-cell/>
          <table:table-cell table:formula="of:=+[.AE11]+[.AF11]" office:value-type="float" office:value="987" calcext:value-type="float">
            <text:p>987</text:p>
          </table:table-cell>
          <table:table-cell table:formula="of:=+[.AF11]+[.AE12]" office:value-type="float" office:value="1597" calcext:value-type="float">
            <text:p>1597</text:p>
          </table:table-cell>
          <table:table-cell table:formula="of:=+[.AF12]/[.AF11]" office:value-type="float" office:value="2.61803278688525" calcext:value-type="float">
            <text:p>2.61803278688525</text:p>
          </table:table-cell>
        </table:table-row>
        <table:table-row table:style-name="ro3">
          <table:table-cell/>
          <table:table-cell table:style-name="ce2" table:formula="of:=+[.B11]+[.B12]" office:value-type="float" office:value="34" calcext:value-type="float">
            <text:p>34</text:p>
          </table:table-cell>
          <table:table-cell table:formula="of:=+[.B13]/[.B12]" office:value-type="float" office:value="1.61904761904762" calcext:value-type="float">
            <text:p>1.61904761904762</text:p>
          </table:table-cell>
          <table:table-cell table:style-name="ce5" table:formula="of:=+[.D11]-[.D12]" office:value-type="float" office:value="0" calcext:value-type="float">
            <text:p>0</text:p>
          </table:table-cell>
          <table:table-cell table:formula="of:=+[.D13]/[.D12]" office:value-type="float" office:value="-0" calcext:value-type="float">
            <text:p>0</text:p>
          </table:table-cell>
          <table:table-cell table:formula="of:=+[.F11]-[.F12]" office:value-type="float" office:value="34" calcext:value-type="float">
            <text:p>34</text:p>
          </table:table-cell>
          <table:table-cell table:formula="of:=+[.F13]/[.F12]" office:value-type="float" office:value="-1.61904761904762" calcext:value-type="float">
            <text:p>-1.61904761904762</text:p>
          </table:table-cell>
          <table:table-cell/>
          <table:table-cell table:style-name="ce10" table:formula="of:=+[.K12]" office:value-type="float" office:value="-1" calcext:value-type="float">
            <text:p>-1</text:p>
          </table:table-cell>
          <table:table-cell table:style-name="ce12" office:value-type="string" calcext:value-type="string">
            <text:p>-</text:p>
          </table:table-cell>
          <table:table-cell table:style-name="ce8" table:formula="of:=+[.M12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I13]-[.K13]" office:value-type="float" office:value="0" calcext:value-type="float">
            <text:p>0</text:p>
          </table:table-cell>
          <table:table-cell/>
          <table:table-cell table:style-name="ce20" table:formula="of:=+[.M13]" office:value-type="float" office:value="0" calcext:value-type="float">
            <text:p>0</text:p>
          </table:table-cell>
          <table:table-cell table:style-name="ce15" office:value-type="string" calcext:value-type="string">
            <text:p>/</text:p>
          </table:table-cell>
          <table:table-cell table:style-name="ce22" table:formula="of:=+[.M12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M13]/[.M12]" office:value-type="float" office:value="-0" calcext:value-type="float">
            <text:p>0</text:p>
          </table:table-cell>
          <table:table-cell table:number-columns-repeated="3"/>
          <table:table-cell table:style-name="ce27" table:formula="of:=+[.Y13]-[.AA13]" office:value-type="float" office:value="34" calcext:value-type="float">
            <text:p>34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1]" office:value-type="float" office:value="13" calcext:value-type="float">
            <text:p>13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2]" office:value-type="float" office:value="-21" calcext:value-type="float">
            <text:p>-21</text:p>
          </table:table-cell>
          <table:table-cell office:value-type="string" calcext:value-type="string">
            <text:p>=</text:p>
          </table:table-cell>
          <table:table-cell table:formula="of:=+[.Y13]-[.AA13]" office:value-type="float" office:value="34" calcext:value-type="float">
            <text:p>34</text:p>
          </table:table-cell>
          <table:table-cell/>
          <table:table-cell table:formula="of:=+[.AE12]+[.AF12]" office:value-type="float" office:value="2584" calcext:value-type="float">
            <text:p>2584</text:p>
          </table:table-cell>
          <table:table-cell table:formula="of:=+[.AF12]+[.AE13]" office:value-type="float" office:value="4181" calcext:value-type="float">
            <text:p>4181</text:p>
          </table:table-cell>
          <table:table-cell table:formula="of:=+[.AF13]/[.AF12]" office:value-type="float" office:value="2.61803381340012" calcext:value-type="float">
            <text:p>2.61803381340012</text:p>
          </table:table-cell>
        </table:table-row>
        <table:table-row table:style-name="ro3">
          <table:table-cell/>
          <table:table-cell table:style-name="ce3" table:formula="of:=+[.B12]+[.B13]" office:value-type="float" office:value="55" calcext:value-type="float">
            <text:p>55</text:p>
          </table:table-cell>
          <table:table-cell table:formula="of:=+[.B14]/[.B13]" office:value-type="float" office:value="1.61764705882353" calcext:value-type="float">
            <text:p>1.61764705882353</text:p>
          </table:table-cell>
          <table:table-cell table:style-name="ce5" table:formula="of:=+[.D12]+[.D13]" office:value-type="float" office:value="-1" calcext:value-type="float">
            <text:p>-1</text:p>
          </table:table-cell>
          <table:table-cell table:formula="of:=+[.D14]/[.D13]" office:value-type="string" office:string-value="" calcext:value-type="error">
            <text:p>#DIV/0!</text:p>
          </table:table-cell>
          <table:table-cell table:formula="of:=+[.F12]-[.F13]" office:value-type="float" office:value="-55" calcext:value-type="float">
            <text:p>-55</text:p>
          </table:table-cell>
          <table:table-cell table:formula="of:=+[.F14]/[.F13]" office:value-type="float" office:value="-1.61764705882353" calcext:value-type="float">
            <text:p>-1.61764705882353</text:p>
          </table:table-cell>
          <table:table-cell/>
          <table:table-cell table:style-name="ce8" table:formula="of:=+[.K13]" office:value-type="float" office:value="-1" calcext:value-type="float">
            <text:p>-1</text:p>
          </table:table-cell>
          <table:table-cell table:style-name="ce12" office:value-type="string" calcext:value-type="string">
            <text:p>+</text:p>
          </table:table-cell>
          <table:table-cell table:style-name="ce9" table:formula="of:=+[.M13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I14]+[.K14]" office:value-type="float" office:value="-1" calcext:value-type="float">
            <text:p>-1</text:p>
          </table:table-cell>
          <table:table-cell/>
          <table:table-cell table:style-name="ce21" table:formula="of:=+[.M14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0" table:formula="of:=+[.M13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25" table:formula="of:=+[.M14]/[.M13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14]-[.AA14]" office:value-type="float" office:value="-55" calcext:value-type="float">
            <text:p>-55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2]" office:value-type="float" office:value="-21" calcext:value-type="float">
            <text:p>-21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3]" office:value-type="float" office:value="34" calcext:value-type="float">
            <text:p>34</text:p>
          </table:table-cell>
          <table:table-cell office:value-type="string" calcext:value-type="string">
            <text:p>=</text:p>
          </table:table-cell>
          <table:table-cell table:formula="of:=+[.Y14]-[.AA14]" office:value-type="float" office:value="-55" calcext:value-type="float">
            <text:p>-55</text:p>
          </table:table-cell>
          <table:table-cell/>
          <table:table-cell table:formula="of:=+[.AE13]+[.AF13]" office:value-type="float" office:value="6765" calcext:value-type="float">
            <text:p>6765</text:p>
          </table:table-cell>
          <table:table-cell table:formula="of:=+[.AF13]+[.AE14]" office:value-type="float" office:value="10946" calcext:value-type="float">
            <text:p>10946</text:p>
          </table:table-cell>
          <table:table-cell/>
        </table:table-row>
        <table:table-row table:style-name="ro3">
          <table:table-cell/>
          <table:table-cell table:style-name="ce4" table:formula="of:=+[.B13]+[.B14]" office:value-type="float" office:value="89" calcext:value-type="float">
            <text:p>89</text:p>
          </table:table-cell>
          <table:table-cell table:formula="of:=+[.B15]/[.B14]" office:value-type="float" office:value="1.61818181818182" calcext:value-type="float">
            <text:p>1.61818181818182</text:p>
          </table:table-cell>
          <table:table-cell table:style-name="ce5" table:formula="of:=+[.D13]-[.D14]" office:value-type="float" office:value="1" calcext:value-type="float">
            <text:p>1</text:p>
          </table:table-cell>
          <table:table-cell table:formula="of:=+[.D15]/[.D14]" office:value-type="float" office:value="-1" calcext:value-type="float">
            <text:p>-1</text:p>
          </table:table-cell>
          <table:table-cell table:formula="of:=+[.F13]-[.F14]" office:value-type="float" office:value="89" calcext:value-type="float">
            <text:p>89</text:p>
          </table:table-cell>
          <table:table-cell table:formula="of:=+[.F15]/[.F14]" office:value-type="float" office:value="-1.61818181818182" calcext:value-type="float">
            <text:p>-1.61818181818182</text:p>
          </table:table-cell>
          <table:table-cell/>
          <table:table-cell table:style-name="ce9" table:formula="of:=+[.K14]" office:value-type="float" office:value="0" calcext:value-type="float">
            <text:p>0</text:p>
          </table:table-cell>
          <table:table-cell table:style-name="ce12" office:value-type="string" calcext:value-type="string">
            <text:p>-</text:p>
          </table:table-cell>
          <table:table-cell table:style-name="ce10" table:formula="of:=+[.M14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15]-[.K15]" office:value-type="float" office:value="1" calcext:value-type="float">
            <text:p>1</text:p>
          </table:table-cell>
          <table:table-cell/>
          <table:table-cell table:style-name="ce22" table:formula="of:=+[.M15]" office:value-type="float" office:value="1" calcext:value-type="float">
            <text:p>1</text:p>
          </table:table-cell>
          <table:table-cell table:style-name="ce15" office:value-type="string" calcext:value-type="string">
            <text:p>/</text:p>
          </table:table-cell>
          <table:table-cell table:style-name="ce21" table:formula="of:=+[.M14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M15]/[.M14]" office:value-type="float" office:value="-1" calcext:value-type="float">
            <text:p>-1</text:p>
          </table:table-cell>
          <table:table-cell table:number-columns-repeated="3"/>
          <table:table-cell table:style-name="ce27" table:formula="of:=+[.Y15]-[.AA15]" office:value-type="float" office:value="89" calcext:value-type="float">
            <text:p>89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3]" office:value-type="float" office:value="34" calcext:value-type="float">
            <text:p>34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4]" office:value-type="float" office:value="-55" calcext:value-type="float">
            <text:p>-55</text:p>
          </table:table-cell>
          <table:table-cell office:value-type="string" calcext:value-type="string">
            <text:p>=</text:p>
          </table:table-cell>
          <table:table-cell table:formula="of:=+[.Y15]-[.AA15]" office:value-type="float" office:value="89" calcext:value-type="float">
            <text:p>89</text:p>
          </table:table-cell>
          <table:table-cell/>
          <table:table-cell table:formula="of:=+[.AE14]+[.AF14]" office:value-type="float" office:value="17711" calcext:value-type="float">
            <text:p>17711</text:p>
          </table:table-cell>
          <table:table-cell table:formula="of:=+[.AF14]+[.AE15]" office:value-type="float" office:value="28657" calcext:value-type="float">
            <text:p>28657</text:p>
          </table:table-cell>
          <table:table-cell/>
        </table:table-row>
        <table:table-row table:style-name="ro3">
          <table:table-cell/>
          <table:table-cell table:style-name="ce2" table:formula="of:=+[.B14]+[.B15]" office:value-type="float" office:value="144" calcext:value-type="float">
            <text:p>144</text:p>
          </table:table-cell>
          <table:table-cell table:formula="of:=+[.B16]/[.B15]" office:value-type="float" office:value="1.61797752808989" calcext:value-type="float">
            <text:p>1.61797752808989</text:p>
          </table:table-cell>
          <table:table-cell table:style-name="ce5" table:formula="of:=+[.D14]+[.D15]" office:value-type="float" office:value="0" calcext:value-type="float">
            <text:p>0</text:p>
          </table:table-cell>
          <table:table-cell table:formula="of:=+[.D16]/[.D15]" office:value-type="float" office:value="0" calcext:value-type="float">
            <text:p>0</text:p>
          </table:table-cell>
          <table:table-cell table:formula="of:=+[.F14]-[.F15]" office:value-type="float" office:value="-144" calcext:value-type="float">
            <text:p>-144</text:p>
          </table:table-cell>
          <table:table-cell table:formula="of:=+[.F16]/[.F15]" office:value-type="float" office:value="-1.61797752808989" calcext:value-type="float">
            <text:p>-1.61797752808989</text:p>
          </table:table-cell>
          <table:table-cell/>
          <table:table-cell table:style-name="ce10" table:formula="of:=+[.K15]" office:value-type="float" office:value="-1" calcext:value-type="float">
            <text:p>-1</text:p>
          </table:table-cell>
          <table:table-cell table:style-name="ce12" office:value-type="string" calcext:value-type="string">
            <text:p>+</text:p>
          </table:table-cell>
          <table:table-cell table:style-name="ce8" table:formula="of:=+[.M15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I16]+[.K16]" office:value-type="float" office:value="0" calcext:value-type="float">
            <text:p>0</text:p>
          </table:table-cell>
          <table:table-cell/>
          <table:table-cell table:style-name="ce20" table:formula="of:=+[.M16]" office:value-type="float" office:value="0" calcext:value-type="float">
            <text:p>0</text:p>
          </table:table-cell>
          <table:table-cell table:style-name="ce15" office:value-type="string" calcext:value-type="string">
            <text:p>/</text:p>
          </table:table-cell>
          <table:table-cell table:style-name="ce22" table:formula="of:=+[.M15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M16]/[.M15]" office:value-type="float" office:value="0" calcext:value-type="float">
            <text:p>0</text:p>
          </table:table-cell>
          <table:table-cell table:number-columns-repeated="3"/>
          <table:table-cell table:style-name="ce27" table:formula="of:=+[.Y16]-[.AA16]" office:value-type="float" office:value="-144" calcext:value-type="float">
            <text:p>-144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4]" office:value-type="float" office:value="-55" calcext:value-type="float">
            <text:p>-55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5]" office:value-type="float" office:value="89" calcext:value-type="float">
            <text:p>89</text:p>
          </table:table-cell>
          <table:table-cell office:value-type="string" calcext:value-type="string">
            <text:p>=</text:p>
          </table:table-cell>
          <table:table-cell table:formula="of:=+[.Y16]-[.AA16]" office:value-type="float" office:value="-144" calcext:value-type="float">
            <text:p>-144</text:p>
          </table:table-cell>
          <table:table-cell/>
          <table:table-cell table:formula="of:=+[.AE15]+[.AF15]" office:value-type="float" office:value="46368" calcext:value-type="float">
            <text:p>46368</text:p>
          </table:table-cell>
          <table:table-cell table:formula="of:=+[.AF15]+[.AE16]" office:value-type="float" office:value="75025" calcext:value-type="float">
            <text:p>75025</text:p>
          </table:table-cell>
          <table:table-cell/>
        </table:table-row>
        <table:table-row table:style-name="ro3">
          <table:table-cell/>
          <table:table-cell table:style-name="ce3" table:formula="of:=+[.B15]+[.B16]" office:value-type="float" office:value="233" calcext:value-type="float">
            <text:p>233</text:p>
          </table:table-cell>
          <table:table-cell table:formula="of:=+[.B17]/[.B16]" office:value-type="float" office:value="1.61805555555556" calcext:value-type="float">
            <text:p>1.61805555555556</text:p>
          </table:table-cell>
          <table:table-cell table:style-name="ce5" table:formula="of:=+[.D15]-[.D16]" office:value-type="float" office:value="1" calcext:value-type="float">
            <text:p>1</text:p>
          </table:table-cell>
          <table:table-cell table:formula="of:=+[.D17]/[.D16]" office:value-type="string" office:string-value="" calcext:value-type="error">
            <text:p>#DIV/0!</text:p>
          </table:table-cell>
          <table:table-cell table:formula="of:=+[.F15]-[.F16]" office:value-type="float" office:value="233" calcext:value-type="float">
            <text:p>233</text:p>
          </table:table-cell>
          <table:table-cell table:formula="of:=+[.F17]/[.F16]" office:value-type="float" office:value="-1.61805555555556" calcext:value-type="float">
            <text:p>-1.61805555555556</text:p>
          </table:table-cell>
          <table:table-cell/>
          <table:table-cell table:style-name="ce8" table:formula="of:=+[.K16]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9" table:formula="of:=+[.M16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I17]-[.K17]" office:value-type="float" office:value="1" calcext:value-type="float">
            <text:p>1</text:p>
          </table:table-cell>
          <table:table-cell/>
          <table:table-cell table:style-name="ce21" table:formula="of:=+[.M17]" office:value-type="float" office:value="1" calcext:value-type="float">
            <text:p>1</text:p>
          </table:table-cell>
          <table:table-cell table:style-name="ce15" office:value-type="string" calcext:value-type="string">
            <text:p>/</text:p>
          </table:table-cell>
          <table:table-cell table:style-name="ce20" table:formula="of:=+[.M16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25" table:formula="of:=+[.M17]/[.M16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17]-[.AA17]" office:value-type="float" office:value="233" calcext:value-type="float">
            <text:p>233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5]" office:value-type="float" office:value="89" calcext:value-type="float">
            <text:p>89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6]" office:value-type="float" office:value="-144" calcext:value-type="float">
            <text:p>-144</text:p>
          </table:table-cell>
          <table:table-cell office:value-type="string" calcext:value-type="string">
            <text:p>=</text:p>
          </table:table-cell>
          <table:table-cell table:formula="of:=+[.Y17]-[.AA17]" office:value-type="float" office:value="233" calcext:value-type="float">
            <text:p>233</text:p>
          </table:table-cell>
          <table:table-cell/>
          <table:table-cell table:formula="of:=+[.AE16]+[.AF16]" office:value-type="float" office:value="121393" calcext:value-type="float">
            <text:p>121393</text:p>
          </table:table-cell>
          <table:table-cell table:formula="of:=+[.AF16]+[.AE17]" office:value-type="float" office:value="196418" calcext:value-type="float">
            <text:p>196418</text:p>
          </table:table-cell>
          <table:table-cell/>
        </table:table-row>
        <table:table-row table:style-name="ro3">
          <table:table-cell/>
          <table:table-cell table:style-name="ce4" table:formula="of:=+[.B16]+[.B17]" office:value-type="float" office:value="377" calcext:value-type="float">
            <text:p>377</text:p>
          </table:table-cell>
          <table:table-cell table:formula="of:=+[.B18]/[.B17]" office:value-type="float" office:value="1.61802575107296" calcext:value-type="float">
            <text:p>1.61802575107296</text:p>
          </table:table-cell>
          <table:table-cell table:style-name="ce5" table:formula="of:=+[.D16]+[.D17]" office:value-type="float" office:value="1" calcext:value-type="float">
            <text:p>1</text:p>
          </table:table-cell>
          <table:table-cell table:formula="of:=+[.D18]/[.D17]" office:value-type="float" office:value="1" calcext:value-type="float">
            <text:p>1</text:p>
          </table:table-cell>
          <table:table-cell table:formula="of:=+[.F16]-[.F17]" office:value-type="float" office:value="-377" calcext:value-type="float">
            <text:p>-377</text:p>
          </table:table-cell>
          <table:table-cell table:formula="of:=+[.F18]/[.F17]" office:value-type="float" office:value="-1.61802575107296" calcext:value-type="float">
            <text:p>-1.61802575107296</text:p>
          </table:table-cell>
          <table:table-cell/>
          <table:table-cell table:style-name="ce9" table:formula="of:=+[.K17]" office:value-type="float" office:value="0" calcext:value-type="float">
            <text:p>0</text:p>
          </table:table-cell>
          <table:table-cell table:style-name="ce12" office:value-type="string" calcext:value-type="string">
            <text:p>+</text:p>
          </table:table-cell>
          <table:table-cell table:style-name="ce10" table:formula="of:=+[.M17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18]+[.K18]" office:value-type="float" office:value="1" calcext:value-type="float">
            <text:p>1</text:p>
          </table:table-cell>
          <table:table-cell/>
          <table:table-cell table:style-name="ce22" table:formula="of:=+[.M18]" office:value-type="float" office:value="1" calcext:value-type="float">
            <text:p>1</text:p>
          </table:table-cell>
          <table:table-cell table:style-name="ce15" office:value-type="string" calcext:value-type="string">
            <text:p>/</text:p>
          </table:table-cell>
          <table:table-cell table:style-name="ce21" table:formula="of:=+[.M17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M18]/[.M17]" office:value-type="float" office:value="1" calcext:value-type="float">
            <text:p>1</text:p>
          </table:table-cell>
          <table:table-cell table:number-columns-repeated="3"/>
          <table:table-cell table:style-name="ce27" table:formula="of:=+[.Y18]-[.AA18]" office:value-type="float" office:value="-377" calcext:value-type="float">
            <text:p>-377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6]" office:value-type="float" office:value="-144" calcext:value-type="float">
            <text:p>-144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7]" office:value-type="float" office:value="233" calcext:value-type="float">
            <text:p>233</text:p>
          </table:table-cell>
          <table:table-cell office:value-type="string" calcext:value-type="string">
            <text:p>=</text:p>
          </table:table-cell>
          <table:table-cell table:formula="of:=+[.Y18]-[.AA18]" office:value-type="float" office:value="-377" calcext:value-type="float">
            <text:p>-377</text:p>
          </table:table-cell>
          <table:table-cell/>
          <table:table-cell table:formula="of:=+[.AE17]+[.AF17]" office:value-type="float" office:value="317811" calcext:value-type="float">
            <text:p>317811</text:p>
          </table:table-cell>
          <table:table-cell table:formula="of:=+[.AF17]+[.AE18]" office:value-type="float" office:value="514229" calcext:value-type="float">
            <text:p>514229</text:p>
          </table:table-cell>
          <table:table-cell/>
        </table:table-row>
        <table:table-row table:style-name="ro3">
          <table:table-cell/>
          <table:table-cell table:style-name="ce2" table:formula="of:=+[.B17]+[.B18]" office:value-type="float" office:value="610" calcext:value-type="float">
            <text:p>610</text:p>
          </table:table-cell>
          <table:table-cell table:formula="of:=+[.B19]/[.B18]" office:value-type="float" office:value="1.61803713527851" calcext:value-type="float">
            <text:p>1.61803713527851</text:p>
          </table:table-cell>
          <table:table-cell table:style-name="ce5" table:formula="of:=+[.D17]-[.D18]" office:value-type="float" office:value="0" calcext:value-type="float">
            <text:p>0</text:p>
          </table:table-cell>
          <table:table-cell table:formula="of:=+[.D19]/[.D18]" office:value-type="float" office:value="0" calcext:value-type="float">
            <text:p>0</text:p>
          </table:table-cell>
          <table:table-cell table:formula="of:=+[.F17]-[.F18]" office:value-type="float" office:value="610" calcext:value-type="float">
            <text:p>610</text:p>
          </table:table-cell>
          <table:table-cell table:formula="of:=+[.F19]/[.F18]" office:value-type="float" office:value="-1.61803713527851" calcext:value-type="float">
            <text:p>-1.61803713527851</text:p>
          </table:table-cell>
          <table:table-cell/>
          <table:table-cell table:style-name="ce10" table:formula="of:=+[.K18]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8" table:formula="of:=+[.M18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I19]-[.K19]" office:value-type="float" office:value="0" calcext:value-type="float">
            <text:p>0</text:p>
          </table:table-cell>
          <table:table-cell/>
          <table:table-cell table:style-name="ce20" table:formula="of:=+[.M19]" office:value-type="float" office:value="0" calcext:value-type="float">
            <text:p>0</text:p>
          </table:table-cell>
          <table:table-cell table:style-name="ce15" office:value-type="string" calcext:value-type="string">
            <text:p>/</text:p>
          </table:table-cell>
          <table:table-cell table:style-name="ce22" table:formula="of:=+[.M18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M19]/[.M18]" office:value-type="float" office:value="0" calcext:value-type="float">
            <text:p>0</text:p>
          </table:table-cell>
          <table:table-cell table:number-columns-repeated="3"/>
          <table:table-cell table:style-name="ce27" table:formula="of:=+[.Y19]-[.AA19]" office:value-type="float" office:value="610" calcext:value-type="float">
            <text:p>610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7]" office:value-type="float" office:value="233" calcext:value-type="float">
            <text:p>233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8]" office:value-type="float" office:value="-377" calcext:value-type="float">
            <text:p>-377</text:p>
          </table:table-cell>
          <table:table-cell office:value-type="string" calcext:value-type="string">
            <text:p>=</text:p>
          </table:table-cell>
          <table:table-cell table:formula="of:=+[.Y19]-[.AA19]" office:value-type="float" office:value="610" calcext:value-type="float">
            <text:p>610</text:p>
          </table:table-cell>
          <table:table-cell/>
          <table:table-cell table:formula="of:=+[.AE18]+[.AF18]" office:value-type="float" office:value="832040" calcext:value-type="float">
            <text:p>832040</text:p>
          </table:table-cell>
          <table:table-cell table:formula="of:=+[.AF18]+[.AE19]" office:value-type="float" office:value="1346269" calcext:value-type="float">
            <text:p>1346269</text:p>
          </table:table-cell>
          <table:table-cell/>
        </table:table-row>
        <table:table-row table:style-name="ro3">
          <table:table-cell/>
          <table:table-cell table:style-name="ce3" table:formula="of:=+[.B18]+[.B19]" office:value-type="float" office:value="987" calcext:value-type="float">
            <text:p>987</text:p>
          </table:table-cell>
          <table:table-cell table:formula="of:=+[.B20]/[.B19]" office:value-type="float" office:value="1.61803278688525" calcext:value-type="float">
            <text:p>1.61803278688525</text:p>
          </table:table-cell>
          <table:table-cell table:style-name="ce5" table:formula="of:=+[.D18]+[.D19]" office:value-type="float" office:value="1" calcext:value-type="float">
            <text:p>1</text:p>
          </table:table-cell>
          <table:table-cell table:formula="of:=+[.D20]/[.D19]" office:value-type="string" office:string-value="" calcext:value-type="error">
            <text:p>#DIV/0!</text:p>
          </table:table-cell>
          <table:table-cell table:formula="of:=+[.F18]-[.F19]" office:value-type="float" office:value="-987" calcext:value-type="float">
            <text:p>-987</text:p>
          </table:table-cell>
          <table:table-cell table:formula="of:=+[.F20]/[.F19]" office:value-type="float" office:value="-1.61803278688525" calcext:value-type="float">
            <text:p>-1.61803278688525</text:p>
          </table:table-cell>
          <table:table-cell/>
          <table:table-cell table:style-name="ce8" table:formula="of:=+[.K19]" office:value-type="float" office:value="1" calcext:value-type="float">
            <text:p>1</text:p>
          </table:table-cell>
          <table:table-cell table:style-name="ce12" office:value-type="string" calcext:value-type="string">
            <text:p>+</text:p>
          </table:table-cell>
          <table:table-cell table:style-name="ce9" table:formula="of:=+[.M19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I20]+[.K20]" office:value-type="float" office:value="1" calcext:value-type="float">
            <text:p>1</text:p>
          </table:table-cell>
          <table:table-cell/>
          <table:table-cell table:style-name="ce21" table:formula="of:=+[.M20]" office:value-type="float" office:value="1" calcext:value-type="float">
            <text:p>1</text:p>
          </table:table-cell>
          <table:table-cell table:style-name="ce15" office:value-type="string" calcext:value-type="string">
            <text:p>/</text:p>
          </table:table-cell>
          <table:table-cell table:style-name="ce20" table:formula="of:=+[.M19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25" table:formula="of:=+[.M20]/[.M19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20]-[.AA20]" office:value-type="float" office:value="-987" calcext:value-type="float">
            <text:p>-987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8]" office:value-type="float" office:value="-377" calcext:value-type="float">
            <text:p>-377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9]" office:value-type="float" office:value="610" calcext:value-type="float">
            <text:p>610</text:p>
          </table:table-cell>
          <table:table-cell office:value-type="string" calcext:value-type="string">
            <text:p>=</text:p>
          </table:table-cell>
          <table:table-cell table:formula="of:=+[.Y20]-[.AA20]" office:value-type="float" office:value="-987" calcext:value-type="float">
            <text:p>-987</text:p>
          </table:table-cell>
          <table:table-cell/>
          <table:table-cell table:formula="of:=+[.AE19]+[.AF19]" office:value-type="float" office:value="2178309" calcext:value-type="float">
            <text:p>2178309</text:p>
          </table:table-cell>
          <table:table-cell table:formula="of:=+[.AF19]+[.AE20]" office:value-type="float" office:value="3524578" calcext:value-type="float">
            <text:p>3524578</text:p>
          </table:table-cell>
          <table:table-cell/>
        </table:table-row>
        <table:table-row table:style-name="ro3">
          <table:table-cell/>
          <table:table-cell table:style-name="ce4" table:formula="of:=+[.B19]+[.B20]" office:value-type="float" office:value="1597" calcext:value-type="float">
            <text:p>1597</text:p>
          </table:table-cell>
          <table:table-cell table:formula="of:=+[.B21]/[.B20]" office:value-type="float" office:value="1.61803444782168" calcext:value-type="float">
            <text:p>1.61803444782168</text:p>
          </table:table-cell>
          <table:table-cell table:style-name="ce5" table:formula="of:=+[.D19]-[.D20]" office:value-type="float" office:value="-1" calcext:value-type="float">
            <text:p>-1</text:p>
          </table:table-cell>
          <table:table-cell table:formula="of:=+[.D21]/[.D20]" office:value-type="float" office:value="-1" calcext:value-type="float">
            <text:p>-1</text:p>
          </table:table-cell>
          <table:table-cell table:formula="of:=+[.F19]-[.F20]" office:value-type="float" office:value="1597" calcext:value-type="float">
            <text:p>1597</text:p>
          </table:table-cell>
          <table:table-cell table:formula="of:=+[.F21]/[.F20]" office:value-type="float" office:value="-1.61803444782168" calcext:value-type="float">
            <text:p>-1.61803444782168</text:p>
          </table:table-cell>
          <table:table-cell/>
          <table:table-cell table:style-name="ce9" table:formula="of:=+[.K20]" office:value-type="float" office:value="0" calcext:value-type="float">
            <text:p>0</text:p>
          </table:table-cell>
          <table:table-cell table:style-name="ce12" office:value-type="string" calcext:value-type="string">
            <text:p>-</text:p>
          </table:table-cell>
          <table:table-cell table:style-name="ce10" table:formula="of:=+[.M20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21]-[.K21]" office:value-type="float" office:value="-1" calcext:value-type="float">
            <text:p>-1</text:p>
          </table:table-cell>
          <table:table-cell/>
          <table:table-cell table:style-name="ce22" table:formula="of:=+[.M21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1" table:formula="of:=+[.M20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M21]/[.M20]" office:value-type="float" office:value="-1" calcext:value-type="float">
            <text:p>-1</text:p>
          </table:table-cell>
          <table:table-cell table:number-columns-repeated="3"/>
          <table:table-cell table:style-name="ce27" table:formula="of:=+[.Y21]-[.AA21]" office:value-type="float" office:value="1597" calcext:value-type="float">
            <text:p>1597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9]" office:value-type="float" office:value="610" calcext:value-type="float">
            <text:p>610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0]" office:value-type="float" office:value="-987" calcext:value-type="float">
            <text:p>-987</text:p>
          </table:table-cell>
          <table:table-cell office:value-type="string" calcext:value-type="string">
            <text:p>=</text:p>
          </table:table-cell>
          <table:table-cell table:formula="of:=+[.Y21]-[.AA21]" office:value-type="float" office:value="1597" calcext:value-type="float">
            <text:p>1597</text:p>
          </table:table-cell>
          <table:table-cell/>
          <table:table-cell table:formula="of:=+[.AE20]+[.AF20]" office:value-type="float" office:value="5702887" calcext:value-type="float">
            <text:p>5702887</text:p>
          </table:table-cell>
          <table:table-cell table:formula="of:=+[.AF20]+[.AE21]" office:value-type="float" office:value="9227465" calcext:value-type="float">
            <text:p>9227465</text:p>
          </table:table-cell>
          <table:table-cell/>
        </table:table-row>
        <table:table-row table:style-name="ro3">
          <table:table-cell/>
          <table:table-cell table:style-name="ce2" table:formula="of:=+[.B20]+[.B21]" office:value-type="float" office:value="2584" calcext:value-type="float">
            <text:p>2584</text:p>
          </table:table-cell>
          <table:table-cell table:formula="of:=+[.B22]/[.B21]" office:value-type="float" office:value="1.61803381340013" calcext:value-type="float">
            <text:p>1.61803381340013</text:p>
          </table:table-cell>
          <table:table-cell table:style-name="ce5" table:formula="of:=+[.D20]+[.D21]" office:value-type="float" office:value="0" calcext:value-type="float">
            <text:p>0</text:p>
          </table:table-cell>
          <table:table-cell table:formula="of:=+[.D22]/[.D21]" office:value-type="float" office:value="-0" calcext:value-type="float">
            <text:p>0</text:p>
          </table:table-cell>
          <table:table-cell table:formula="of:=+[.F20]-[.F21]" office:value-type="float" office:value="-2584" calcext:value-type="float">
            <text:p>-2584</text:p>
          </table:table-cell>
          <table:table-cell table:formula="of:=+[.F22]/[.F21]" office:value-type="float" office:value="-1.61803381340013" calcext:value-type="float">
            <text:p>-1.61803381340013</text:p>
          </table:table-cell>
          <table:table-cell/>
          <table:table-cell table:style-name="ce10" table:formula="of:=+[.K21]" office:value-type="float" office:value="1" calcext:value-type="float">
            <text:p>1</text:p>
          </table:table-cell>
          <table:table-cell table:style-name="ce12" office:value-type="string" calcext:value-type="string">
            <text:p>+</text:p>
          </table:table-cell>
          <table:table-cell table:style-name="ce8" table:formula="of:=+[.M21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I22]+[.K22]" office:value-type="float" office:value="0" calcext:value-type="float">
            <text:p>0</text:p>
          </table:table-cell>
          <table:table-cell/>
          <table:table-cell table:style-name="ce20" table:formula="of:=+[.M22]" office:value-type="float" office:value="0" calcext:value-type="float">
            <text:p>0</text:p>
          </table:table-cell>
          <table:table-cell table:style-name="ce15" office:value-type="string" calcext:value-type="string">
            <text:p>/</text:p>
          </table:table-cell>
          <table:table-cell table:style-name="ce22" table:formula="of:=+[.M21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M22]/[.M21]" office:value-type="float" office:value="-0" calcext:value-type="float">
            <text:p>0</text:p>
          </table:table-cell>
          <table:table-cell table:number-columns-repeated="3"/>
          <table:table-cell table:style-name="ce27" table:formula="of:=+[.Y22]-[.AA22]" office:value-type="float" office:value="-2584" calcext:value-type="float">
            <text:p>-2584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0]" office:value-type="float" office:value="-987" calcext:value-type="float">
            <text:p>-987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1]" office:value-type="float" office:value="1597" calcext:value-type="float">
            <text:p>1597</text:p>
          </table:table-cell>
          <table:table-cell office:value-type="string" calcext:value-type="string">
            <text:p>=</text:p>
          </table:table-cell>
          <table:table-cell table:formula="of:=+[.Y22]-[.AA22]" office:value-type="float" office:value="-2584" calcext:value-type="float">
            <text:p>-2584</text:p>
          </table:table-cell>
          <table:table-cell/>
          <table:table-cell table:formula="of:=+[.AE21]+[.AF21]" office:value-type="float" office:value="14930352" calcext:value-type="float">
            <text:p>14930352</text:p>
          </table:table-cell>
          <table:table-cell table:formula="of:=+[.AF21]+[.AE22]" office:value-type="float" office:value="24157817" calcext:value-type="float">
            <text:p>24157817</text:p>
          </table:table-cell>
          <table:table-cell/>
        </table:table-row>
        <table:table-row table:style-name="ro3">
          <table:table-cell/>
          <table:table-cell table:style-name="ce3" table:formula="of:=+[.B21]+[.B22]" office:value-type="float" office:value="4181" calcext:value-type="float">
            <text:p>4181</text:p>
          </table:table-cell>
          <table:table-cell table:formula="of:=+[.B23]/[.B22]" office:value-type="float" office:value="1.61803405572755" calcext:value-type="float">
            <text:p>1.61803405572755</text:p>
          </table:table-cell>
          <table:table-cell table:style-name="ce5" table:formula="of:=+[.D21]-[.D22]" office:value-type="float" office:value="-1" calcext:value-type="float">
            <text:p>-1</text:p>
          </table:table-cell>
          <table:table-cell table:formula="of:=+[.D23]/[.D22]" office:value-type="string" office:string-value="" calcext:value-type="error">
            <text:p>#DIV/0!</text:p>
          </table:table-cell>
          <table:table-cell table:formula="of:=+[.F21]-[.F22]" office:value-type="float" office:value="4181" calcext:value-type="float">
            <text:p>4181</text:p>
          </table:table-cell>
          <table:table-cell table:formula="of:=+[.F23]/[.F22]" office:value-type="float" office:value="-1.61803405572755" calcext:value-type="float">
            <text:p>-1.61803405572755</text:p>
          </table:table-cell>
          <table:table-cell/>
          <table:table-cell table:style-name="ce8" table:formula="of:=+[.K22]" office:value-type="float" office:value="-1" calcext:value-type="float">
            <text:p>-1</text:p>
          </table:table-cell>
          <table:table-cell table:style-name="ce12" office:value-type="string" calcext:value-type="string">
            <text:p>-</text:p>
          </table:table-cell>
          <table:table-cell table:style-name="ce9" table:formula="of:=+[.M22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I23]-[.K23]" office:value-type="float" office:value="-1" calcext:value-type="float">
            <text:p>-1</text:p>
          </table:table-cell>
          <table:table-cell/>
          <table:table-cell table:style-name="ce21" table:formula="of:=+[.M23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0" table:formula="of:=+[.M22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25" table:formula="of:=+[.M23]/[.M22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23]-[.AA23]" office:value-type="float" office:value="4181" calcext:value-type="float">
            <text:p>418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1]" office:value-type="float" office:value="1597" calcext:value-type="float">
            <text:p>1597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2]" office:value-type="float" office:value="-2584" calcext:value-type="float">
            <text:p>-2584</text:p>
          </table:table-cell>
          <table:table-cell office:value-type="string" calcext:value-type="string">
            <text:p>=</text:p>
          </table:table-cell>
          <table:table-cell table:formula="of:=+[.Y23]-[.AA23]" office:value-type="float" office:value="4181" calcext:value-type="float">
            <text:p>4181</text:p>
          </table:table-cell>
          <table:table-cell/>
          <table:table-cell table:formula="of:=+[.AE22]+[.AF22]" office:value-type="float" office:value="39088169" calcext:value-type="float">
            <text:p>39088169</text:p>
          </table:table-cell>
          <table:table-cell table:formula="of:=+[.AF22]+[.AE23]" office:value-type="float" office:value="63245986" calcext:value-type="float">
            <text:p>63245986</text:p>
          </table:table-cell>
          <table:table-cell/>
        </table:table-row>
        <table:table-row table:style-name="ro3">
          <table:table-cell/>
          <table:table-cell table:style-name="ce4" table:formula="of:=+[.B22]+[.B23]" office:value-type="float" office:value="6765" calcext:value-type="float">
            <text:p>6765</text:p>
          </table:table-cell>
          <table:table-cell table:formula="of:=+[.B24]/[.B23]" office:value-type="float" office:value="1.61803396316671" calcext:value-type="float">
            <text:p>1.61803396316671</text:p>
          </table:table-cell>
          <table:table-cell table:style-name="ce5" table:formula="of:=+[.D22]+[.D23]" office:value-type="float" office:value="-1" calcext:value-type="float">
            <text:p>-1</text:p>
          </table:table-cell>
          <table:table-cell table:formula="of:=+[.D24]/[.D23]" office:value-type="float" office:value="1" calcext:value-type="float">
            <text:p>1</text:p>
          </table:table-cell>
          <table:table-cell table:formula="of:=+[.F22]-[.F23]" office:value-type="float" office:value="-6765" calcext:value-type="float">
            <text:p>-6765</text:p>
          </table:table-cell>
          <table:table-cell table:formula="of:=+[.F24]/[.F23]" office:value-type="float" office:value="-1.61803396316671" calcext:value-type="float">
            <text:p>-1.61803396316671</text:p>
          </table:table-cell>
          <table:table-cell/>
          <table:table-cell table:style-name="ce9" table:formula="of:=+[.K23]" office:value-type="float" office:value="0" calcext:value-type="float">
            <text:p>0</text:p>
          </table:table-cell>
          <table:table-cell table:style-name="ce12" office:value-type="string" calcext:value-type="string">
            <text:p>+</text:p>
          </table:table-cell>
          <table:table-cell table:style-name="ce10" table:formula="of:=+[.M23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24]+[.K24]" office:value-type="float" office:value="-1" calcext:value-type="float">
            <text:p>-1</text:p>
          </table:table-cell>
          <table:table-cell/>
          <table:table-cell table:style-name="ce22" table:formula="of:=+[.M24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1" table:formula="of:=+[.M23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M24]/[.M23]" office:value-type="float" office:value="1" calcext:value-type="float">
            <text:p>1</text:p>
          </table:table-cell>
          <table:table-cell table:number-columns-repeated="3"/>
          <table:table-cell table:style-name="ce27" table:formula="of:=+[.Y24]-[.AA24]" office:value-type="float" office:value="-6765" calcext:value-type="float">
            <text:p>-6765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2]" office:value-type="float" office:value="-2584" calcext:value-type="float">
            <text:p>-2584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3]" office:value-type="float" office:value="4181" calcext:value-type="float">
            <text:p>4181</text:p>
          </table:table-cell>
          <table:table-cell office:value-type="string" calcext:value-type="string">
            <text:p>=</text:p>
          </table:table-cell>
          <table:table-cell table:formula="of:=+[.Y24]-[.AA24]" office:value-type="float" office:value="-6765" calcext:value-type="float">
            <text:p>-6765</text:p>
          </table:table-cell>
          <table:table-cell/>
          <table:table-cell table:formula="of:=+[.AE23]+[.AF23]" office:value-type="float" office:value="102334155" calcext:value-type="float">
            <text:p>102334155</text:p>
          </table:table-cell>
          <table:table-cell table:formula="of:=+[.AF23]+[.AE24]" office:value-type="float" office:value="165580141" calcext:value-type="float">
            <text:p>165580141</text:p>
          </table:table-cell>
          <table:table-cell/>
        </table:table-row>
        <table:table-row table:style-name="ro3">
          <table:table-cell/>
          <table:table-cell table:style-name="ce2" table:formula="of:=+[.B23]+[.B24]" office:value-type="float" office:value="10946" calcext:value-type="float">
            <text:p>10946</text:p>
          </table:table-cell>
          <table:table-cell table:formula="of:=+[.B25]/[.B24]" office:value-type="float" office:value="1.6180339985218" calcext:value-type="float">
            <text:p>1.6180339985218</text:p>
          </table:table-cell>
          <table:table-cell table:style-name="ce5" table:formula="of:=+[.D23]-[.D24]" office:value-type="float" office:value="0" calcext:value-type="float">
            <text:p>0</text:p>
          </table:table-cell>
          <table:table-cell table:formula="of:=+[.D25]/[.D24]" office:value-type="float" office:value="-0" calcext:value-type="float">
            <text:p>0</text:p>
          </table:table-cell>
          <table:table-cell table:formula="of:=+[.F23]-[.F24]" office:value-type="float" office:value="10946" calcext:value-type="float">
            <text:p>10946</text:p>
          </table:table-cell>
          <table:table-cell table:formula="of:=+[.F25]/[.F24]" office:value-type="float" office:value="-1.6180339985218" calcext:value-type="float">
            <text:p>-1.6180339985218</text:p>
          </table:table-cell>
          <table:table-cell/>
          <table:table-cell table:style-name="ce10" table:formula="of:=+[.K24]" office:value-type="float" office:value="-1" calcext:value-type="float">
            <text:p>-1</text:p>
          </table:table-cell>
          <table:table-cell table:style-name="ce12" office:value-type="string" calcext:value-type="string">
            <text:p>+</text:p>
          </table:table-cell>
          <table:table-cell table:style-name="ce8" table:formula="of:=+[.M24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I25]-[.K25]" office:value-type="float" office:value="0" calcext:value-type="float">
            <text:p>0</text:p>
          </table:table-cell>
          <table:table-cell/>
          <table:table-cell table:style-name="ce20" table:formula="of:=+[.M25]" office:value-type="float" office:value="0" calcext:value-type="float">
            <text:p>0</text:p>
          </table:table-cell>
          <table:table-cell table:style-name="ce15" office:value-type="string" calcext:value-type="string">
            <text:p>/</text:p>
          </table:table-cell>
          <table:table-cell table:style-name="ce22" table:formula="of:=+[.M24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M25]/[.M24]" office:value-type="float" office:value="-0" calcext:value-type="float">
            <text:p>0</text:p>
          </table:table-cell>
          <table:table-cell table:number-columns-repeated="3"/>
          <table:table-cell table:style-name="ce27" table:formula="of:=+[.Y25]-[.AA25]" office:value-type="float" office:value="10946" calcext:value-type="float">
            <text:p>10946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3]" office:value-type="float" office:value="4181" calcext:value-type="float">
            <text:p>4181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4]" office:value-type="float" office:value="-6765" calcext:value-type="float">
            <text:p>-6765</text:p>
          </table:table-cell>
          <table:table-cell office:value-type="string" calcext:value-type="string">
            <text:p>=</text:p>
          </table:table-cell>
          <table:table-cell table:formula="of:=+[.Y25]-[.AA25]" office:value-type="float" office:value="10946" calcext:value-type="float">
            <text:p>10946</text:p>
          </table:table-cell>
          <table:table-cell/>
          <table:table-cell table:formula="of:=+[.AE24]+[.AF24]" office:value-type="float" office:value="267914296" calcext:value-type="float">
            <text:p>267914296</text:p>
          </table:table-cell>
          <table:table-cell table:formula="of:=+[.AF24]+[.AE25]" office:value-type="float" office:value="433494437" calcext:value-type="float">
            <text:p>433494437</text:p>
          </table:table-cell>
          <table:table-cell/>
        </table:table-row>
        <table:table-row table:style-name="ro3">
          <table:table-cell/>
          <table:table-cell table:style-name="ce3" table:formula="of:=+[.B24]+[.B25]" office:value-type="float" office:value="17711" calcext:value-type="float">
            <text:p>17711</text:p>
          </table:table-cell>
          <table:table-cell table:formula="of:=+[.B26]/[.B25]" office:value-type="float" office:value="1.61803398501736" calcext:value-type="float">
            <text:p>1.61803398501736</text:p>
          </table:table-cell>
          <table:table-cell table:style-name="ce5" table:formula="of:=+[.D24]+[.D25]" office:value-type="float" office:value="-1" calcext:value-type="float">
            <text:p>-1</text:p>
          </table:table-cell>
          <table:table-cell table:formula="of:=+[.D26]/[.D25]" office:value-type="string" office:string-value="" calcext:value-type="error">
            <text:p>#DIV/0!</text:p>
          </table:table-cell>
          <table:table-cell table:formula="of:=+[.F24]-[.F25]" office:value-type="float" office:value="-17711" calcext:value-type="float">
            <text:p>-17711</text:p>
          </table:table-cell>
          <table:table-cell table:formula="of:=+[.F26]/[.F25]" office:value-type="float" office:value="-1.61803398501736" calcext:value-type="float">
            <text:p>-1.61803398501736</text:p>
          </table:table-cell>
          <table:table-cell/>
          <table:table-cell table:style-name="ce8" table:formula="of:=+[.K25]" office:value-type="float" office:value="-1" calcext:value-type="float">
            <text:p>-1</text:p>
          </table:table-cell>
          <table:table-cell table:style-name="ce12" office:value-type="string" calcext:value-type="string">
            <text:p>-</text:p>
          </table:table-cell>
          <table:table-cell table:style-name="ce9" table:formula="of:=+[.M25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I26]+[.K26]" office:value-type="float" office:value="-1" calcext:value-type="float">
            <text:p>-1</text:p>
          </table:table-cell>
          <table:table-cell/>
          <table:table-cell table:style-name="ce21" table:formula="of:=+[.M26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0" table:formula="of:=+[.M25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25" table:formula="of:=+[.M26]/[.M25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26]-[.AA26]" office:value-type="float" office:value="-17711" calcext:value-type="float">
            <text:p>-1771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4]" office:value-type="float" office:value="-6765" calcext:value-type="float">
            <text:p>-6765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5]" office:value-type="float" office:value="10946" calcext:value-type="float">
            <text:p>10946</text:p>
          </table:table-cell>
          <table:table-cell office:value-type="string" calcext:value-type="string">
            <text:p>=</text:p>
          </table:table-cell>
          <table:table-cell table:formula="of:=+[.Y26]-[.AA26]" office:value-type="float" office:value="-17711" calcext:value-type="float">
            <text:p>-17711</text:p>
          </table:table-cell>
          <table:table-cell/>
          <table:table-cell table:formula="of:=+[.AE25]+[.AF25]" office:value-type="float" office:value="701408733" calcext:value-type="float">
            <text:p>701408733</text:p>
          </table:table-cell>
          <table:table-cell table:formula="of:=+[.AF25]+[.AE26]" office:value-type="float" office:value="1134903170" calcext:value-type="float">
            <text:p>1134903170</text:p>
          </table:table-cell>
          <table:table-cell/>
        </table:table-row>
        <table:table-row table:style-name="ro3">
          <table:table-cell/>
          <table:table-cell table:style-name="ce4" table:formula="of:=+[.B25]+[.B26]" office:value-type="float" office:value="28657" calcext:value-type="float">
            <text:p>28657</text:p>
          </table:table-cell>
          <table:table-cell table:formula="of:=+[.B27]/[.B26]" office:value-type="float" office:value="1.6180339901756" calcext:value-type="float">
            <text:p>1.6180339901756</text:p>
          </table:table-cell>
          <table:table-cell table:style-name="ce5" table:formula="of:=+[.D25]-[.D26]" office:value-type="float" office:value="1" calcext:value-type="float">
            <text:p>1</text:p>
          </table:table-cell>
          <table:table-cell table:formula="of:=+[.D27]/[.D26]" office:value-type="float" office:value="-1" calcext:value-type="float">
            <text:p>-1</text:p>
          </table:table-cell>
          <table:table-cell table:formula="of:=+[.F25]-[.F26]" office:value-type="float" office:value="28657" calcext:value-type="float">
            <text:p>28657</text:p>
          </table:table-cell>
          <table:table-cell table:formula="of:=+[.F27]/[.F26]" office:value-type="float" office:value="-1.6180339901756" calcext:value-type="float">
            <text:p>-1.6180339901756</text:p>
          </table:table-cell>
          <table:table-cell/>
          <table:table-cell table:style-name="ce9" table:formula="of:=+[.K26]" office:value-type="float" office:value="0" calcext:value-type="float">
            <text:p>0</text:p>
          </table:table-cell>
          <table:table-cell table:style-name="ce12" office:value-type="string" calcext:value-type="string">
            <text:p>+</text:p>
          </table:table-cell>
          <table:table-cell table:style-name="ce10" table:formula="of:=+[.M26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27]+[.K27]" office:value-type="float" office:value="-1" calcext:value-type="float">
            <text:p>-1</text:p>
          </table:table-cell>
          <table:table-cell/>
          <table:table-cell table:style-name="ce22" table:formula="of:=+[.M27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1" table:formula="of:=+[.M26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M27]/[.M26]" office:value-type="float" office:value="1" calcext:value-type="float">
            <text:p>1</text:p>
          </table:table-cell>
          <table:table-cell table:number-columns-repeated="3"/>
          <table:table-cell table:style-name="ce27" table:formula="of:=+[.Y27]-[.AA27]" office:value-type="float" office:value="28657" calcext:value-type="float">
            <text:p>28657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5]" office:value-type="float" office:value="10946" calcext:value-type="float">
            <text:p>10946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6]" office:value-type="float" office:value="-17711" calcext:value-type="float">
            <text:p>-17711</text:p>
          </table:table-cell>
          <table:table-cell office:value-type="string" calcext:value-type="string">
            <text:p>=</text:p>
          </table:table-cell>
          <table:table-cell table:formula="of:=+[.Y27]-[.AA27]" office:value-type="float" office:value="28657" calcext:value-type="float">
            <text:p>28657</text:p>
          </table:table-cell>
          <table:table-cell/>
          <table:table-cell table:formula="of:=+[.AE26]+[.AF26]" office:value-type="float" office:value="1836311903" calcext:value-type="float">
            <text:p>1836311903</text:p>
          </table:table-cell>
          <table:table-cell table:formula="of:=+[.AF26]+[.AE27]" office:value-type="float" office:value="2971215073" calcext:value-type="float">
            <text:p>2971215073</text:p>
          </table:table-cell>
          <table:table-cell/>
        </table:table-row>
        <table:table-row table:style-name="ro3">
          <table:table-cell/>
          <table:table-cell table:style-name="ce2" table:formula="of:=+[.B26]+[.B27]" office:value-type="float" office:value="46368" calcext:value-type="float">
            <text:p>46368</text:p>
          </table:table-cell>
          <table:table-cell table:formula="of:=+[.B28]/[.B27]" office:value-type="float" office:value="1.61803398820533" calcext:value-type="float">
            <text:p>1.61803398820533</text:p>
          </table:table-cell>
          <table:table-cell table:style-name="ce5" table:formula="of:=+[.D26]+[.D27]" office:value-type="float" office:value="0" calcext:value-type="float">
            <text:p>0</text:p>
          </table:table-cell>
          <table:table-cell table:formula="of:=+[.D28]/[.D27]" office:value-type="float" office:value="0" calcext:value-type="float">
            <text:p>0</text:p>
          </table:table-cell>
          <table:table-cell table:formula="of:=+[.F26]-[.F27]" office:value-type="float" office:value="-46368" calcext:value-type="float">
            <text:p>-46368</text:p>
          </table:table-cell>
          <table:table-cell table:formula="of:=+[.F28]/[.F27]" office:value-type="float" office:value="-1.61803398820533" calcext:value-type="float">
            <text:p>-1.61803398820533</text:p>
          </table:table-cell>
          <table:table-cell/>
          <table:table-cell table:style-name="ce10" table:formula="of:=+[.K27]" office:value-type="float" office:value="-1" calcext:value-type="float">
            <text:p>-1</text:p>
          </table:table-cell>
          <table:table-cell table:style-name="ce12" office:value-type="string" calcext:value-type="string">
            <text:p>-</text:p>
          </table:table-cell>
          <table:table-cell table:style-name="ce8" table:formula="of:=+[.M27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I28]-[.K28]" office:value-type="float" office:value="0" calcext:value-type="float">
            <text:p>0</text:p>
          </table:table-cell>
          <table:table-cell/>
          <table:table-cell table:style-name="ce20" table:formula="of:=+[.M28]" office:value-type="float" office:value="0" calcext:value-type="float">
            <text:p>0</text:p>
          </table:table-cell>
          <table:table-cell table:style-name="ce15" office:value-type="string" calcext:value-type="string">
            <text:p>/</text:p>
          </table:table-cell>
          <table:table-cell table:style-name="ce22" table:formula="of:=+[.M27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M28]/[.M27]" office:value-type="float" office:value="-0" calcext:value-type="float">
            <text:p>0</text:p>
          </table:table-cell>
          <table:table-cell table:number-columns-repeated="3"/>
          <table:table-cell table:style-name="ce27" table:formula="of:=+[.Y28]-[.AA28]" office:value-type="float" office:value="-46368" calcext:value-type="float">
            <text:p>-46368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6]" office:value-type="float" office:value="-17711" calcext:value-type="float">
            <text:p>-17711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7]" office:value-type="float" office:value="28657" calcext:value-type="float">
            <text:p>28657</text:p>
          </table:table-cell>
          <table:table-cell office:value-type="string" calcext:value-type="string">
            <text:p>=</text:p>
          </table:table-cell>
          <table:table-cell table:formula="of:=+[.Y28]-[.AA28]" office:value-type="float" office:value="-46368" calcext:value-type="float">
            <text:p>-46368</text:p>
          </table:table-cell>
          <table:table-cell/>
          <table:table-cell table:formula="of:=+[.AE27]+[.AF27]" office:value-type="float" office:value="4807526976" calcext:value-type="float">
            <text:p>4807526976</text:p>
          </table:table-cell>
          <table:table-cell table:formula="of:=+[.AF27]+[.AE28]" office:value-type="float" office:value="7778742049" calcext:value-type="float">
            <text:p>7778742049</text:p>
          </table:table-cell>
          <table:table-cell/>
        </table:table-row>
        <table:table-row table:style-name="ro3">
          <table:table-cell/>
          <table:table-cell table:style-name="ce3" table:formula="of:=+[.B27]+[.B28]" office:value-type="float" office:value="75025" calcext:value-type="float">
            <text:p>75025</text:p>
          </table:table-cell>
          <table:table-cell table:formula="of:=+[.B29]/[.B28]" office:value-type="float" office:value="1.6180339889579" calcext:value-type="float">
            <text:p>1.6180339889579</text:p>
          </table:table-cell>
          <table:table-cell table:style-name="ce5" table:formula="of:=+[.D27]-[.D28]" office:value-type="float" office:value="1" calcext:value-type="float">
            <text:p>1</text:p>
          </table:table-cell>
          <table:table-cell table:formula="of:=+[.D29]/[.D28]" office:value-type="string" office:string-value="" calcext:value-type="error">
            <text:p>#DIV/0!</text:p>
          </table:table-cell>
          <table:table-cell table:formula="of:=+[.F27]-[.F28]" office:value-type="float" office:value="75025" calcext:value-type="float">
            <text:p>75025</text:p>
          </table:table-cell>
          <table:table-cell table:formula="of:=+[.F29]/[.F28]" office:value-type="float" office:value="-1.6180339889579" calcext:value-type="float">
            <text:p>-1.6180339889579</text:p>
          </table:table-cell>
          <table:table-cell/>
          <table:table-cell table:style-name="ce8" table:formula="of:=+[.K28]" office:value-type="float" office:value="-1" calcext:value-type="float">
            <text:p>-1</text:p>
          </table:table-cell>
          <table:table-cell table:style-name="ce12" office:value-type="string" calcext:value-type="string">
            <text:p>+</text:p>
          </table:table-cell>
          <table:table-cell table:style-name="ce9" table:formula="of:=+[.M28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I29]+[.K29]" office:value-type="float" office:value="-1" calcext:value-type="float">
            <text:p>-1</text:p>
          </table:table-cell>
          <table:table-cell/>
          <table:table-cell table:style-name="ce21" table:formula="of:=+[.M29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0" table:formula="of:=+[.M28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25" table:formula="of:=+[.M29]/[.M28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29]-[.AA29]" office:value-type="float" office:value="75025" calcext:value-type="float">
            <text:p>75025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7]" office:value-type="float" office:value="28657" calcext:value-type="float">
            <text:p>28657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8]" office:value-type="float" office:value="-46368" calcext:value-type="float">
            <text:p>-46368</text:p>
          </table:table-cell>
          <table:table-cell office:value-type="string" calcext:value-type="string">
            <text:p>=</text:p>
          </table:table-cell>
          <table:table-cell table:formula="of:=+[.Y29]-[.AA29]" office:value-type="float" office:value="75025" calcext:value-type="float">
            <text:p>75025</text:p>
          </table:table-cell>
          <table:table-cell/>
          <table:table-cell table:formula="of:=+[.AE28]+[.AF28]" office:value-type="float" office:value="12586269025" calcext:value-type="float">
            <text:p>12586269025</text:p>
          </table:table-cell>
          <table:table-cell table:formula="of:=+[.AF28]+[.AE29]" office:value-type="float" office:value="20365011074" calcext:value-type="float">
            <text:p>20365011074</text:p>
          </table:table-cell>
          <table:table-cell/>
        </table:table-row>
        <table:table-row table:style-name="ro3">
          <table:table-cell/>
          <table:table-cell table:style-name="ce4" table:formula="of:=+[.B28]+[.B29]" office:value-type="float" office:value="121393" calcext:value-type="float">
            <text:p>121393</text:p>
          </table:table-cell>
          <table:table-cell table:formula="of:=+[.B30]/[.B29]" office:value-type="float" office:value="1.61803398867044" calcext:value-type="float">
            <text:p>1.61803398867044</text:p>
          </table:table-cell>
          <table:table-cell table:style-name="ce5" table:formula="of:=+[.D28]+[.D29]" office:value-type="float" office:value="1" calcext:value-type="float">
            <text:p>1</text:p>
          </table:table-cell>
          <table:table-cell table:formula="of:=+[.D30]/[.D29]" office:value-type="float" office:value="1" calcext:value-type="float">
            <text:p>1</text:p>
          </table:table-cell>
          <table:table-cell table:formula="of:=+[.F28]-[.F29]" office:value-type="float" office:value="-121393" calcext:value-type="float">
            <text:p>-121393</text:p>
          </table:table-cell>
          <table:table-cell table:formula="of:=+[.F30]/[.F29]" office:value-type="float" office:value="-1.61803398867044" calcext:value-type="float">
            <text:p>-1.61803398867044</text:p>
          </table:table-cell>
          <table:table-cell/>
          <table:table-cell table:style-name="ce9" table:formula="of:=+[.K29]" office:value-type="float" office:value="0" calcext:value-type="float">
            <text:p>0</text:p>
          </table:table-cell>
          <table:table-cell table:style-name="ce12" office:value-type="string" calcext:value-type="string">
            <text:p>+</text:p>
          </table:table-cell>
          <table:table-cell table:style-name="ce10" table:formula="of:=+[.M29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30]+[.K30]" office:value-type="float" office:value="-1" calcext:value-type="float">
            <text:p>-1</text:p>
          </table:table-cell>
          <table:table-cell/>
          <table:table-cell table:style-name="ce22" table:formula="of:=+[.M30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1" table:formula="of:=+[.M29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M30]/[.M29]" office:value-type="float" office:value="1" calcext:value-type="float">
            <text:p>1</text:p>
          </table:table-cell>
          <table:table-cell table:number-columns-repeated="3"/>
          <table:table-cell table:style-name="ce27" table:formula="of:=+[.Y30]-[.AA30]" office:value-type="float" office:value="-121393" calcext:value-type="float">
            <text:p>-121393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8]" office:value-type="float" office:value="-46368" calcext:value-type="float">
            <text:p>-46368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9]" office:value-type="float" office:value="75025" calcext:value-type="float">
            <text:p>75025</text:p>
          </table:table-cell>
          <table:table-cell office:value-type="string" calcext:value-type="string">
            <text:p>=</text:p>
          </table:table-cell>
          <table:table-cell table:formula="of:=+[.Y30]-[.AA30]" office:value-type="float" office:value="-121393" calcext:value-type="float">
            <text:p>-121393</text:p>
          </table:table-cell>
          <table:table-cell/>
          <table:table-cell table:formula="of:=+[.AE29]+[.AF29]" office:value-type="float" office:value="32951280099" calcext:value-type="float">
            <text:p>32951280099</text:p>
          </table:table-cell>
          <table:table-cell table:formula="of:=+[.AF29]+[.AE30]" office:value-type="float" office:value="53316291173" calcext:value-type="float">
            <text:p>53316291173</text:p>
          </table:table-cell>
          <table:table-cell/>
        </table:table-row>
        <table:table-row table:style-name="ro3">
          <table:table-cell/>
          <table:table-cell table:style-name="ce2" table:formula="of:=+[.B29]+[.B30]" office:value-type="float" office:value="196418" calcext:value-type="float">
            <text:p>196418</text:p>
          </table:table-cell>
          <table:table-cell table:formula="of:=+[.B31]/[.B30]" office:value-type="float" office:value="1.61803398878024" calcext:value-type="float">
            <text:p>1.61803398878024</text:p>
          </table:table-cell>
          <table:table-cell table:style-name="ce5" table:formula="of:=+[.D29]-[.D30]" office:value-type="float" office:value="0" calcext:value-type="float">
            <text:p>0</text:p>
          </table:table-cell>
          <table:table-cell table:formula="of:=+[.D31]/[.D30]" office:value-type="float" office:value="0" calcext:value-type="float">
            <text:p>0</text:p>
          </table:table-cell>
          <table:table-cell table:formula="of:=+[.F29]-[.F30]" office:value-type="float" office:value="196418" calcext:value-type="float">
            <text:p>196418</text:p>
          </table:table-cell>
          <table:table-cell table:formula="of:=+[.F31]/[.F30]" office:value-type="float" office:value="-1.61803398878024" calcext:value-type="float">
            <text:p>-1.61803398878024</text:p>
          </table:table-cell>
          <table:table-cell/>
          <table:table-cell table:style-name="ce10" table:formula="of:=+[.K30]" office:value-type="float" office:value="-1" calcext:value-type="float">
            <text:p>-1</text:p>
          </table:table-cell>
          <table:table-cell table:style-name="ce12" office:value-type="string" calcext:value-type="string">
            <text:p>-</text:p>
          </table:table-cell>
          <table:table-cell table:style-name="ce8" table:formula="of:=+[.M30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I31]-[.K31]" office:value-type="float" office:value="0" calcext:value-type="float">
            <text:p>0</text:p>
          </table:table-cell>
          <table:table-cell/>
          <table:table-cell table:style-name="ce20" table:formula="of:=+[.M31]" office:value-type="float" office:value="0" calcext:value-type="float">
            <text:p>0</text:p>
          </table:table-cell>
          <table:table-cell table:style-name="ce15" office:value-type="string" calcext:value-type="string">
            <text:p>/</text:p>
          </table:table-cell>
          <table:table-cell table:style-name="ce22" table:formula="of:=+[.M30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M31]/[.M30]" office:value-type="float" office:value="-0" calcext:value-type="float">
            <text:p>0</text:p>
          </table:table-cell>
          <table:table-cell table:number-columns-repeated="3"/>
          <table:table-cell table:style-name="ce27" table:formula="of:=+[.Y31]-[.AA31]" office:value-type="float" office:value="196418" calcext:value-type="float">
            <text:p>196418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9]" office:value-type="float" office:value="75025" calcext:value-type="float">
            <text:p>75025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30]" office:value-type="float" office:value="-121393" calcext:value-type="float">
            <text:p>-121393</text:p>
          </table:table-cell>
          <table:table-cell office:value-type="string" calcext:value-type="string">
            <text:p>=</text:p>
          </table:table-cell>
          <table:table-cell table:formula="of:=+[.Y31]-[.AA31]" office:value-type="float" office:value="196418" calcext:value-type="float">
            <text:p>196418</text:p>
          </table:table-cell>
          <table:table-cell/>
          <table:table-cell table:formula="of:=+[.AE30]+[.AF30]" office:value-type="float" office:value="86267571272" calcext:value-type="float">
            <text:p>86267571272</text:p>
          </table:table-cell>
          <table:table-cell table:formula="of:=+[.AF30]+[.AE31]" office:value-type="float" office:value="139583862445" calcext:value-type="float">
            <text:p>139583862445</text:p>
          </table:table-cell>
          <table:table-cell/>
        </table:table-row>
        <table:table-row table:style-name="ro3">
          <table:table-cell/>
          <table:table-cell table:style-name="ce3" table:formula="of:=+[.B30]+[.B31]" office:value-type="float" office:value="317811" calcext:value-type="float">
            <text:p>317811</text:p>
          </table:table-cell>
          <table:table-cell table:formula="of:=+[.B32]/[.B31]" office:value-type="float" office:value="1.6180339887383" calcext:value-type="float">
            <text:p>1.6180339887383</text:p>
          </table:table-cell>
          <table:table-cell table:style-name="ce5" table:formula="of:=+[.D30]+[.D31]" office:value-type="float" office:value="1" calcext:value-type="float">
            <text:p>1</text:p>
          </table:table-cell>
          <table:table-cell table:formula="of:=+[.D32]/[.D31]" office:value-type="string" office:string-value="" calcext:value-type="error">
            <text:p>#DIV/0!</text:p>
          </table:table-cell>
          <table:table-cell table:formula="of:=+[.F30]-[.F31]" office:value-type="float" office:value="-317811" calcext:value-type="float">
            <text:p>-317811</text:p>
          </table:table-cell>
          <table:table-cell table:formula="of:=+[.F32]/[.F31]" office:value-type="float" office:value="-1.6180339887383" calcext:value-type="float">
            <text:p>-1.6180339887383</text:p>
          </table:table-cell>
          <table:table-cell/>
          <table:table-cell table:style-name="ce8" table:formula="of:=+[.K31]" office:value-type="float" office:value="-1" calcext:value-type="float">
            <text:p>-1</text:p>
          </table:table-cell>
          <table:table-cell table:style-name="ce12" office:value-type="string" calcext:value-type="string">
            <text:p>+</text:p>
          </table:table-cell>
          <table:table-cell table:style-name="ce9" table:formula="of:=+[.M31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I32]+[.K32]" office:value-type="float" office:value="-1" calcext:value-type="float">
            <text:p>-1</text:p>
          </table:table-cell>
          <table:table-cell/>
          <table:table-cell table:style-name="ce21" table:formula="of:=+[.M32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0" table:formula="of:=+[.M31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25" table:formula="of:=+[.M32]/[.M31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32]-[.AA32]" office:value-type="float" office:value="-317811" calcext:value-type="float">
            <text:p>-31781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30]" office:value-type="float" office:value="-121393" calcext:value-type="float">
            <text:p>-121393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31]" office:value-type="float" office:value="196418" calcext:value-type="float">
            <text:p>196418</text:p>
          </table:table-cell>
          <table:table-cell office:value-type="string" calcext:value-type="string">
            <text:p>=</text:p>
          </table:table-cell>
          <table:table-cell table:formula="of:=+[.Y32]-[.AA32]" office:value-type="float" office:value="-317811" calcext:value-type="float">
            <text:p>-317811</text:p>
          </table:table-cell>
          <table:table-cell/>
          <table:table-cell table:formula="of:=+[.AE31]+[.AF31]" office:value-type="float" office:value="225851433717" calcext:value-type="float">
            <text:p>225851433717</text:p>
          </table:table-cell>
          <table:table-cell table:formula="of:=+[.AF31]+[.AE32]" office:value-type="float" office:value="365435296162" calcext:value-type="float">
            <text:p>365435296162</text:p>
          </table:table-cell>
          <table:table-cell/>
        </table:table-row>
        <table:table-row table:style-name="ro3">
          <table:table-cell/>
          <table:table-cell table:style-name="ce4" table:formula="of:=+[.B31]+[.B32]" office:value-type="float" office:value="514229" calcext:value-type="float">
            <text:p>514229</text:p>
          </table:table-cell>
          <table:table-cell table:formula="of:=+[.B33]/[.B32]" office:value-type="float" office:value="1.61803398875432" calcext:value-type="float">
            <text:p>1.61803398875432</text:p>
          </table:table-cell>
          <table:table-cell table:style-name="ce5" table:formula="of:=+[.D31]-[.D32]" office:value-type="float" office:value="-1" calcext:value-type="float">
            <text:p>-1</text:p>
          </table:table-cell>
          <table:table-cell table:formula="of:=+[.D33]/[.D32]" office:value-type="float" office:value="-1" calcext:value-type="float">
            <text:p>-1</text:p>
          </table:table-cell>
          <table:table-cell table:formula="of:=+[.F31]-[.F32]" office:value-type="float" office:value="514229" calcext:value-type="float">
            <text:p>514229</text:p>
          </table:table-cell>
          <table:table-cell table:formula="of:=+[.F33]/[.F32]" office:value-type="float" office:value="-1.61803398875432" calcext:value-type="float">
            <text:p>-1.61803398875432</text:p>
          </table:table-cell>
          <table:table-cell/>
          <table:table-cell table:style-name="ce9" table:formula="of:=+[.K32]" office:value-type="float" office:value="0" calcext:value-type="float">
            <text:p>0</text:p>
          </table:table-cell>
          <table:table-cell table:style-name="ce12" office:value-type="string" calcext:value-type="string">
            <text:p>-</text:p>
          </table:table-cell>
          <table:table-cell table:style-name="ce10" table:formula="of:=+[.M32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33]-[.K33]" office:value-type="float" office:value="1" calcext:value-type="float">
            <text:p>1</text:p>
          </table:table-cell>
          <table:table-cell/>
          <table:table-cell table:style-name="ce22" table:formula="of:=+[.M33]" office:value-type="float" office:value="1" calcext:value-type="float">
            <text:p>1</text:p>
          </table:table-cell>
          <table:table-cell table:style-name="ce15" office:value-type="string" calcext:value-type="string">
            <text:p>/</text:p>
          </table:table-cell>
          <table:table-cell table:style-name="ce21" table:formula="of:=+[.M32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M33]/[.M32]" office:value-type="float" office:value="-1" calcext:value-type="float">
            <text:p>-1</text:p>
          </table:table-cell>
          <table:table-cell table:number-columns-repeated="3"/>
          <table:table-cell table:style-name="ce27" table:formula="of:=+[.Y33]-[.AA33]" office:value-type="float" office:value="514229" calcext:value-type="float">
            <text:p>514229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31]" office:value-type="float" office:value="196418" calcext:value-type="float">
            <text:p>196418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32]" office:value-type="float" office:value="-317811" calcext:value-type="float">
            <text:p>-317811</text:p>
          </table:table-cell>
          <table:table-cell office:value-type="string" calcext:value-type="string">
            <text:p>=</text:p>
          </table:table-cell>
          <table:table-cell table:formula="of:=+[.Y33]-[.AA33]" office:value-type="float" office:value="514229" calcext:value-type="float">
            <text:p>514229</text:p>
          </table:table-cell>
          <table:table-cell/>
          <table:table-cell table:formula="of:=+[.AE32]+[.AF32]" office:value-type="float" office:value="591286729879" calcext:value-type="float">
            <text:p>591286729879</text:p>
          </table:table-cell>
          <table:table-cell table:formula="of:=+[.AF32]+[.AE33]" office:value-type="float" office:value="956722026041" calcext:value-type="float">
            <text:p>956722026041</text:p>
          </table:table-cell>
          <table:table-cell/>
        </table:table-row>
        <table:table-row table:style-name="ro2">
          <table:table-cell table:number-columns-repeated="9"/>
          <table:table-cell table:style-name="ce12"/>
          <table:table-cell/>
          <table:table-cell table:style-name="ce15"/>
          <table:table-cell table:number-columns-repeated="2"/>
          <table:table-cell table:style-name="ce23"/>
          <table:table-cell table:style-name="ce15"/>
          <table:table-cell table:style-name="ce16"/>
          <table:table-cell table:style-name="ce15"/>
          <table:table-cell table:number-columns-repeated="15"/>
        </table:table-row>
        <table:table-row table:style-name="ro2" table:number-rows-repeated="1048541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by3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formula="of:=+[.B3]/[.B2]" office:value-type="float" office:value="2" calcext:value-type="float">
            <text:p>2</text:p>
          </table:table-cell>
        </table:table-row>
        <table:table-row table:style-name="ro1">
          <table:table-cell table:formula="of:=+[.A3]+1" office:value-type="float" office:value="2" calcext:value-type="float">
            <text:p>2</text:p>
          </table:table-cell>
          <table:table-cell table:formula="of:=+[.B1]+[.B2]+[.B3]" office:value-type="float" office:value="3" calcext:value-type="float">
            <text:p>3</text:p>
          </table:table-cell>
          <table:table-cell table:formula="of:=+[.B4]/[.B3]" office:value-type="float" office:value="1.5" calcext:value-type="float">
            <text:p>1.5</text:p>
          </table:table-cell>
        </table:table-row>
        <table:table-row table:style-name="ro1">
          <table:table-cell table:formula="of:=+[.A4]+1" office:value-type="float" office:value="3" calcext:value-type="float">
            <text:p>3</text:p>
          </table:table-cell>
          <table:table-cell table:style-name="ce3" table:formula="of:=+[.B2]+[.B3]+[.B4]" office:value-type="float" office:value="6" calcext:value-type="float">
            <text:p>6</text:p>
          </table:table-cell>
          <table:table-cell table:formula="of:=+[.B5]/[.B4]" office:value-type="float" office:value="2" calcext:value-type="float">
            <text:p>2</text:p>
          </table:table-cell>
        </table:table-row>
        <table:table-row table:style-name="ro1">
          <table:table-cell table:formula="of:=+[.A5]+1" office:value-type="float" office:value="4" calcext:value-type="float">
            <text:p>4</text:p>
          </table:table-cell>
          <table:table-cell table:style-name="ce4" table:formula="of:=+[.B3]+[.B4]+[.B5]" office:value-type="float" office:value="11" calcext:value-type="float">
            <text:p>11</text:p>
          </table:table-cell>
          <table:table-cell table:formula="of:=+[.B6]/[.B5]" office:value-type="float" office:value="1.83333333333333" calcext:value-type="float">
            <text:p>1.83333333333333</text:p>
          </table:table-cell>
        </table:table-row>
        <table:table-row table:style-name="ro1">
          <table:table-cell table:formula="of:=+[.A6]+1" office:value-type="float" office:value="5" calcext:value-type="float">
            <text:p>5</text:p>
          </table:table-cell>
          <table:table-cell table:formula="of:=+[.B4]+[.B5]+[.B6]" office:value-type="float" office:value="20" calcext:value-type="float">
            <text:p>20</text:p>
          </table:table-cell>
          <table:table-cell table:formula="of:=+[.B7]/[.B6]" office:value-type="float" office:value="1.81818181818182" calcext:value-type="float">
            <text:p>1.81818181818182</text:p>
          </table:table-cell>
        </table:table-row>
        <table:table-row table:style-name="ro1">
          <table:table-cell table:formula="of:=+[.A7]+1" office:value-type="float" office:value="6" calcext:value-type="float">
            <text:p>6</text:p>
          </table:table-cell>
          <table:table-cell table:style-name="ce3" table:formula="of:=+[.B5]+[.B6]+[.B7]" office:value-type="float" office:value="37" calcext:value-type="float">
            <text:p>37</text:p>
          </table:table-cell>
          <table:table-cell table:formula="of:=+[.B8]/[.B7]" office:value-type="float" office:value="1.85" calcext:value-type="float">
            <text:p>1.85</text:p>
          </table:table-cell>
        </table:table-row>
        <table:table-row table:style-name="ro1">
          <table:table-cell table:formula="of:=+[.A8]+1" office:value-type="float" office:value="7" calcext:value-type="float">
            <text:p>7</text:p>
          </table:table-cell>
          <table:table-cell table:style-name="ce4" table:formula="of:=+[.B6]+[.B7]+[.B8]" office:value-type="float" office:value="68" calcext:value-type="float">
            <text:p>68</text:p>
          </table:table-cell>
          <table:table-cell table:formula="of:=+[.B9]/[.B8]" office:value-type="float" office:value="1.83783783783784" calcext:value-type="float">
            <text:p>1.83783783783784</text:p>
          </table:table-cell>
        </table:table-row>
        <table:table-row table:style-name="ro1">
          <table:table-cell table:formula="of:=+[.A9]+1" office:value-type="float" office:value="8" calcext:value-type="float">
            <text:p>8</text:p>
          </table:table-cell>
          <table:table-cell table:formula="of:=+[.B7]+[.B8]+[.B9]" office:value-type="float" office:value="125" calcext:value-type="float">
            <text:p>125</text:p>
          </table:table-cell>
          <table:table-cell table:formula="of:=+[.B10]/[.B9]" office:value-type="float" office:value="1.83823529411765" calcext:value-type="float">
            <text:p>1.83823529411765</text:p>
          </table:table-cell>
        </table:table-row>
        <table:table-row table:style-name="ro1">
          <table:table-cell table:formula="of:=+[.A10]+1" office:value-type="float" office:value="9" calcext:value-type="float">
            <text:p>9</text:p>
          </table:table-cell>
          <table:table-cell table:style-name="ce3" table:formula="of:=+[.B8]+[.B9]+[.B10]" office:value-type="float" office:value="230" calcext:value-type="float">
            <text:p>230</text:p>
          </table:table-cell>
          <table:table-cell table:formula="of:=+[.B11]/[.B10]" office:value-type="float" office:value="1.84" calcext:value-type="float">
            <text:p>1.84</text:p>
          </table:table-cell>
        </table:table-row>
        <table:table-row table:style-name="ro1">
          <table:table-cell table:formula="of:=+[.A11]+1" office:value-type="float" office:value="10" calcext:value-type="float">
            <text:p>10</text:p>
          </table:table-cell>
          <table:table-cell table:style-name="ce4" table:formula="of:=+[.B9]+[.B10]+[.B11]" office:value-type="float" office:value="423" calcext:value-type="float">
            <text:p>423</text:p>
          </table:table-cell>
          <table:table-cell table:formula="of:=+[.B12]/[.B11]" office:value-type="float" office:value="1.83913043478261" calcext:value-type="float">
            <text:p>1.83913043478261</text:p>
          </table:table-cell>
        </table:table-row>
        <table:table-row table:style-name="ro1">
          <table:table-cell table:formula="of:=+[.A12]+1" office:value-type="float" office:value="11" calcext:value-type="float">
            <text:p>11</text:p>
          </table:table-cell>
          <table:table-cell table:formula="of:=+[.B10]+[.B11]+[.B12]" office:value-type="float" office:value="778" calcext:value-type="float">
            <text:p>778</text:p>
          </table:table-cell>
          <table:table-cell table:formula="of:=+[.B13]/[.B12]" office:value-type="float" office:value="1.83924349881797" calcext:value-type="float">
            <text:p>1.83924349881797</text:p>
          </table:table-cell>
        </table:table-row>
        <table:table-row table:style-name="ro1">
          <table:table-cell table:formula="of:=+[.A13]+1" office:value-type="float" office:value="12" calcext:value-type="float">
            <text:p>12</text:p>
          </table:table-cell>
          <table:table-cell table:style-name="ce3" table:formula="of:=+[.B11]+[.B12]+[.B13]" office:value-type="float" office:value="1431" calcext:value-type="float">
            <text:p>1431</text:p>
          </table:table-cell>
          <table:table-cell table:formula="of:=+[.B14]/[.B13]" office:value-type="float" office:value="1.83933161953728" calcext:value-type="float">
            <text:p>1.83933161953728</text:p>
          </table:table-cell>
        </table:table-row>
        <table:table-row table:style-name="ro1">
          <table:table-cell table:formula="of:=+[.A14]+1" office:value-type="float" office:value="13" calcext:value-type="float">
            <text:p>13</text:p>
          </table:table-cell>
          <table:table-cell table:style-name="ce4" table:formula="of:=+[.B12]+[.B13]+[.B14]" office:value-type="float" office:value="2632" calcext:value-type="float">
            <text:p>2632</text:p>
          </table:table-cell>
          <table:table-cell table:formula="of:=+[.B15]/[.B14]" office:value-type="float" office:value="1.83927323549965" calcext:value-type="float">
            <text:p>1.83927323549965</text:p>
          </table:table-cell>
        </table:table-row>
        <table:table-row table:style-name="ro1">
          <table:table-cell table:formula="of:=+[.A15]+1" office:value-type="float" office:value="14" calcext:value-type="float">
            <text:p>14</text:p>
          </table:table-cell>
          <table:table-cell table:formula="of:=+[.B13]+[.B14]+[.B15]" office:value-type="float" office:value="4841" calcext:value-type="float">
            <text:p>4841</text:p>
          </table:table-cell>
          <table:table-cell table:formula="of:=+[.B16]/[.B15]" office:value-type="float" office:value="1.83928571428571" calcext:value-type="float">
            <text:p>1.83928571428571</text:p>
          </table:table-cell>
        </table:table-row>
        <table:table-row table:style-name="ro1">
          <table:table-cell table:formula="of:=+[.A16]+1" office:value-type="float" office:value="15" calcext:value-type="float">
            <text:p>15</text:p>
          </table:table-cell>
          <table:table-cell table:style-name="ce3" table:formula="of:=+[.B14]+[.B15]+[.B16]" office:value-type="float" office:value="8904" calcext:value-type="float">
            <text:p>8904</text:p>
          </table:table-cell>
          <table:table-cell table:formula="of:=+[.B17]/[.B16]" office:value-type="float" office:value="1.83928940301591" calcext:value-type="float">
            <text:p>1.83928940301591</text:p>
          </table:table-cell>
        </table:table-row>
        <table:table-row table:style-name="ro1">
          <table:table-cell table:formula="of:=+[.A17]+1" office:value-type="float" office:value="16" calcext:value-type="float">
            <text:p>16</text:p>
          </table:table-cell>
          <table:table-cell table:style-name="ce4" table:formula="of:=+[.B15]+[.B16]+[.B17]" office:value-type="float" office:value="16377" calcext:value-type="float">
            <text:p>16377</text:p>
          </table:table-cell>
          <table:table-cell table:formula="of:=+[.B18]/[.B17]" office:value-type="float" office:value="1.83928571428571" calcext:value-type="float">
            <text:p>1.83928571428571</text:p>
          </table:table-cell>
        </table:table-row>
        <table:table-row table:style-name="ro1">
          <table:table-cell table:formula="of:=+[.A18]+1" office:value-type="float" office:value="17" calcext:value-type="float">
            <text:p>17</text:p>
          </table:table-cell>
          <table:table-cell table:formula="of:=+[.B16]+[.B17]+[.B18]" office:value-type="float" office:value="30122" calcext:value-type="float">
            <text:p>30122</text:p>
          </table:table-cell>
          <table:table-cell table:formula="of:=+[.B19]/[.B18]" office:value-type="float" office:value="1.83928680466508" calcext:value-type="float">
            <text:p>1.83928680466508</text:p>
          </table:table-cell>
        </table:table-row>
        <table:table-row table:style-name="ro1">
          <table:table-cell table:formula="of:=+[.A19]+1" office:value-type="float" office:value="18" calcext:value-type="float">
            <text:p>18</text:p>
          </table:table-cell>
          <table:table-cell table:style-name="ce3" table:formula="of:=+[.B17]+[.B18]+[.B19]" office:value-type="float" office:value="55403" calcext:value-type="float">
            <text:p>55403</text:p>
          </table:table-cell>
          <table:table-cell table:formula="of:=+[.B20]/[.B19]" office:value-type="float" office:value="1.83928689994024" calcext:value-type="float">
            <text:p>1.83928689994024</text:p>
          </table:table-cell>
        </table:table-row>
        <table:table-row table:style-name="ro1">
          <table:table-cell table:formula="of:=+[.A20]+1" office:value-type="float" office:value="19" calcext:value-type="float">
            <text:p>19</text:p>
          </table:table-cell>
          <table:table-cell table:style-name="ce4" table:formula="of:=+[.B18]+[.B19]+[.B20]" office:value-type="float" office:value="101902" calcext:value-type="float">
            <text:p>101902</text:p>
          </table:table-cell>
          <table:table-cell table:formula="of:=+[.B21]/[.B20]" office:value-type="float" office:value="1.83928668122665" calcext:value-type="float">
            <text:p>1.83928668122665</text:p>
          </table:table-cell>
        </table:table-row>
        <table:table-row table:style-name="ro1">
          <table:table-cell table:formula="of:=+[.A21]+1" office:value-type="float" office:value="20" calcext:value-type="float">
            <text:p>20</text:p>
          </table:table-cell>
          <table:table-cell table:formula="of:=+[.B19]+[.B20]+[.B21]" office:value-type="float" office:value="187427" calcext:value-type="float">
            <text:p>187427</text:p>
          </table:table-cell>
          <table:table-cell table:formula="of:=+[.B22]/[.B21]" office:value-type="float" office:value="1.83928676571608" calcext:value-type="float">
            <text:p>1.83928676571608</text:p>
          </table:table-cell>
        </table:table-row>
        <table:table-row table:style-name="ro1">
          <table:table-cell table:formula="of:=+[.A22]+1" office:value-type="float" office:value="21" calcext:value-type="float">
            <text:p>21</text:p>
          </table:table-cell>
          <table:table-cell table:style-name="ce3" table:formula="of:=+[.B20]+[.B21]+[.B22]" office:value-type="float" office:value="344732" calcext:value-type="float">
            <text:p>344732</text:p>
          </table:table-cell>
          <table:table-cell table:formula="of:=+[.B23]/[.B22]" office:value-type="float" office:value="1.83928676231279" calcext:value-type="float">
            <text:p>1.83928676231279</text:p>
          </table:table-cell>
        </table:table-row>
        <table:table-row table:style-name="ro1">
          <table:table-cell table:formula="of:=+[.A23]+1" office:value-type="float" office:value="22" calcext:value-type="float">
            <text:p>22</text:p>
          </table:table-cell>
          <table:table-cell table:style-name="ce4" table:formula="of:=+[.B21]+[.B22]+[.B23]" office:value-type="float" office:value="634061" calcext:value-type="float">
            <text:p>634061</text:p>
          </table:table-cell>
          <table:table-cell table:formula="of:=+[.B24]/[.B23]" office:value-type="float" office:value="1.83928675028718" calcext:value-type="float">
            <text:p>1.83928675028718</text:p>
          </table:table-cell>
        </table:table-row>
        <table:table-row table:style-name="ro1">
          <table:table-cell table:formula="of:=+[.A24]+1" office:value-type="float" office:value="23" calcext:value-type="float">
            <text:p>23</text:p>
          </table:table-cell>
          <table:table-cell table:formula="of:=+[.B22]+[.B23]+[.B24]" office:value-type="float" office:value="1166220" calcext:value-type="float">
            <text:p>1166220</text:p>
          </table:table-cell>
          <table:table-cell table:formula="of:=+[.B25]/[.B24]" office:value-type="float" office:value="1.83928675632155" calcext:value-type="float">
            <text:p>1.83928675632155</text:p>
          </table:table-cell>
        </table:table-row>
        <table:table-row table:style-name="ro1">
          <table:table-cell table:formula="of:=+[.A25]+1" office:value-type="float" office:value="24" calcext:value-type="float">
            <text:p>24</text:p>
          </table:table-cell>
          <table:table-cell table:style-name="ce3" table:formula="of:=+[.B23]+[.B24]+[.B25]" office:value-type="float" office:value="2145013" calcext:value-type="float">
            <text:p>2145013</text:p>
          </table:table-cell>
          <table:table-cell table:formula="of:=+[.B26]/[.B25]" office:value-type="float" office:value="1.83928675550068" calcext:value-type="float">
            <text:p>1.83928675550068</text:p>
          </table:table-cell>
        </table:table-row>
        <table:table-row table:style-name="ro1">
          <table:table-cell table:formula="of:=+[.A26]+1" office:value-type="float" office:value="25" calcext:value-type="float">
            <text:p>25</text:p>
          </table:table-cell>
          <table:table-cell table:style-name="ce4" table:formula="of:=+[.B24]+[.B25]+[.B26]" office:value-type="float" office:value="3945294" calcext:value-type="float">
            <text:p>3945294</text:p>
          </table:table-cell>
          <table:table-cell table:formula="of:=+[.B27]/[.B26]" office:value-type="float" office:value="1.83928675490545" calcext:value-type="float">
            <text:p>1.83928675490545</text:p>
          </table:table-cell>
        </table:table-row>
        <table:table-row table:style-name="ro1">
          <table:table-cell table:formula="of:=+[.A27]+1" office:value-type="float" office:value="26" calcext:value-type="float">
            <text:p>26</text:p>
          </table:table-cell>
          <table:table-cell table:formula="of:=+[.B25]+[.B26]+[.B27]" office:value-type="float" office:value="7256527" calcext:value-type="float">
            <text:p>7256527</text:p>
          </table:table-cell>
          <table:table-cell table:formula="of:=+[.B28]/[.B27]" office:value-type="float" office:value="1.83928675530898" calcext:value-type="float">
            <text:p>1.83928675530898</text:p>
          </table:table-cell>
        </table:table-row>
        <table:table-row table:style-name="ro1">
          <table:table-cell table:formula="of:=+[.A28]+1" office:value-type="float" office:value="27" calcext:value-type="float">
            <text:p>27</text:p>
          </table:table-cell>
          <table:table-cell table:style-name="ce3" table:formula="of:=+[.B26]+[.B27]+[.B28]" office:value-type="float" office:value="13346834" calcext:value-type="float">
            <text:p>13346834</text:p>
          </table:table-cell>
          <table:table-cell table:formula="of:=+[.B29]/[.B28]" office:value-type="float" office:value="1.83928675522051" calcext:value-type="float">
            <text:p>1.83928675522051</text:p>
          </table:table-cell>
        </table:table-row>
        <table:table-row table:style-name="ro1">
          <table:table-cell table:formula="of:=+[.A29]+1" office:value-type="float" office:value="28" calcext:value-type="float">
            <text:p>28</text:p>
          </table:table-cell>
          <table:table-cell table:style-name="ce4" table:formula="of:=+[.B27]+[.B28]+[.B29]" office:value-type="float" office:value="24548655" calcext:value-type="float">
            <text:p>24548655</text:p>
          </table:table-cell>
          <table:table-cell table:formula="of:=+[.B30]/[.B29]" office:value-type="float" office:value="1.83928675519603" calcext:value-type="float">
            <text:p>1.83928675519603</text:p>
          </table:table-cell>
        </table:table-row>
        <table:table-row table:style-name="ro1">
          <table:table-cell table:formula="of:=+[.A30]+1" office:value-type="float" office:value="29" calcext:value-type="float">
            <text:p>29</text:p>
          </table:table-cell>
          <table:table-cell table:formula="of:=+[.B28]+[.B29]+[.B30]" office:value-type="float" office:value="45152016" calcext:value-type="float">
            <text:p>45152016</text:p>
          </table:table-cell>
          <table:table-cell table:formula="of:=+[.B31]/[.B30]" office:value-type="float" office:value="1.83928675522142" calcext:value-type="float">
            <text:p>1.83928675522142</text:p>
          </table:table-cell>
        </table:table-row>
        <table:table-row table:style-name="ro1">
          <table:table-cell table:formula="of:=+[.A31]+1" office:value-type="float" office:value="30" calcext:value-type="float">
            <text:p>30</text:p>
          </table:table-cell>
          <table:table-cell table:style-name="ce3" table:formula="of:=+[.B29]+[.B30]+[.B31]" office:value-type="float" office:value="83047505" calcext:value-type="float">
            <text:p>83047505</text:p>
          </table:table-cell>
          <table:table-cell table:formula="of:=+[.B32]/[.B31]" office:value-type="float" office:value="1.83928675521377" calcext:value-type="float">
            <text:p>1.83928675521377</text:p>
          </table:table-cell>
        </table:table-row>
        <table:table-row table:style-name="ro1">
          <table:table-cell table:formula="of:=+[.A32]+1" office:value-type="float" office:value="31" calcext:value-type="float">
            <text:p>31</text:p>
          </table:table-cell>
          <table:table-cell table:style-name="ce4" table:formula="of:=+[.B30]+[.B31]+[.B32]" office:value-type="float" office:value="152748176" calcext:value-type="float">
            <text:p>152748176</text:p>
          </table:table-cell>
          <table:table-cell table:formula="of:=+[.B33]/[.B32]" office:value-type="float" office:value="1.83928675521318" calcext:value-type="float">
            <text:p>1.83928675521318</text:p>
          </table:table-cell>
        </table:table-row>
        <table:table-row table:style-name="ro1">
          <table:table-cell table:formula="of:=+[.A33]+1" office:value-type="float" office:value="32" calcext:value-type="float">
            <text:p>32</text:p>
          </table:table-cell>
          <table:table-cell table:formula="of:=+[.B31]+[.B32]+[.B33]" office:value-type="float" office:value="280947697" calcext:value-type="float">
            <text:p>280947697</text:p>
          </table:table-cell>
          <table:table-cell table:formula="of:=+[.B34]/[.B33]" office:value-type="float" office:value="1.83928675521467" calcext:value-type="float">
            <text:p>1.83928675521467</text:p>
          </table:table-cell>
        </table:table-row>
        <table:table-row table:style-name="ro1">
          <table:table-cell table:formula="of:=+[.A34]+1" office:value-type="float" office:value="33" calcext:value-type="float">
            <text:p>33</text:p>
          </table:table-cell>
          <table:table-cell table:style-name="ce3" table:formula="of:=+[.B32]+[.B33]+[.B34]" office:value-type="float" office:value="516743378" calcext:value-type="float">
            <text:p>516743378</text:p>
          </table:table-cell>
          <table:table-cell table:formula="of:=+[.B35]/[.B34]" office:value-type="float" office:value="1.83928675521409" calcext:value-type="float">
            <text:p>1.83928675521409</text:p>
          </table:table-cell>
        </table:table-row>
        <table:table-row table:style-name="ro1">
          <table:table-cell table:formula="of:=+[.A35]+1" office:value-type="float" office:value="34" calcext:value-type="float">
            <text:p>34</text:p>
          </table:table-cell>
          <table:table-cell table:style-name="ce4" table:formula="of:=+[.B33]+[.B34]+[.B35]" office:value-type="float" office:value="950439251" calcext:value-type="float">
            <text:p>950439251</text:p>
          </table:table-cell>
          <table:table-cell table:formula="of:=+[.B36]/[.B35]" office:value-type="float" office:value="1.83928675521411" calcext:value-type="float">
            <text:p>1.83928675521411</text:p>
          </table:table-cell>
        </table:table-row>
        <table:table-row table:style-name="ro1">
          <table:table-cell table:formula="of:=+[.A36]+1" office:value-type="float" office:value="35" calcext:value-type="float">
            <text:p>35</text:p>
          </table:table-cell>
          <table:table-cell table:formula="of:=+[.B34]+[.B35]+[.B36]" office:value-type="float" office:value="1748130326" calcext:value-type="float">
            <text:p>1748130326</text:p>
          </table:table-cell>
          <table:table-cell table:formula="of:=+[.B37]/[.B36]" office:value-type="float" office:value="1.8392867552142" calcext:value-type="float">
            <text:p>1.8392867552142</text:p>
          </table:table-cell>
        </table:table-row>
        <table:table-row table:style-name="ro1">
          <table:table-cell table:formula="of:=+[.A37]+1" office:value-type="float" office:value="36" calcext:value-type="float">
            <text:p>36</text:p>
          </table:table-cell>
          <table:table-cell table:style-name="ce3" table:formula="of:=+[.B35]+[.B36]+[.B37]" office:value-type="float" office:value="3215312955" calcext:value-type="float">
            <text:p>3215312955</text:p>
          </table:table-cell>
          <table:table-cell table:formula="of:=+[.B38]/[.B37]" office:value-type="float" office:value="1.83928675521415" calcext:value-type="float">
            <text:p>1.83928675521415</text:p>
          </table:table-cell>
        </table:table-row>
        <table:table-row table:style-name="ro1">
          <table:table-cell table:formula="of:=+[.A38]+1" office:value-type="float" office:value="37" calcext:value-type="float">
            <text:p>37</text:p>
          </table:table-cell>
          <table:table-cell table:style-name="ce4" table:formula="of:=+[.B36]+[.B37]+[.B38]" office:value-type="float" office:value="5913882532" calcext:value-type="float">
            <text:p>5913882532</text:p>
          </table:table-cell>
          <table:table-cell table:formula="of:=+[.B39]/[.B38]" office:value-type="float" office:value="1.83928675521416" calcext:value-type="float">
            <text:p>1.83928675521416</text:p>
          </table:table-cell>
        </table:table-row>
        <table:table-row table:style-name="ro1">
          <table:table-cell table:formula="of:=+[.A39]+1" office:value-type="float" office:value="38" calcext:value-type="float">
            <text:p>38</text:p>
          </table:table-cell>
          <table:table-cell table:formula="of:=+[.B37]+[.B38]+[.B39]" office:value-type="float" office:value="10877325813" calcext:value-type="float">
            <text:p>10877325813</text:p>
          </table:table-cell>
          <table:table-cell table:formula="of:=+[.B40]/[.B39]" office:value-type="float" office:value="1.83928675521416" calcext:value-type="float">
            <text:p>1.83928675521416</text:p>
          </table:table-cell>
        </table:table-row>
        <table:table-row table:style-name="ro1">
          <table:table-cell table:formula="of:=+[.A40]+1" office:value-type="float" office:value="39" calcext:value-type="float">
            <text:p>39</text:p>
          </table:table-cell>
          <table:table-cell table:style-name="ce3" table:formula="of:=+[.B38]+[.B39]+[.B40]" office:value-type="float" office:value="20006521300" calcext:value-type="float">
            <text:p>20006521300</text:p>
          </table:table-cell>
          <table:table-cell table:formula="of:=+[.B41]/[.B40]" office:value-type="float" office:value="1.83928675521416" calcext:value-type="float">
            <text:p>1.83928675521416</text:p>
          </table:table-cell>
        </table:table-row>
        <table:table-row table:style-name="ro1">
          <table:table-cell table:formula="of:=+[.A41]+1" office:value-type="float" office:value="40" calcext:value-type="float">
            <text:p>40</text:p>
          </table:table-cell>
          <table:table-cell table:style-name="ce4" table:formula="of:=+[.B39]+[.B40]+[.B41]" office:value-type="float" office:value="36797729645" calcext:value-type="float">
            <text:p>36797729645</text:p>
          </table:table-cell>
          <table:table-cell table:formula="of:=+[.B42]/[.B41]" office:value-type="float" office:value="1.83928675521416" calcext:value-type="float">
            <text:p>1.839286755214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1:02:18.424592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22:23:13.849258353</meta:creation-date>
    <dc:date>2020-11-17T13:22:48.519626713</dc:date>
    <meta:editing-duration>PT3H44M6S</meta:editing-duration>
    <meta:editing-cycles>3</meta:editing-cycles>
    <meta:generator>LibreOffice/6.4.7.2$Linux_X86_64 LibreOffice_project/40$Build-2</meta:generator>
    <meta:document-statistic meta:table-count="3" meta:cell-count="1881" meta:object-count="0"/>
  </office:meta>
</office:document-meta>
</file>